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eat" table:style-name="ta1">
        <table:shapes>
          <draw:frame draw:z-index="0" draw:style-name="gr1" draw:text-style-name="P1" svg:width="453.51pt" svg:height="255.09pt" svg:x="190.63pt" svg:y="24.66pt">
            <draw:object draw:notify-on-update-of-ranges="heat.A2:heat.A257 heat.B2:heat.B257 heat.A2:heat.A257 heat.C2:heat.C257 heat.A2:heat.A257 heat.D2:heat.D2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T(POWER([.$A2];[.B$1])*255)" office:value-type="float" office:value="0" calcext:value-type="float">
            <text:p>0</text:p>
          </table:table-cell>
          <table:table-cell table:formula="of:=INT(POWER([.$A2];[.C$1])*255)" office:value-type="float" office:value="0" calcext:value-type="float">
            <text:p>0</text:p>
          </table:table-cell>
          <table:table-cell table:formula="of:=INT(POWER([.$A2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2156863" calcext:value-type="float">
            <text:p>0.0039215686</text:p>
          </table:table-cell>
          <table:table-cell table:formula="of:=INT(POWER([.$A3];[.B$1])*255)" office:value-type="float" office:value="84" calcext:value-type="float">
            <text:p>84</text:p>
          </table:table-cell>
          <table:table-cell table:formula="of:=INT(POWER([.$A3];[.C$1])*255)" office:value-type="float" office:value="1" calcext:value-type="float">
            <text:p>1</text:p>
          </table:table-cell>
          <table:table-cell table:formula="of:=INT(POWER([.$A3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4313726" calcext:value-type="float">
            <text:p>0.0078431373</text:p>
          </table:table-cell>
          <table:table-cell table:formula="of:=INT(POWER([.$A4];[.B$1])*255)" office:value-type="float" office:value="96" calcext:value-type="float">
            <text:p>96</text:p>
          </table:table-cell>
          <table:table-cell table:formula="of:=INT(POWER([.$A4];[.C$1])*255)" office:value-type="float" office:value="2" calcext:value-type="float">
            <text:p>2</text:p>
          </table:table-cell>
          <table:table-cell table:formula="of:=INT(POWER([.$A4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76470589" calcext:value-type="float">
            <text:p>0.0117647059</text:p>
          </table:table-cell>
          <table:table-cell table:formula="of:=INT(POWER([.$A5];[.B$1])*255)" office:value-type="float" office:value="104" calcext:value-type="float">
            <text:p>104</text:p>
          </table:table-cell>
          <table:table-cell table:formula="of:=INT(POWER([.$A5];[.C$1])*255)" office:value-type="float" office:value="3" calcext:value-type="float">
            <text:p>3</text:p>
          </table:table-cell>
          <table:table-cell table:formula="of:=INT(POWER([.$A5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68627452" calcext:value-type="float">
            <text:p>0.0156862745</text:p>
          </table:table-cell>
          <table:table-cell table:formula="of:=INT(POWER([.$A6];[.B$1])*255)" office:value-type="float" office:value="111" calcext:value-type="float">
            <text:p>111</text:p>
          </table:table-cell>
          <table:table-cell table:formula="of:=INT(POWER([.$A6];[.C$1])*255)" office:value-type="float" office:value="4" calcext:value-type="float">
            <text:p>4</text:p>
          </table:table-cell>
          <table:table-cell table:formula="of:=INT(POWER([.$A6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60784315" calcext:value-type="float">
            <text:p>0.0196078432</text:p>
          </table:table-cell>
          <table:table-cell table:formula="of:=INT(POWER([.$A7];[.B$1])*255)" office:value-type="float" office:value="116" calcext:value-type="float">
            <text:p>116</text:p>
          </table:table-cell>
          <table:table-cell table:formula="of:=INT(POWER([.$A7];[.C$1])*255)" office:value-type="float" office:value="5" calcext:value-type="float">
            <text:p>5</text:p>
          </table:table-cell>
          <table:table-cell table:formula="of:=INT(POWER([.$A7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52941178" calcext:value-type="float">
            <text:p>0.0235294118</text:p>
          </table:table-cell>
          <table:table-cell table:formula="of:=INT(POWER([.$A8];[.B$1])*255)" office:value-type="float" office:value="120" calcext:value-type="float">
            <text:p>120</text:p>
          </table:table-cell>
          <table:table-cell table:formula="of:=INT(POWER([.$A8];[.C$1])*255)" office:value-type="float" office:value="6" calcext:value-type="float">
            <text:p>6</text:p>
          </table:table-cell>
          <table:table-cell table:formula="of:=INT(POWER([.$A8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45098041" calcext:value-type="float">
            <text:p>0.0274509804</text:p>
          </table:table-cell>
          <table:table-cell table:formula="of:=INT(POWER([.$A9];[.B$1])*255)" office:value-type="float" office:value="124" calcext:value-type="float">
            <text:p>124</text:p>
          </table:table-cell>
          <table:table-cell table:formula="of:=INT(POWER([.$A9];[.C$1])*255)" office:value-type="float" office:value="7" calcext:value-type="float">
            <text:p>7</text:p>
          </table:table-cell>
          <table:table-cell table:formula="of:=INT(POWER([.$A9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37254904" calcext:value-type="float">
            <text:p>0.031372549</text:p>
          </table:table-cell>
          <table:table-cell table:formula="of:=INT(POWER([.$A10];[.B$1])*255)" office:value-type="float" office:value="127" calcext:value-type="float">
            <text:p>127</text:p>
          </table:table-cell>
          <table:table-cell table:formula="of:=INT(POWER([.$A10];[.C$1])*255)" office:value-type="float" office:value="8" calcext:value-type="float">
            <text:p>8</text:p>
          </table:table-cell>
          <table:table-cell table:formula="of:=INT(POWER([.$A10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29411767" calcext:value-type="float">
            <text:p>0.0352941177</text:p>
          </table:table-cell>
          <table:table-cell table:formula="of:=INT(POWER([.$A11];[.B$1])*255)" office:value-type="float" office:value="130" calcext:value-type="float">
            <text:p>130</text:p>
          </table:table-cell>
          <table:table-cell table:formula="of:=INT(POWER([.$A11];[.C$1])*255)" office:value-type="float" office:value="9" calcext:value-type="float">
            <text:p>9</text:p>
          </table:table-cell>
          <table:table-cell table:formula="of:=INT(POWER([.$A11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2156863" calcext:value-type="float">
            <text:p>0.0392156863</text:p>
          </table:table-cell>
          <table:table-cell table:formula="of:=INT(POWER([.$A12];[.B$1])*255)" office:value-type="float" office:value="133" calcext:value-type="float">
            <text:p>133</text:p>
          </table:table-cell>
          <table:table-cell table:formula="of:=INT(POWER([.$A12];[.C$1])*255)" office:value-type="float" office:value="10" calcext:value-type="float">
            <text:p>10</text:p>
          </table:table-cell>
          <table:table-cell table:formula="of:=INT(POWER([.$A12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13725493" calcext:value-type="float">
            <text:p>0.0431372549</text:p>
          </table:table-cell>
          <table:table-cell table:formula="of:=INT(POWER([.$A13];[.B$1])*255)" office:value-type="float" office:value="135" calcext:value-type="float">
            <text:p>135</text:p>
          </table:table-cell>
          <table:table-cell table:formula="of:=INT(POWER([.$A13];[.C$1])*255)" office:value-type="float" office:value="11" calcext:value-type="float">
            <text:p>11</text:p>
          </table:table-cell>
          <table:table-cell table:formula="of:=INT(POWER([.$A13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05882356" calcext:value-type="float">
            <text:p>0.0470588236</text:p>
          </table:table-cell>
          <table:table-cell table:formula="of:=INT(POWER([.$A14];[.B$1])*255)" office:value-type="float" office:value="138" calcext:value-type="float">
            <text:p>138</text:p>
          </table:table-cell>
          <table:table-cell table:formula="of:=INT(POWER([.$A14];[.C$1])*255)" office:value-type="float" office:value="12" calcext:value-type="float">
            <text:p>12</text:p>
          </table:table-cell>
          <table:table-cell table:formula="of:=INT(POWER([.$A14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98039219" calcext:value-type="float">
            <text:p>0.0509803922</text:p>
          </table:table-cell>
          <table:table-cell table:formula="of:=INT(POWER([.$A15];[.B$1])*255)" office:value-type="float" office:value="140" calcext:value-type="float">
            <text:p>140</text:p>
          </table:table-cell>
          <table:table-cell table:formula="of:=INT(POWER([.$A15];[.C$1])*255)" office:value-type="float" office:value="13" calcext:value-type="float">
            <text:p>13</text:p>
          </table:table-cell>
          <table:table-cell table:formula="of:=INT(POWER([.$A15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90196082" calcext:value-type="float">
            <text:p>0.0549019608</text:p>
          </table:table-cell>
          <table:table-cell table:formula="of:=INT(POWER([.$A16];[.B$1])*255)" office:value-type="float" office:value="142" calcext:value-type="float">
            <text:p>142</text:p>
          </table:table-cell>
          <table:table-cell table:formula="of:=INT(POWER([.$A16];[.C$1])*255)" office:value-type="float" office:value="14" calcext:value-type="float">
            <text:p>14</text:p>
          </table:table-cell>
          <table:table-cell table:formula="of:=INT(POWER([.$A16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82352945" calcext:value-type="float">
            <text:p>0.0588235295</text:p>
          </table:table-cell>
          <table:table-cell table:formula="of:=INT(POWER([.$A17];[.B$1])*255)" office:value-type="float" office:value="144" calcext:value-type="float">
            <text:p>144</text:p>
          </table:table-cell>
          <table:table-cell table:formula="of:=INT(POWER([.$A17];[.C$1])*255)" office:value-type="float" office:value="15" calcext:value-type="float">
            <text:p>15</text:p>
          </table:table-cell>
          <table:table-cell table:formula="of:=INT(POWER([.$A17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74509808" calcext:value-type="float">
            <text:p>0.0627450981</text:p>
          </table:table-cell>
          <table:table-cell table:formula="of:=INT(POWER([.$A18];[.B$1])*255)" office:value-type="float" office:value="146" calcext:value-type="float">
            <text:p>146</text:p>
          </table:table-cell>
          <table:table-cell table:formula="of:=INT(POWER([.$A18];[.C$1])*255)" office:value-type="float" office:value="16" calcext:value-type="float">
            <text:p>16</text:p>
          </table:table-cell>
          <table:table-cell table:formula="of:=INT(POWER([.$A18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66666671" calcext:value-type="float">
            <text:p>0.0666666667</text:p>
          </table:table-cell>
          <table:table-cell table:formula="of:=INT(POWER([.$A19];[.B$1])*255)" office:value-type="float" office:value="148" calcext:value-type="float">
            <text:p>148</text:p>
          </table:table-cell>
          <table:table-cell table:formula="of:=INT(POWER([.$A19];[.C$1])*255)" office:value-type="float" office:value="17" calcext:value-type="float">
            <text:p>17</text:p>
          </table:table-cell>
          <table:table-cell table:formula="of:=INT(POWER([.$A19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058823534" calcext:value-type="float">
            <text:p>0.0705882353</text:p>
          </table:table-cell>
          <table:table-cell table:formula="of:=INT(POWER([.$A20];[.B$1])*255)" office:value-type="float" office:value="150" calcext:value-type="float">
            <text:p>150</text:p>
          </table:table-cell>
          <table:table-cell table:formula="of:=INT(POWER([.$A20];[.C$1])*255)" office:value-type="float" office:value="18" calcext:value-type="float">
            <text:p>18</text:p>
          </table:table-cell>
          <table:table-cell table:formula="of:=INT(POWER([.$A20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50980397" calcext:value-type="float">
            <text:p>0.074509804</text:p>
          </table:table-cell>
          <table:table-cell table:formula="of:=INT(POWER([.$A21];[.B$1])*255)" office:value-type="float" office:value="151" calcext:value-type="float">
            <text:p>151</text:p>
          </table:table-cell>
          <table:table-cell table:formula="of:=INT(POWER([.$A21];[.C$1])*255)" office:value-type="float" office:value="19" calcext:value-type="float">
            <text:p>19</text:p>
          </table:table-cell>
          <table:table-cell table:formula="of:=INT(POWER([.$A21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4313726" calcext:value-type="float">
            <text:p>0.0784313726</text:p>
          </table:table-cell>
          <table:table-cell table:formula="of:=INT(POWER([.$A22];[.B$1])*255)" office:value-type="float" office:value="153" calcext:value-type="float">
            <text:p>153</text:p>
          </table:table-cell>
          <table:table-cell table:formula="of:=INT(POWER([.$A22];[.C$1])*255)" office:value-type="float" office:value="20" calcext:value-type="float">
            <text:p>20</text:p>
          </table:table-cell>
          <table:table-cell table:formula="of:=INT(POWER([.$A22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35294123" calcext:value-type="float">
            <text:p>0.0823529412</text:p>
          </table:table-cell>
          <table:table-cell table:formula="of:=INT(POWER([.$A23];[.B$1])*255)" office:value-type="float" office:value="154" calcext:value-type="float">
            <text:p>154</text:p>
          </table:table-cell>
          <table:table-cell table:formula="of:=INT(POWER([.$A23];[.C$1])*255)" office:value-type="float" office:value="21" calcext:value-type="float">
            <text:p>21</text:p>
          </table:table-cell>
          <table:table-cell table:formula="of:=INT(POWER([.$A23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627450986" calcext:value-type="float">
            <text:p>0.0862745099</text:p>
          </table:table-cell>
          <table:table-cell table:formula="of:=INT(POWER([.$A24];[.B$1])*255)" office:value-type="float" office:value="156" calcext:value-type="float">
            <text:p>156</text:p>
          </table:table-cell>
          <table:table-cell table:formula="of:=INT(POWER([.$A24];[.C$1])*255)" office:value-type="float" office:value="22" calcext:value-type="float">
            <text:p>22</text:p>
          </table:table-cell>
          <table:table-cell table:formula="of:=INT(POWER([.$A24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019607849" calcext:value-type="float">
            <text:p>0.0901960785</text:p>
          </table:table-cell>
          <table:table-cell table:formula="of:=INT(POWER([.$A25];[.B$1])*255)" office:value-type="float" office:value="157" calcext:value-type="float">
            <text:p>157</text:p>
          </table:table-cell>
          <table:table-cell table:formula="of:=INT(POWER([.$A25];[.C$1])*255)" office:value-type="float" office:value="23" calcext:value-type="float">
            <text:p>23</text:p>
          </table:table-cell>
          <table:table-cell table:formula="of:=INT(POWER([.$A25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411764712" calcext:value-type="float">
            <text:p>0.0941176471</text:p>
          </table:table-cell>
          <table:table-cell table:formula="of:=INT(POWER([.$A26];[.B$1])*255)" office:value-type="float" office:value="158" calcext:value-type="float">
            <text:p>158</text:p>
          </table:table-cell>
          <table:table-cell table:formula="of:=INT(POWER([.$A26];[.C$1])*255)" office:value-type="float" office:value="24" calcext:value-type="float">
            <text:p>24</text:p>
          </table:table-cell>
          <table:table-cell table:formula="of:=INT(POWER([.$A26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803921575" calcext:value-type="float">
            <text:p>0.0980392158</text:p>
          </table:table-cell>
          <table:table-cell table:formula="of:=INT(POWER([.$A27];[.B$1])*255)" office:value-type="float" office:value="160" calcext:value-type="float">
            <text:p>160</text:p>
          </table:table-cell>
          <table:table-cell table:formula="of:=INT(POWER([.$A27];[.C$1])*255)" office:value-type="float" office:value="25" calcext:value-type="float">
            <text:p>25</text:p>
          </table:table-cell>
          <table:table-cell table:formula="of:=INT(POWER([.$A27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96078438" calcext:value-type="float">
            <text:p>0.1019607844</text:p>
          </table:table-cell>
          <table:table-cell table:formula="of:=INT(POWER([.$A28];[.B$1])*255)" office:value-type="float" office:value="161" calcext:value-type="float">
            <text:p>161</text:p>
          </table:table-cell>
          <table:table-cell table:formula="of:=INT(POWER([.$A28];[.C$1])*255)" office:value-type="float" office:value="26" calcext:value-type="float">
            <text:p>26</text:p>
          </table:table-cell>
          <table:table-cell table:formula="of:=INT(POWER([.$A28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588235301" calcext:value-type="float">
            <text:p>0.105882353</text:p>
          </table:table-cell>
          <table:table-cell table:formula="of:=INT(POWER([.$A29];[.B$1])*255)" office:value-type="float" office:value="162" calcext:value-type="float">
            <text:p>162</text:p>
          </table:table-cell>
          <table:table-cell table:formula="of:=INT(POWER([.$A29];[.C$1])*255)" office:value-type="float" office:value="27" calcext:value-type="float">
            <text:p>27</text:p>
          </table:table-cell>
          <table:table-cell table:formula="of:=INT(POWER([.$A29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980392164" calcext:value-type="float">
            <text:p>0.1098039216</text:p>
          </table:table-cell>
          <table:table-cell table:formula="of:=INT(POWER([.$A30];[.B$1])*255)" office:value-type="float" office:value="163" calcext:value-type="float">
            <text:p>163</text:p>
          </table:table-cell>
          <table:table-cell table:formula="of:=INT(POWER([.$A30];[.C$1])*255)" office:value-type="float" office:value="28" calcext:value-type="float">
            <text:p>28</text:p>
          </table:table-cell>
          <table:table-cell table:formula="of:=INT(POWER([.$A30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72549027" calcext:value-type="float">
            <text:p>0.1137254903</text:p>
          </table:table-cell>
          <table:table-cell table:formula="of:=INT(POWER([.$A31];[.B$1])*255)" office:value-type="float" office:value="165" calcext:value-type="float">
            <text:p>165</text:p>
          </table:table-cell>
          <table:table-cell table:formula="of:=INT(POWER([.$A31];[.C$1])*255)" office:value-type="float" office:value="29" calcext:value-type="float">
            <text:p>29</text:p>
          </table:table-cell>
          <table:table-cell table:formula="of:=INT(POWER([.$A31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76470589" calcext:value-type="float">
            <text:p>0.1176470589</text:p>
          </table:table-cell>
          <table:table-cell table:formula="of:=INT(POWER([.$A32];[.B$1])*255)" office:value-type="float" office:value="166" calcext:value-type="float">
            <text:p>166</text:p>
          </table:table-cell>
          <table:table-cell table:formula="of:=INT(POWER([.$A32];[.C$1])*255)" office:value-type="float" office:value="30" calcext:value-type="float">
            <text:p>30</text:p>
          </table:table-cell>
          <table:table-cell table:formula="of:=INT(POWER([.$A32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156862753" calcext:value-type="float">
            <text:p>0.1215686275</text:p>
          </table:table-cell>
          <table:table-cell table:formula="of:=INT(POWER([.$A33];[.B$1])*255)" office:value-type="float" office:value="167" calcext:value-type="float">
            <text:p>167</text:p>
          </table:table-cell>
          <table:table-cell table:formula="of:=INT(POWER([.$A33];[.C$1])*255)" office:value-type="float" office:value="31" calcext:value-type="float">
            <text:p>31</text:p>
          </table:table-cell>
          <table:table-cell table:formula="of:=INT(POWER([.$A33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49019616" calcext:value-type="float">
            <text:p>0.1254901962</text:p>
          </table:table-cell>
          <table:table-cell table:formula="of:=INT(POWER([.$A34];[.B$1])*255)" office:value-type="float" office:value="168" calcext:value-type="float">
            <text:p>168</text:p>
          </table:table-cell>
          <table:table-cell table:formula="of:=INT(POWER([.$A34];[.C$1])*255)" office:value-type="float" office:value="32" calcext:value-type="float">
            <text:p>32</text:p>
          </table:table-cell>
          <table:table-cell table:formula="of:=INT(POWER([.$A34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41176479" calcext:value-type="float">
            <text:p>0.1294117648</text:p>
          </table:table-cell>
          <table:table-cell table:formula="of:=INT(POWER([.$A35];[.B$1])*255)" office:value-type="float" office:value="169" calcext:value-type="float">
            <text:p>169</text:p>
          </table:table-cell>
          <table:table-cell table:formula="of:=INT(POWER([.$A35];[.C$1])*255)" office:value-type="float" office:value="33" calcext:value-type="float">
            <text:p>33</text:p>
          </table:table-cell>
          <table:table-cell table:formula="of:=INT(POWER([.$A35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333333342" calcext:value-type="float">
            <text:p>0.1333333334</text:p>
          </table:table-cell>
          <table:table-cell table:formula="of:=INT(POWER([.$A36];[.B$1])*255)" office:value-type="float" office:value="170" calcext:value-type="float">
            <text:p>170</text:p>
          </table:table-cell>
          <table:table-cell table:formula="of:=INT(POWER([.$A36];[.C$1])*255)" office:value-type="float" office:value="34" calcext:value-type="float">
            <text:p>34</text:p>
          </table:table-cell>
          <table:table-cell table:formula="of:=INT(POWER([.$A36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25490205" calcext:value-type="float">
            <text:p>0.1372549021</text:p>
          </table:table-cell>
          <table:table-cell table:formula="of:=INT(POWER([.$A37];[.B$1])*255)" office:value-type="float" office:value="171" calcext:value-type="float">
            <text:p>171</text:p>
          </table:table-cell>
          <table:table-cell table:formula="of:=INT(POWER([.$A37];[.C$1])*255)" office:value-type="float" office:value="35" calcext:value-type="float">
            <text:p>35</text:p>
          </table:table-cell>
          <table:table-cell table:formula="of:=INT(POWER([.$A37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117647068" calcext:value-type="float">
            <text:p>0.1411764707</text:p>
          </table:table-cell>
          <table:table-cell table:formula="of:=INT(POWER([.$A38];[.B$1])*255)" office:value-type="float" office:value="172" calcext:value-type="float">
            <text:p>172</text:p>
          </table:table-cell>
          <table:table-cell table:formula="of:=INT(POWER([.$A38];[.C$1])*255)" office:value-type="float" office:value="36" calcext:value-type="float">
            <text:p>36</text:p>
          </table:table-cell>
          <table:table-cell table:formula="of:=INT(POWER([.$A38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09803931" calcext:value-type="float">
            <text:p>0.1450980393</text:p>
          </table:table-cell>
          <table:table-cell table:formula="of:=INT(POWER([.$A39];[.B$1])*255)" office:value-type="float" office:value="173" calcext:value-type="float">
            <text:p>173</text:p>
          </table:table-cell>
          <table:table-cell table:formula="of:=INT(POWER([.$A39];[.C$1])*255)" office:value-type="float" office:value="37" calcext:value-type="float">
            <text:p>37</text:p>
          </table:table-cell>
          <table:table-cell table:formula="of:=INT(POWER([.$A39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901960794" calcext:value-type="float">
            <text:p>0.1490196079</text:p>
          </table:table-cell>
          <table:table-cell table:formula="of:=INT(POWER([.$A40];[.B$1])*255)" office:value-type="float" office:value="174" calcext:value-type="float">
            <text:p>174</text:p>
          </table:table-cell>
          <table:table-cell table:formula="of:=INT(POWER([.$A40];[.C$1])*255)" office:value-type="float" office:value="38" calcext:value-type="float">
            <text:p>38</text:p>
          </table:table-cell>
          <table:table-cell table:formula="of:=INT(POWER([.$A40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294117657" calcext:value-type="float">
            <text:p>0.1529411766</text:p>
          </table:table-cell>
          <table:table-cell table:formula="of:=INT(POWER([.$A41];[.B$1])*255)" office:value-type="float" office:value="175" calcext:value-type="float">
            <text:p>175</text:p>
          </table:table-cell>
          <table:table-cell table:formula="of:=INT(POWER([.$A41];[.C$1])*255)" office:value-type="float" office:value="39" calcext:value-type="float">
            <text:p>39</text:p>
          </table:table-cell>
          <table:table-cell table:formula="of:=INT(POWER([.$A41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8627452" calcext:value-type="float">
            <text:p>0.1568627452</text:p>
          </table:table-cell>
          <table:table-cell table:formula="of:=INT(POWER([.$A42];[.B$1])*255)" office:value-type="float" office:value="176" calcext:value-type="float">
            <text:p>176</text:p>
          </table:table-cell>
          <table:table-cell table:formula="of:=INT(POWER([.$A42];[.C$1])*255)" office:value-type="float" office:value="40" calcext:value-type="float">
            <text:p>40</text:p>
          </table:table-cell>
          <table:table-cell table:formula="of:=INT(POWER([.$A42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078431383" calcext:value-type="float">
            <text:p>0.1607843138</text:p>
          </table:table-cell>
          <table:table-cell table:formula="of:=INT(POWER([.$A43];[.B$1])*255)" office:value-type="float" office:value="176" calcext:value-type="float">
            <text:p>176</text:p>
          </table:table-cell>
          <table:table-cell table:formula="of:=INT(POWER([.$A43];[.C$1])*255)" office:value-type="float" office:value="41" calcext:value-type="float">
            <text:p>41</text:p>
          </table:table-cell>
          <table:table-cell table:formula="of:=INT(POWER([.$A43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70588246" calcext:value-type="float">
            <text:p>0.1647058825</text:p>
          </table:table-cell>
          <table:table-cell table:formula="of:=INT(POWER([.$A44];[.B$1])*255)" office:value-type="float" office:value="177" calcext:value-type="float">
            <text:p>177</text:p>
          </table:table-cell>
          <table:table-cell table:formula="of:=INT(POWER([.$A44];[.C$1])*255)" office:value-type="float" office:value="42" calcext:value-type="float">
            <text:p>42</text:p>
          </table:table-cell>
          <table:table-cell table:formula="of:=INT(POWER([.$A44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62745109" calcext:value-type="float">
            <text:p>0.1686274511</text:p>
          </table:table-cell>
          <table:table-cell table:formula="of:=INT(POWER([.$A45];[.B$1])*255)" office:value-type="float" office:value="178" calcext:value-type="float">
            <text:p>178</text:p>
          </table:table-cell>
          <table:table-cell table:formula="of:=INT(POWER([.$A45];[.C$1])*255)" office:value-type="float" office:value="43" calcext:value-type="float">
            <text:p>43</text:p>
          </table:table-cell>
          <table:table-cell table:formula="of:=INT(POWER([.$A45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254901972" calcext:value-type="float">
            <text:p>0.1725490197</text:p>
          </table:table-cell>
          <table:table-cell table:formula="of:=INT(POWER([.$A46];[.B$1])*255)" office:value-type="float" office:value="179" calcext:value-type="float">
            <text:p>179</text:p>
          </table:table-cell>
          <table:table-cell table:formula="of:=INT(POWER([.$A46];[.C$1])*255)" office:value-type="float" office:value="44" calcext:value-type="float">
            <text:p>44</text:p>
          </table:table-cell>
          <table:table-cell table:formula="of:=INT(POWER([.$A46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647058835" calcext:value-type="float">
            <text:p>0.1764705884</text:p>
          </table:table-cell>
          <table:table-cell table:formula="of:=INT(POWER([.$A47];[.B$1])*255)" office:value-type="float" office:value="180" calcext:value-type="float">
            <text:p>180</text:p>
          </table:table-cell>
          <table:table-cell table:formula="of:=INT(POWER([.$A47];[.C$1])*255)" office:value-type="float" office:value="45" calcext:value-type="float">
            <text:p>45</text:p>
          </table:table-cell>
          <table:table-cell table:formula="of:=INT(POWER([.$A47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039215698" calcext:value-type="float">
            <text:p>0.180392157</text:p>
          </table:table-cell>
          <table:table-cell table:formula="of:=INT(POWER([.$A48];[.B$1])*255)" office:value-type="float" office:value="181" calcext:value-type="float">
            <text:p>181</text:p>
          </table:table-cell>
          <table:table-cell table:formula="of:=INT(POWER([.$A48];[.C$1])*255)" office:value-type="float" office:value="46" calcext:value-type="float">
            <text:p>46</text:p>
          </table:table-cell>
          <table:table-cell table:formula="of:=INT(POWER([.$A48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431372561" calcext:value-type="float">
            <text:p>0.1843137256</text:p>
          </table:table-cell>
          <table:table-cell table:formula="of:=INT(POWER([.$A49];[.B$1])*255)" office:value-type="float" office:value="181" calcext:value-type="float">
            <text:p>181</text:p>
          </table:table-cell>
          <table:table-cell table:formula="of:=INT(POWER([.$A49];[.C$1])*255)" office:value-type="float" office:value="47" calcext:value-type="float">
            <text:p>47</text:p>
          </table:table-cell>
          <table:table-cell table:formula="of:=INT(POWER([.$A49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823529424" calcext:value-type="float">
            <text:p>0.1882352942</text:p>
          </table:table-cell>
          <table:table-cell table:formula="of:=INT(POWER([.$A50];[.B$1])*255)" office:value-type="float" office:value="182" calcext:value-type="float">
            <text:p>182</text:p>
          </table:table-cell>
          <table:table-cell table:formula="of:=INT(POWER([.$A50];[.C$1])*255)" office:value-type="float" office:value="48" calcext:value-type="float">
            <text:p>48</text:p>
          </table:table-cell>
          <table:table-cell table:formula="of:=INT(POWER([.$A50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15686287" calcext:value-type="float">
            <text:p>0.1921568629</text:p>
          </table:table-cell>
          <table:table-cell table:formula="of:=INT(POWER([.$A51];[.B$1])*255)" office:value-type="float" office:value="183" calcext:value-type="float">
            <text:p>183</text:p>
          </table:table-cell>
          <table:table-cell table:formula="of:=INT(POWER([.$A51];[.C$1])*255)" office:value-type="float" office:value="49" calcext:value-type="float">
            <text:p>49</text:p>
          </table:table-cell>
          <table:table-cell table:formula="of:=INT(POWER([.$A51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0784315" calcext:value-type="float">
            <text:p>0.1960784315</text:p>
          </table:table-cell>
          <table:table-cell table:formula="of:=INT(POWER([.$A52];[.B$1])*255)" office:value-type="float" office:value="184" calcext:value-type="float">
            <text:p>184</text:p>
          </table:table-cell>
          <table:table-cell table:formula="of:=INT(POWER([.$A52];[.C$1])*255)" office:value-type="float" office:value="50" calcext:value-type="float">
            <text:p>50</text:p>
          </table:table-cell>
          <table:table-cell table:formula="of:=INT(POWER([.$A52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000000013" calcext:value-type="float">
            <text:p>0.2000000001</text:p>
          </table:table-cell>
          <table:table-cell table:formula="of:=INT(POWER([.$A53];[.B$1])*255)" office:value-type="float" office:value="184" calcext:value-type="float">
            <text:p>184</text:p>
          </table:table-cell>
          <table:table-cell table:formula="of:=INT(POWER([.$A53];[.C$1])*255)" office:value-type="float" office:value="51" calcext:value-type="float">
            <text:p>51</text:p>
          </table:table-cell>
          <table:table-cell table:formula="of:=INT(POWER([.$A53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392156876" calcext:value-type="float">
            <text:p>0.2039215688</text:p>
          </table:table-cell>
          <table:table-cell table:formula="of:=INT(POWER([.$A54];[.B$1])*255)" office:value-type="float" office:value="185" calcext:value-type="float">
            <text:p>185</text:p>
          </table:table-cell>
          <table:table-cell table:formula="of:=INT(POWER([.$A54];[.C$1])*255)" office:value-type="float" office:value="52" calcext:value-type="float">
            <text:p>52</text:p>
          </table:table-cell>
          <table:table-cell table:formula="of:=INT(POWER([.$A54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784313739" calcext:value-type="float">
            <text:p>0.2078431374</text:p>
          </table:table-cell>
          <table:table-cell table:formula="of:=INT(POWER([.$A55];[.B$1])*255)" office:value-type="float" office:value="186" calcext:value-type="float">
            <text:p>186</text:p>
          </table:table-cell>
          <table:table-cell table:formula="of:=INT(POWER([.$A55];[.C$1])*255)" office:value-type="float" office:value="53" calcext:value-type="float">
            <text:p>53</text:p>
          </table:table-cell>
          <table:table-cell table:formula="of:=INT(POWER([.$A55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176470602" calcext:value-type="float">
            <text:p>0.211764706</text:p>
          </table:table-cell>
          <table:table-cell table:formula="of:=INT(POWER([.$A56];[.B$1])*255)" office:value-type="float" office:value="186" calcext:value-type="float">
            <text:p>186</text:p>
          </table:table-cell>
          <table:table-cell table:formula="of:=INT(POWER([.$A56];[.C$1])*255)" office:value-type="float" office:value="54" calcext:value-type="float">
            <text:p>54</text:p>
          </table:table-cell>
          <table:table-cell table:formula="of:=INT(POWER([.$A56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68627465" calcext:value-type="float">
            <text:p>0.2156862747</text:p>
          </table:table-cell>
          <table:table-cell table:formula="of:=INT(POWER([.$A57];[.B$1])*255)" office:value-type="float" office:value="187" calcext:value-type="float">
            <text:p>187</text:p>
          </table:table-cell>
          <table:table-cell table:formula="of:=INT(POWER([.$A57];[.C$1])*255)" office:value-type="float" office:value="55" calcext:value-type="float">
            <text:p>55</text:p>
          </table:table-cell>
          <table:table-cell table:formula="of:=INT(POWER([.$A57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960784328" calcext:value-type="float">
            <text:p>0.2196078433</text:p>
          </table:table-cell>
          <table:table-cell table:formula="of:=INT(POWER([.$A58];[.B$1])*255)" office:value-type="float" office:value="188" calcext:value-type="float">
            <text:p>188</text:p>
          </table:table-cell>
          <table:table-cell table:formula="of:=INT(POWER([.$A58];[.C$1])*255)" office:value-type="float" office:value="56" calcext:value-type="float">
            <text:p>56</text:p>
          </table:table-cell>
          <table:table-cell table:formula="of:=INT(POWER([.$A58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352941191" calcext:value-type="float">
            <text:p>0.2235294119</text:p>
          </table:table-cell>
          <table:table-cell table:formula="of:=INT(POWER([.$A59];[.B$1])*255)" office:value-type="float" office:value="188" calcext:value-type="float">
            <text:p>188</text:p>
          </table:table-cell>
          <table:table-cell table:formula="of:=INT(POWER([.$A59];[.C$1])*255)" office:value-type="float" office:value="57" calcext:value-type="float">
            <text:p>57</text:p>
          </table:table-cell>
          <table:table-cell table:formula="of:=INT(POWER([.$A59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745098054" calcext:value-type="float">
            <text:p>0.2274509805</text:p>
          </table:table-cell>
          <table:table-cell table:formula="of:=INT(POWER([.$A60];[.B$1])*255)" office:value-type="float" office:value="189" calcext:value-type="float">
            <text:p>189</text:p>
          </table:table-cell>
          <table:table-cell table:formula="of:=INT(POWER([.$A60];[.C$1])*255)" office:value-type="float" office:value="58" calcext:value-type="float">
            <text:p>58</text:p>
          </table:table-cell>
          <table:table-cell table:formula="of:=INT(POWER([.$A60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137254917" calcext:value-type="float">
            <text:p>0.2313725492</text:p>
          </table:table-cell>
          <table:table-cell table:formula="of:=INT(POWER([.$A61];[.B$1])*255)" office:value-type="float" office:value="190" calcext:value-type="float">
            <text:p>190</text:p>
          </table:table-cell>
          <table:table-cell table:formula="of:=INT(POWER([.$A61];[.C$1])*255)" office:value-type="float" office:value="59" calcext:value-type="float">
            <text:p>59</text:p>
          </table:table-cell>
          <table:table-cell table:formula="of:=INT(POWER([.$A61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52941178" calcext:value-type="float">
            <text:p>0.2352941178</text:p>
          </table:table-cell>
          <table:table-cell table:formula="of:=INT(POWER([.$A62];[.B$1])*255)" office:value-type="float" office:value="190" calcext:value-type="float">
            <text:p>190</text:p>
          </table:table-cell>
          <table:table-cell table:formula="of:=INT(POWER([.$A62];[.C$1])*255)" office:value-type="float" office:value="60" calcext:value-type="float">
            <text:p>60</text:p>
          </table:table-cell>
          <table:table-cell table:formula="of:=INT(POWER([.$A62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921568643" calcext:value-type="float">
            <text:p>0.2392156864</text:p>
          </table:table-cell>
          <table:table-cell table:formula="of:=INT(POWER([.$A63];[.B$1])*255)" office:value-type="float" office:value="191" calcext:value-type="float">
            <text:p>191</text:p>
          </table:table-cell>
          <table:table-cell table:formula="of:=INT(POWER([.$A63];[.C$1])*255)" office:value-type="float" office:value="61" calcext:value-type="float">
            <text:p>61</text:p>
          </table:table-cell>
          <table:table-cell table:formula="of:=INT(POWER([.$A63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313725506" calcext:value-type="float">
            <text:p>0.2431372551</text:p>
          </table:table-cell>
          <table:table-cell table:formula="of:=INT(POWER([.$A64];[.B$1])*255)" office:value-type="float" office:value="192" calcext:value-type="float">
            <text:p>192</text:p>
          </table:table-cell>
          <table:table-cell table:formula="of:=INT(POWER([.$A64];[.C$1])*255)" office:value-type="float" office:value="62" calcext:value-type="float">
            <text:p>62</text:p>
          </table:table-cell>
          <table:table-cell table:formula="of:=INT(POWER([.$A64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705882369" calcext:value-type="float">
            <text:p>0.2470588237</text:p>
          </table:table-cell>
          <table:table-cell table:formula="of:=INT(POWER([.$A65];[.B$1])*255)" office:value-type="float" office:value="192" calcext:value-type="float">
            <text:p>192</text:p>
          </table:table-cell>
          <table:table-cell table:formula="of:=INT(POWER([.$A65];[.C$1])*255)" office:value-type="float" office:value="63" calcext:value-type="float">
            <text:p>63</text:p>
          </table:table-cell>
          <table:table-cell table:formula="of:=INT(POWER([.$A65];[.D$1])*25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98039232" calcext:value-type="float">
            <text:p>0.2509803923</text:p>
          </table:table-cell>
          <table:table-cell table:formula="of:=INT(POWER([.$A66];[.B$1])*255)" office:value-type="float" office:value="193" calcext:value-type="float">
            <text:p>193</text:p>
          </table:table-cell>
          <table:table-cell table:formula="of:=INT(POWER([.$A66];[.C$1])*255)" office:value-type="float" office:value="64" calcext:value-type="float">
            <text:p>64</text:p>
          </table:table-cell>
          <table:table-cell table:formula="of:=INT(POWER([.$A66];[.D$1])*25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490196095" calcext:value-type="float">
            <text:p>0.254901961</text:p>
          </table:table-cell>
          <table:table-cell table:formula="of:=INT(POWER([.$A67];[.B$1])*255)" office:value-type="float" office:value="194" calcext:value-type="float">
            <text:p>194</text:p>
          </table:table-cell>
          <table:table-cell table:formula="of:=INT(POWER([.$A67];[.C$1])*255)" office:value-type="float" office:value="65" calcext:value-type="float">
            <text:p>65</text:p>
          </table:table-cell>
          <table:table-cell table:formula="of:=INT(POWER([.$A67];[.D$1])*25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882352958" calcext:value-type="float">
            <text:p>0.2588235296</text:p>
          </table:table-cell>
          <table:table-cell table:formula="of:=INT(POWER([.$A68];[.B$1])*255)" office:value-type="float" office:value="194" calcext:value-type="float">
            <text:p>194</text:p>
          </table:table-cell>
          <table:table-cell table:formula="of:=INT(POWER([.$A68];[.C$1])*255)" office:value-type="float" office:value="66" calcext:value-type="float">
            <text:p>66</text:p>
          </table:table-cell>
          <table:table-cell table:formula="of:=INT(POWER([.$A68];[.D$1])*25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274509821" calcext:value-type="float">
            <text:p>0.2627450982</text:p>
          </table:table-cell>
          <table:table-cell table:formula="of:=INT(POWER([.$A69];[.B$1])*255)" office:value-type="float" office:value="195" calcext:value-type="float">
            <text:p>195</text:p>
          </table:table-cell>
          <table:table-cell table:formula="of:=INT(POWER([.$A69];[.C$1])*255)" office:value-type="float" office:value="67" calcext:value-type="float">
            <text:p>67</text:p>
          </table:table-cell>
          <table:table-cell table:formula="of:=INT(POWER([.$A69];[.D$1])*25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666666684" calcext:value-type="float">
            <text:p>0.2666666668</text:p>
          </table:table-cell>
          <table:table-cell table:formula="of:=INT(POWER([.$A70];[.B$1])*255)" office:value-type="float" office:value="195" calcext:value-type="float">
            <text:p>195</text:p>
          </table:table-cell>
          <table:table-cell table:formula="of:=INT(POWER([.$A70];[.C$1])*255)" office:value-type="float" office:value="68" calcext:value-type="float">
            <text:p>68</text:p>
          </table:table-cell>
          <table:table-cell table:formula="of:=INT(POWER([.$A70];[.D$1])*25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058823547" calcext:value-type="float">
            <text:p>0.2705882355</text:p>
          </table:table-cell>
          <table:table-cell table:formula="of:=INT(POWER([.$A71];[.B$1])*255)" office:value-type="float" office:value="196" calcext:value-type="float">
            <text:p>196</text:p>
          </table:table-cell>
          <table:table-cell table:formula="of:=INT(POWER([.$A71];[.C$1])*255)" office:value-type="float" office:value="69" calcext:value-type="float">
            <text:p>69</text:p>
          </table:table-cell>
          <table:table-cell table:formula="of:=INT(POWER([.$A71];[.D$1])*25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45098041" calcext:value-type="float">
            <text:p>0.2745098041</text:p>
          </table:table-cell>
          <table:table-cell table:formula="of:=INT(POWER([.$A72];[.B$1])*255)" office:value-type="float" office:value="196" calcext:value-type="float">
            <text:p>196</text:p>
          </table:table-cell>
          <table:table-cell table:formula="of:=INT(POWER([.$A72];[.C$1])*255)" office:value-type="float" office:value="70" calcext:value-type="float">
            <text:p>70</text:p>
          </table:table-cell>
          <table:table-cell table:formula="of:=INT(POWER([.$A72];[.D$1])*25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843137273" calcext:value-type="float">
            <text:p>0.2784313727</text:p>
          </table:table-cell>
          <table:table-cell table:formula="of:=INT(POWER([.$A73];[.B$1])*255)" office:value-type="float" office:value="197" calcext:value-type="float">
            <text:p>197</text:p>
          </table:table-cell>
          <table:table-cell table:formula="of:=INT(POWER([.$A73];[.C$1])*255)" office:value-type="float" office:value="71" calcext:value-type="float">
            <text:p>71</text:p>
          </table:table-cell>
          <table:table-cell table:formula="of:=INT(POWER([.$A73];[.D$1])*25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235294136" calcext:value-type="float">
            <text:p>0.2823529414</text:p>
          </table:table-cell>
          <table:table-cell table:formula="of:=INT(POWER([.$A74];[.B$1])*255)" office:value-type="float" office:value="198" calcext:value-type="float">
            <text:p>198</text:p>
          </table:table-cell>
          <table:table-cell table:formula="of:=INT(POWER([.$A74];[.C$1])*255)" office:value-type="float" office:value="72" calcext:value-type="float">
            <text:p>72</text:p>
          </table:table-cell>
          <table:table-cell table:formula="of:=INT(POWER([.$A74];[.D$1])*25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627450999" calcext:value-type="float">
            <text:p>0.28627451</text:p>
          </table:table-cell>
          <table:table-cell table:formula="of:=INT(POWER([.$A75];[.B$1])*255)" office:value-type="float" office:value="198" calcext:value-type="float">
            <text:p>198</text:p>
          </table:table-cell>
          <table:table-cell table:formula="of:=INT(POWER([.$A75];[.C$1])*255)" office:value-type="float" office:value="73" calcext:value-type="float">
            <text:p>73</text:p>
          </table:table-cell>
          <table:table-cell table:formula="of:=INT(POWER([.$A75];[.D$1])*25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019607862" calcext:value-type="float">
            <text:p>0.2901960786</text:p>
          </table:table-cell>
          <table:table-cell table:formula="of:=INT(POWER([.$A76];[.B$1])*255)" office:value-type="float" office:value="199" calcext:value-type="float">
            <text:p>199</text:p>
          </table:table-cell>
          <table:table-cell table:formula="of:=INT(POWER([.$A76];[.C$1])*255)" office:value-type="float" office:value="74" calcext:value-type="float">
            <text:p>74</text:p>
          </table:table-cell>
          <table:table-cell table:formula="of:=INT(POWER([.$A76];[.D$1])*25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411764725" calcext:value-type="float">
            <text:p>0.2941176473</text:p>
          </table:table-cell>
          <table:table-cell table:formula="of:=INT(POWER([.$A77];[.B$1])*255)" office:value-type="float" office:value="199" calcext:value-type="float">
            <text:p>199</text:p>
          </table:table-cell>
          <table:table-cell table:formula="of:=INT(POWER([.$A77];[.C$1])*255)" office:value-type="float" office:value="75" calcext:value-type="float">
            <text:p>75</text:p>
          </table:table-cell>
          <table:table-cell table:formula="of:=INT(POWER([.$A77];[.D$1])*25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803921588" calcext:value-type="float">
            <text:p>0.2980392159</text:p>
          </table:table-cell>
          <table:table-cell table:formula="of:=INT(POWER([.$A78];[.B$1])*255)" office:value-type="float" office:value="200" calcext:value-type="float">
            <text:p>200</text:p>
          </table:table-cell>
          <table:table-cell table:formula="of:=INT(POWER([.$A78];[.C$1])*255)" office:value-type="float" office:value="76" calcext:value-type="float">
            <text:p>76</text:p>
          </table:table-cell>
          <table:table-cell table:formula="of:=INT(POWER([.$A78];[.D$1])*255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96078451" calcext:value-type="float">
            <text:p>0.3019607845</text:p>
          </table:table-cell>
          <table:table-cell table:formula="of:=INT(POWER([.$A79];[.B$1])*255)" office:value-type="float" office:value="200" calcext:value-type="float">
            <text:p>200</text:p>
          </table:table-cell>
          <table:table-cell table:formula="of:=INT(POWER([.$A79];[.C$1])*255)" office:value-type="float" office:value="77" calcext:value-type="float">
            <text:p>77</text:p>
          </table:table-cell>
          <table:table-cell table:formula="of:=INT(POWER([.$A79];[.D$1])*255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588235314" calcext:value-type="float">
            <text:p>0.3058823531</text:p>
          </table:table-cell>
          <table:table-cell table:formula="of:=INT(POWER([.$A80];[.B$1])*255)" office:value-type="float" office:value="201" calcext:value-type="float">
            <text:p>201</text:p>
          </table:table-cell>
          <table:table-cell table:formula="of:=INT(POWER([.$A80];[.C$1])*255)" office:value-type="float" office:value="78" calcext:value-type="float">
            <text:p>78</text:p>
          </table:table-cell>
          <table:table-cell table:formula="of:=INT(POWER([.$A80];[.D$1])*255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980392177" calcext:value-type="float">
            <text:p>0.3098039218</text:p>
          </table:table-cell>
          <table:table-cell table:formula="of:=INT(POWER([.$A81];[.B$1])*255)" office:value-type="float" office:value="201" calcext:value-type="float">
            <text:p>201</text:p>
          </table:table-cell>
          <table:table-cell table:formula="of:=INT(POWER([.$A81];[.C$1])*255)" office:value-type="float" office:value="79" calcext:value-type="float">
            <text:p>79</text:p>
          </table:table-cell>
          <table:table-cell table:formula="of:=INT(POWER([.$A81];[.D$1])*255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37254904" calcext:value-type="float">
            <text:p>0.3137254904</text:p>
          </table:table-cell>
          <table:table-cell table:formula="of:=INT(POWER([.$A82];[.B$1])*255)" office:value-type="float" office:value="202" calcext:value-type="float">
            <text:p>202</text:p>
          </table:table-cell>
          <table:table-cell table:formula="of:=INT(POWER([.$A82];[.C$1])*255)" office:value-type="float" office:value="80" calcext:value-type="float">
            <text:p>80</text:p>
          </table:table-cell>
          <table:table-cell table:formula="of:=INT(POWER([.$A82];[.D$1])*255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764705903" calcext:value-type="float">
            <text:p>0.317647059</text:p>
          </table:table-cell>
          <table:table-cell table:formula="of:=INT(POWER([.$A83];[.B$1])*255)" office:value-type="float" office:value="202" calcext:value-type="float">
            <text:p>202</text:p>
          </table:table-cell>
          <table:table-cell table:formula="of:=INT(POWER([.$A83];[.C$1])*255)" office:value-type="float" office:value="81" calcext:value-type="float">
            <text:p>81</text:p>
          </table:table-cell>
          <table:table-cell table:formula="of:=INT(POWER([.$A83];[.D$1])*255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2156862766" calcext:value-type="float">
            <text:p>0.3215686277</text:p>
          </table:table-cell>
          <table:table-cell table:formula="of:=INT(POWER([.$A84];[.B$1])*255)" office:value-type="float" office:value="203" calcext:value-type="float">
            <text:p>203</text:p>
          </table:table-cell>
          <table:table-cell table:formula="of:=INT(POWER([.$A84];[.C$1])*255)" office:value-type="float" office:value="82" calcext:value-type="float">
            <text:p>82</text:p>
          </table:table-cell>
          <table:table-cell table:formula="of:=INT(POWER([.$A84];[.D$1])*255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2549019629" calcext:value-type="float">
            <text:p>0.3254901963</text:p>
          </table:table-cell>
          <table:table-cell table:formula="of:=INT(POWER([.$A85];[.B$1])*255)" office:value-type="float" office:value="203" calcext:value-type="float">
            <text:p>203</text:p>
          </table:table-cell>
          <table:table-cell table:formula="of:=INT(POWER([.$A85];[.C$1])*255)" office:value-type="float" office:value="83" calcext:value-type="float">
            <text:p>83</text:p>
          </table:table-cell>
          <table:table-cell table:formula="of:=INT(POWER([.$A85];[.D$1])*255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2941176492" calcext:value-type="float">
            <text:p>0.3294117649</text:p>
          </table:table-cell>
          <table:table-cell table:formula="of:=INT(POWER([.$A86];[.B$1])*255)" office:value-type="float" office:value="204" calcext:value-type="float">
            <text:p>204</text:p>
          </table:table-cell>
          <table:table-cell table:formula="of:=INT(POWER([.$A86];[.C$1])*255)" office:value-type="float" office:value="84" calcext:value-type="float">
            <text:p>84</text:p>
          </table:table-cell>
          <table:table-cell table:formula="of:=INT(POWER([.$A86];[.D$1])*25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3333333355" calcext:value-type="float">
            <text:p>0.3333333336</text:p>
          </table:table-cell>
          <table:table-cell table:formula="of:=INT(POWER([.$A87];[.B$1])*255)" office:value-type="float" office:value="204" calcext:value-type="float">
            <text:p>204</text:p>
          </table:table-cell>
          <table:table-cell table:formula="of:=INT(POWER([.$A87];[.C$1])*255)" office:value-type="float" office:value="85" calcext:value-type="float">
            <text:p>85</text:p>
          </table:table-cell>
          <table:table-cell table:formula="of:=INT(POWER([.$A87];[.D$1])*25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3725490218" calcext:value-type="float">
            <text:p>0.3372549022</text:p>
          </table:table-cell>
          <table:table-cell table:formula="of:=INT(POWER([.$A88];[.B$1])*255)" office:value-type="float" office:value="205" calcext:value-type="float">
            <text:p>205</text:p>
          </table:table-cell>
          <table:table-cell table:formula="of:=INT(POWER([.$A88];[.C$1])*255)" office:value-type="float" office:value="86" calcext:value-type="float">
            <text:p>86</text:p>
          </table:table-cell>
          <table:table-cell table:formula="of:=INT(POWER([.$A88];[.D$1])*25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4117647081" calcext:value-type="float">
            <text:p>0.3411764708</text:p>
          </table:table-cell>
          <table:table-cell table:formula="of:=INT(POWER([.$A89];[.B$1])*255)" office:value-type="float" office:value="205" calcext:value-type="float">
            <text:p>205</text:p>
          </table:table-cell>
          <table:table-cell table:formula="of:=INT(POWER([.$A89];[.C$1])*255)" office:value-type="float" office:value="87" calcext:value-type="float">
            <text:p>87</text:p>
          </table:table-cell>
          <table:table-cell table:formula="of:=INT(POWER([.$A89];[.D$1])*25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4509803944" calcext:value-type="float">
            <text:p>0.3450980394</text:p>
          </table:table-cell>
          <table:table-cell table:formula="of:=INT(POWER([.$A90];[.B$1])*255)" office:value-type="float" office:value="206" calcext:value-type="float">
            <text:p>206</text:p>
          </table:table-cell>
          <table:table-cell table:formula="of:=INT(POWER([.$A90];[.C$1])*255)" office:value-type="float" office:value="88" calcext:value-type="float">
            <text:p>88</text:p>
          </table:table-cell>
          <table:table-cell table:formula="of:=INT(POWER([.$A90];[.D$1])*25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4901960807" calcext:value-type="float">
            <text:p>0.3490196081</text:p>
          </table:table-cell>
          <table:table-cell table:formula="of:=INT(POWER([.$A91];[.B$1])*255)" office:value-type="float" office:value="206" calcext:value-type="float">
            <text:p>206</text:p>
          </table:table-cell>
          <table:table-cell table:formula="of:=INT(POWER([.$A91];[.C$1])*255)" office:value-type="float" office:value="89" calcext:value-type="float">
            <text:p>89</text:p>
          </table:table-cell>
          <table:table-cell table:formula="of:=INT(POWER([.$A91];[.D$1])*25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529411767" calcext:value-type="float">
            <text:p>0.3529411767</text:p>
          </table:table-cell>
          <table:table-cell table:formula="of:=INT(POWER([.$A92];[.B$1])*255)" office:value-type="float" office:value="207" calcext:value-type="float">
            <text:p>207</text:p>
          </table:table-cell>
          <table:table-cell table:formula="of:=INT(POWER([.$A92];[.C$1])*255)" office:value-type="float" office:value="90" calcext:value-type="float">
            <text:p>90</text:p>
          </table:table-cell>
          <table:table-cell table:formula="of:=INT(POWER([.$A92];[.D$1])*25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5686274533" calcext:value-type="float">
            <text:p>0.3568627453</text:p>
          </table:table-cell>
          <table:table-cell table:formula="of:=INT(POWER([.$A93];[.B$1])*255)" office:value-type="float" office:value="207" calcext:value-type="float">
            <text:p>207</text:p>
          </table:table-cell>
          <table:table-cell table:formula="of:=INT(POWER([.$A93];[.C$1])*255)" office:value-type="float" office:value="91" calcext:value-type="float">
            <text:p>91</text:p>
          </table:table-cell>
          <table:table-cell table:formula="of:=INT(POWER([.$A93];[.D$1])*255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078431396" calcext:value-type="float">
            <text:p>0.360784314</text:p>
          </table:table-cell>
          <table:table-cell table:formula="of:=INT(POWER([.$A94];[.B$1])*255)" office:value-type="float" office:value="207" calcext:value-type="float">
            <text:p>207</text:p>
          </table:table-cell>
          <table:table-cell table:formula="of:=INT(POWER([.$A94];[.C$1])*255)" office:value-type="float" office:value="92" calcext:value-type="float">
            <text:p>92</text:p>
          </table:table-cell>
          <table:table-cell table:formula="of:=INT(POWER([.$A94];[.D$1])*255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470588259" calcext:value-type="float">
            <text:p>0.3647058826</text:p>
          </table:table-cell>
          <table:table-cell table:formula="of:=INT(POWER([.$A95];[.B$1])*255)" office:value-type="float" office:value="208" calcext:value-type="float">
            <text:p>208</text:p>
          </table:table-cell>
          <table:table-cell table:formula="of:=INT(POWER([.$A95];[.C$1])*255)" office:value-type="float" office:value="93" calcext:value-type="float">
            <text:p>93</text:p>
          </table:table-cell>
          <table:table-cell table:formula="of:=INT(POWER([.$A95];[.D$1])*255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862745122" calcext:value-type="float">
            <text:p>0.3686274512</text:p>
          </table:table-cell>
          <table:table-cell table:formula="of:=INT(POWER([.$A96];[.B$1])*255)" office:value-type="float" office:value="208" calcext:value-type="float">
            <text:p>208</text:p>
          </table:table-cell>
          <table:table-cell table:formula="of:=INT(POWER([.$A96];[.C$1])*255)" office:value-type="float" office:value="94" calcext:value-type="float">
            <text:p>94</text:p>
          </table:table-cell>
          <table:table-cell table:formula="of:=INT(POWER([.$A96];[.D$1])*255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7254901985" calcext:value-type="float">
            <text:p>0.3725490199</text:p>
          </table:table-cell>
          <table:table-cell table:formula="of:=INT(POWER([.$A97];[.B$1])*255)" office:value-type="float" office:value="209" calcext:value-type="float">
            <text:p>209</text:p>
          </table:table-cell>
          <table:table-cell table:formula="of:=INT(POWER([.$A97];[.C$1])*255)" office:value-type="float" office:value="95" calcext:value-type="float">
            <text:p>95</text:p>
          </table:table-cell>
          <table:table-cell table:formula="of:=INT(POWER([.$A97];[.D$1])*255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7647058848" calcext:value-type="float">
            <text:p>0.3764705885</text:p>
          </table:table-cell>
          <table:table-cell table:formula="of:=INT(POWER([.$A98];[.B$1])*255)" office:value-type="float" office:value="209" calcext:value-type="float">
            <text:p>209</text:p>
          </table:table-cell>
          <table:table-cell table:formula="of:=INT(POWER([.$A98];[.C$1])*255)" office:value-type="float" office:value="96" calcext:value-type="float">
            <text:p>96</text:p>
          </table:table-cell>
          <table:table-cell table:formula="of:=INT(POWER([.$A98];[.D$1])*255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38039215711" calcext:value-type="float">
            <text:p>0.3803921571</text:p>
          </table:table-cell>
          <table:table-cell table:formula="of:=INT(POWER([.$A99];[.B$1])*255)" office:value-type="float" office:value="210" calcext:value-type="float">
            <text:p>210</text:p>
          </table:table-cell>
          <table:table-cell table:formula="of:=INT(POWER([.$A99];[.C$1])*255)" office:value-type="float" office:value="97" calcext:value-type="float">
            <text:p>97</text:p>
          </table:table-cell>
          <table:table-cell table:formula="of:=INT(POWER([.$A99];[.D$1])*255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38431372574" calcext:value-type="float">
            <text:p>0.3843137257</text:p>
          </table:table-cell>
          <table:table-cell table:formula="of:=INT(POWER([.$A100];[.B$1])*255)" office:value-type="float" office:value="210" calcext:value-type="float">
            <text:p>210</text:p>
          </table:table-cell>
          <table:table-cell table:formula="of:=INT(POWER([.$A100];[.C$1])*255)" office:value-type="float" office:value="98" calcext:value-type="float">
            <text:p>98</text:p>
          </table:table-cell>
          <table:table-cell table:formula="of:=INT(POWER([.$A100];[.D$1])*255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38823529437" calcext:value-type="float">
            <text:p>0.3882352944</text:p>
          </table:table-cell>
          <table:table-cell table:formula="of:=INT(POWER([.$A101];[.B$1])*255)" office:value-type="float" office:value="211" calcext:value-type="float">
            <text:p>211</text:p>
          </table:table-cell>
          <table:table-cell table:formula="of:=INT(POWER([.$A101];[.C$1])*255)" office:value-type="float" office:value="99" calcext:value-type="float">
            <text:p>99</text:p>
          </table:table-cell>
          <table:table-cell table:formula="of:=INT(POWER([.$A101];[.D$1])*255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392156863" calcext:value-type="float">
            <text:p>0.392156863</text:p>
          </table:table-cell>
          <table:table-cell table:formula="of:=INT(POWER([.$A102];[.B$1])*255)" office:value-type="float" office:value="211" calcext:value-type="float">
            <text:p>211</text:p>
          </table:table-cell>
          <table:table-cell table:formula="of:=INT(POWER([.$A102];[.C$1])*255)" office:value-type="float" office:value="100" calcext:value-type="float">
            <text:p>100</text:p>
          </table:table-cell>
          <table:table-cell table:formula="of:=INT(POWER([.$A102];[.D$1])*255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39607843163" calcext:value-type="float">
            <text:p>0.3960784316</text:p>
          </table:table-cell>
          <table:table-cell table:formula="of:=INT(POWER([.$A103];[.B$1])*255)" office:value-type="float" office:value="211" calcext:value-type="float">
            <text:p>211</text:p>
          </table:table-cell>
          <table:table-cell table:formula="of:=INT(POWER([.$A103];[.C$1])*255)" office:value-type="float" office:value="101" calcext:value-type="float">
            <text:p>101</text:p>
          </table:table-cell>
          <table:table-cell table:formula="of:=INT(POWER([.$A103];[.D$1])*255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40000000026" calcext:value-type="float">
            <text:p>0.4000000003</text:p>
          </table:table-cell>
          <table:table-cell table:formula="of:=INT(POWER([.$A104];[.B$1])*255)" office:value-type="float" office:value="212" calcext:value-type="float">
            <text:p>212</text:p>
          </table:table-cell>
          <table:table-cell table:formula="of:=INT(POWER([.$A104];[.C$1])*255)" office:value-type="float" office:value="102" calcext:value-type="float">
            <text:p>102</text:p>
          </table:table-cell>
          <table:table-cell table:formula="of:=INT(POWER([.$A104];[.D$1])*255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40392156889" calcext:value-type="float">
            <text:p>0.4039215689</text:p>
          </table:table-cell>
          <table:table-cell table:formula="of:=INT(POWER([.$A105];[.B$1])*255)" office:value-type="float" office:value="212" calcext:value-type="float">
            <text:p>212</text:p>
          </table:table-cell>
          <table:table-cell table:formula="of:=INT(POWER([.$A105];[.C$1])*255)" office:value-type="float" office:value="103" calcext:value-type="float">
            <text:p>103</text:p>
          </table:table-cell>
          <table:table-cell table:formula="of:=INT(POWER([.$A105];[.D$1])*255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40784313752" calcext:value-type="float">
            <text:p>0.4078431375</text:p>
          </table:table-cell>
          <table:table-cell table:formula="of:=INT(POWER([.$A106];[.B$1])*255)" office:value-type="float" office:value="213" calcext:value-type="float">
            <text:p>213</text:p>
          </table:table-cell>
          <table:table-cell table:formula="of:=INT(POWER([.$A106];[.C$1])*255)" office:value-type="float" office:value="104" calcext:value-type="float">
            <text:p>104</text:p>
          </table:table-cell>
          <table:table-cell table:formula="of:=INT(POWER([.$A106];[.D$1])*255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1176470615" calcext:value-type="float">
            <text:p>0.4117647062</text:p>
          </table:table-cell>
          <table:table-cell table:formula="of:=INT(POWER([.$A107];[.B$1])*255)" office:value-type="float" office:value="213" calcext:value-type="float">
            <text:p>213</text:p>
          </table:table-cell>
          <table:table-cell table:formula="of:=INT(POWER([.$A107];[.C$1])*255)" office:value-type="float" office:value="105" calcext:value-type="float">
            <text:p>105</text:p>
          </table:table-cell>
          <table:table-cell table:formula="of:=INT(POWER([.$A107];[.D$1])*255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1568627478" calcext:value-type="float">
            <text:p>0.4156862748</text:p>
          </table:table-cell>
          <table:table-cell table:formula="of:=INT(POWER([.$A108];[.B$1])*255)" office:value-type="float" office:value="213" calcext:value-type="float">
            <text:p>213</text:p>
          </table:table-cell>
          <table:table-cell table:formula="of:=INT(POWER([.$A108];[.C$1])*255)" office:value-type="float" office:value="106" calcext:value-type="float">
            <text:p>106</text:p>
          </table:table-cell>
          <table:table-cell table:formula="of:=INT(POWER([.$A108];[.D$1])*255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1960784341" calcext:value-type="float">
            <text:p>0.4196078434</text:p>
          </table:table-cell>
          <table:table-cell table:formula="of:=INT(POWER([.$A109];[.B$1])*255)" office:value-type="float" office:value="214" calcext:value-type="float">
            <text:p>214</text:p>
          </table:table-cell>
          <table:table-cell table:formula="of:=INT(POWER([.$A109];[.C$1])*255)" office:value-type="float" office:value="107" calcext:value-type="float">
            <text:p>107</text:p>
          </table:table-cell>
          <table:table-cell table:formula="of:=INT(POWER([.$A109];[.D$1])*255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2352941204" calcext:value-type="float">
            <text:p>0.423529412</text:p>
          </table:table-cell>
          <table:table-cell table:formula="of:=INT(POWER([.$A110];[.B$1])*255)" office:value-type="float" office:value="214" calcext:value-type="float">
            <text:p>214</text:p>
          </table:table-cell>
          <table:table-cell table:formula="of:=INT(POWER([.$A110];[.C$1])*255)" office:value-type="float" office:value="108" calcext:value-type="float">
            <text:p>108</text:p>
          </table:table-cell>
          <table:table-cell table:formula="of:=INT(POWER([.$A110];[.D$1])*255)" office:value-type="float" office:value="8" calcext:value-type="float">
            <text:p>8</text:p>
          </table:table-cell>
        </table:table-row>
        <table:table-row table:style-name="ro1">
          <table:table-cell office:value-type="float" office:value="0.42745098067" calcext:value-type="float">
            <text:p>0.4274509807</text:p>
          </table:table-cell>
          <table:table-cell table:formula="of:=INT(POWER([.$A111];[.B$1])*255)" office:value-type="float" office:value="215" calcext:value-type="float">
            <text:p>215</text:p>
          </table:table-cell>
          <table:table-cell table:formula="of:=INT(POWER([.$A111];[.C$1])*255)" office:value-type="float" office:value="109" calcext:value-type="float">
            <text:p>109</text:p>
          </table:table-cell>
          <table:table-cell table:formula="of:=INT(POWER([.$A111];[.D$1])*255)" office:value-type="float" office:value="8" calcext:value-type="float">
            <text:p>8</text:p>
          </table:table-cell>
        </table:table-row>
        <table:table-row table:style-name="ro1">
          <table:table-cell office:value-type="float" office:value="0.4313725493" calcext:value-type="float">
            <text:p>0.4313725493</text:p>
          </table:table-cell>
          <table:table-cell table:formula="of:=INT(POWER([.$A112];[.B$1])*255)" office:value-type="float" office:value="215" calcext:value-type="float">
            <text:p>215</text:p>
          </table:table-cell>
          <table:table-cell table:formula="of:=INT(POWER([.$A112];[.C$1])*255)" office:value-type="float" office:value="110" calcext:value-type="float">
            <text:p>110</text:p>
          </table:table-cell>
          <table:table-cell table:formula="of:=INT(POWER([.$A112];[.D$1])*255)" office:value-type="float" office:value="8" calcext:value-type="float">
            <text:p>8</text:p>
          </table:table-cell>
        </table:table-row>
        <table:table-row table:style-name="ro1">
          <table:table-cell office:value-type="float" office:value="0.43529411793" calcext:value-type="float">
            <text:p>0.4352941179</text:p>
          </table:table-cell>
          <table:table-cell table:formula="of:=INT(POWER([.$A113];[.B$1])*255)" office:value-type="float" office:value="215" calcext:value-type="float">
            <text:p>215</text:p>
          </table:table-cell>
          <table:table-cell table:formula="of:=INT(POWER([.$A113];[.C$1])*255)" office:value-type="float" office:value="111" calcext:value-type="float">
            <text:p>111</text:p>
          </table:table-cell>
          <table:table-cell table:formula="of:=INT(POWER([.$A113];[.D$1])*255)" office:value-type="float" office:value="9" calcext:value-type="float">
            <text:p>9</text:p>
          </table:table-cell>
        </table:table-row>
        <table:table-row table:style-name="ro1">
          <table:table-cell office:value-type="float" office:value="0.43921568656" calcext:value-type="float">
            <text:p>0.4392156866</text:p>
          </table:table-cell>
          <table:table-cell table:formula="of:=INT(POWER([.$A114];[.B$1])*255)" office:value-type="float" office:value="216" calcext:value-type="float">
            <text:p>216</text:p>
          </table:table-cell>
          <table:table-cell table:formula="of:=INT(POWER([.$A114];[.C$1])*255)" office:value-type="float" office:value="112" calcext:value-type="float">
            <text:p>112</text:p>
          </table:table-cell>
          <table:table-cell table:formula="of:=INT(POWER([.$A114];[.D$1])*255)" office:value-type="float" office:value="9" calcext:value-type="float">
            <text:p>9</text:p>
          </table:table-cell>
        </table:table-row>
        <table:table-row table:style-name="ro1">
          <table:table-cell office:value-type="float" office:value="0.44313725519" calcext:value-type="float">
            <text:p>0.4431372552</text:p>
          </table:table-cell>
          <table:table-cell table:formula="of:=INT(POWER([.$A115];[.B$1])*255)" office:value-type="float" office:value="216" calcext:value-type="float">
            <text:p>216</text:p>
          </table:table-cell>
          <table:table-cell table:formula="of:=INT(POWER([.$A115];[.C$1])*255)" office:value-type="float" office:value="113" calcext:value-type="float">
            <text:p>113</text:p>
          </table:table-cell>
          <table:table-cell table:formula="of:=INT(POWER([.$A115];[.D$1])*255)" office:value-type="float" office:value="9" calcext:value-type="float">
            <text:p>9</text:p>
          </table:table-cell>
        </table:table-row>
        <table:table-row table:style-name="ro1">
          <table:table-cell office:value-type="float" office:value="0.44705882382" calcext:value-type="float">
            <text:p>0.4470588238</text:p>
          </table:table-cell>
          <table:table-cell table:formula="of:=INT(POWER([.$A116];[.B$1])*255)" office:value-type="float" office:value="217" calcext:value-type="float">
            <text:p>217</text:p>
          </table:table-cell>
          <table:table-cell table:formula="of:=INT(POWER([.$A116];[.C$1])*255)" office:value-type="float" office:value="114" calcext:value-type="float">
            <text:p>114</text:p>
          </table:table-cell>
          <table:table-cell table:formula="of:=INT(POWER([.$A116];[.D$1])*255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5098039245" calcext:value-type="float">
            <text:p>0.4509803925</text:p>
          </table:table-cell>
          <table:table-cell table:formula="of:=INT(POWER([.$A117];[.B$1])*255)" office:value-type="float" office:value="217" calcext:value-type="float">
            <text:p>217</text:p>
          </table:table-cell>
          <table:table-cell table:formula="of:=INT(POWER([.$A117];[.C$1])*255)" office:value-type="float" office:value="115" calcext:value-type="float">
            <text:p>115</text:p>
          </table:table-cell>
          <table:table-cell table:formula="of:=INT(POWER([.$A117];[.D$1])*255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5490196108" calcext:value-type="float">
            <text:p>0.4549019611</text:p>
          </table:table-cell>
          <table:table-cell table:formula="of:=INT(POWER([.$A118];[.B$1])*255)" office:value-type="float" office:value="217" calcext:value-type="float">
            <text:p>217</text:p>
          </table:table-cell>
          <table:table-cell table:formula="of:=INT(POWER([.$A118];[.C$1])*255)" office:value-type="float" office:value="116" calcext:value-type="float">
            <text:p>116</text:p>
          </table:table-cell>
          <table:table-cell table:formula="of:=INT(POWER([.$A118];[.D$1])*255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5882352971" calcext:value-type="float">
            <text:p>0.4588235297</text:p>
          </table:table-cell>
          <table:table-cell table:formula="of:=INT(POWER([.$A119];[.B$1])*255)" office:value-type="float" office:value="218" calcext:value-type="float">
            <text:p>218</text:p>
          </table:table-cell>
          <table:table-cell table:formula="of:=INT(POWER([.$A119];[.C$1])*255)" office:value-type="float" office:value="117" calcext:value-type="float">
            <text:p>117</text:p>
          </table:table-cell>
          <table:table-cell table:formula="of:=INT(POWER([.$A119];[.D$1])*255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46274509834" calcext:value-type="float">
            <text:p>0.4627450983</text:p>
          </table:table-cell>
          <table:table-cell table:formula="of:=INT(POWER([.$A120];[.B$1])*255)" office:value-type="float" office:value="218" calcext:value-type="float">
            <text:p>218</text:p>
          </table:table-cell>
          <table:table-cell table:formula="of:=INT(POWER([.$A120];[.C$1])*255)" office:value-type="float" office:value="118" calcext:value-type="float">
            <text:p>118</text:p>
          </table:table-cell>
          <table:table-cell table:formula="of:=INT(POWER([.$A120];[.D$1])*255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46666666697" calcext:value-type="float">
            <text:p>0.466666667</text:p>
          </table:table-cell>
          <table:table-cell table:formula="of:=INT(POWER([.$A121];[.B$1])*255)" office:value-type="float" office:value="218" calcext:value-type="float">
            <text:p>218</text:p>
          </table:table-cell>
          <table:table-cell table:formula="of:=INT(POWER([.$A121];[.C$1])*255)" office:value-type="float" office:value="119" calcext:value-type="float">
            <text:p>119</text:p>
          </table:table-cell>
          <table:table-cell table:formula="of:=INT(POWER([.$A121];[.D$1])*255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705882356" calcext:value-type="float">
            <text:p>0.4705882356</text:p>
          </table:table-cell>
          <table:table-cell table:formula="of:=INT(POWER([.$A122];[.B$1])*255)" office:value-type="float" office:value="219" calcext:value-type="float">
            <text:p>219</text:p>
          </table:table-cell>
          <table:table-cell table:formula="of:=INT(POWER([.$A122];[.C$1])*255)" office:value-type="float" office:value="120" calcext:value-type="float">
            <text:p>120</text:p>
          </table:table-cell>
          <table:table-cell table:formula="of:=INT(POWER([.$A122];[.D$1])*255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7450980423" calcext:value-type="float">
            <text:p>0.4745098042</text:p>
          </table:table-cell>
          <table:table-cell table:formula="of:=INT(POWER([.$A123];[.B$1])*255)" office:value-type="float" office:value="219" calcext:value-type="float">
            <text:p>219</text:p>
          </table:table-cell>
          <table:table-cell table:formula="of:=INT(POWER([.$A123];[.C$1])*255)" office:value-type="float" office:value="121" calcext:value-type="float">
            <text:p>121</text:p>
          </table:table-cell>
          <table:table-cell table:formula="of:=INT(POWER([.$A123];[.D$1])*255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7843137286" calcext:value-type="float">
            <text:p>0.4784313729</text:p>
          </table:table-cell>
          <table:table-cell table:formula="of:=INT(POWER([.$A124];[.B$1])*255)" office:value-type="float" office:value="220" calcext:value-type="float">
            <text:p>220</text:p>
          </table:table-cell>
          <table:table-cell table:formula="of:=INT(POWER([.$A124];[.C$1])*255)" office:value-type="float" office:value="122" calcext:value-type="float">
            <text:p>122</text:p>
          </table:table-cell>
          <table:table-cell table:formula="of:=INT(POWER([.$A124];[.D$1])*255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48235294149" calcext:value-type="float">
            <text:p>0.4823529415</text:p>
          </table:table-cell>
          <table:table-cell table:formula="of:=INT(POWER([.$A125];[.B$1])*255)" office:value-type="float" office:value="220" calcext:value-type="float">
            <text:p>220</text:p>
          </table:table-cell>
          <table:table-cell table:formula="of:=INT(POWER([.$A125];[.C$1])*255)" office:value-type="float" office:value="123" calcext:value-type="float">
            <text:p>123</text:p>
          </table:table-cell>
          <table:table-cell table:formula="of:=INT(POWER([.$A125];[.D$1])*255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48627451012" calcext:value-type="float">
            <text:p>0.4862745101</text:p>
          </table:table-cell>
          <table:table-cell table:formula="of:=INT(POWER([.$A126];[.B$1])*255)" office:value-type="float" office:value="220" calcext:value-type="float">
            <text:p>220</text:p>
          </table:table-cell>
          <table:table-cell table:formula="of:=INT(POWER([.$A126];[.C$1])*255)" office:value-type="float" office:value="124" calcext:value-type="float">
            <text:p>124</text:p>
          </table:table-cell>
          <table:table-cell table:formula="of:=INT(POWER([.$A126];[.D$1])*255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49019607875" calcext:value-type="float">
            <text:p>0.4901960788</text:p>
          </table:table-cell>
          <table:table-cell table:formula="of:=INT(POWER([.$A127];[.B$1])*255)" office:value-type="float" office:value="221" calcext:value-type="float">
            <text:p>221</text:p>
          </table:table-cell>
          <table:table-cell table:formula="of:=INT(POWER([.$A127];[.C$1])*255)" office:value-type="float" office:value="125" calcext:value-type="float">
            <text:p>125</text:p>
          </table:table-cell>
          <table:table-cell table:formula="of:=INT(POWER([.$A127];[.D$1])*255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49411764738" calcext:value-type="float">
            <text:p>0.4941176474</text:p>
          </table:table-cell>
          <table:table-cell table:formula="of:=INT(POWER([.$A128];[.B$1])*255)" office:value-type="float" office:value="221" calcext:value-type="float">
            <text:p>221</text:p>
          </table:table-cell>
          <table:table-cell table:formula="of:=INT(POWER([.$A128];[.C$1])*255)" office:value-type="float" office:value="126" calcext:value-type="float">
            <text:p>126</text:p>
          </table:table-cell>
          <table:table-cell table:formula="of:=INT(POWER([.$A128];[.D$1])*255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49803921601" calcext:value-type="float">
            <text:p>0.498039216</text:p>
          </table:table-cell>
          <table:table-cell table:formula="of:=INT(POWER([.$A129];[.B$1])*255)" office:value-type="float" office:value="221" calcext:value-type="float">
            <text:p>221</text:p>
          </table:table-cell>
          <table:table-cell table:formula="of:=INT(POWER([.$A129];[.C$1])*255)" office:value-type="float" office:value="127" calcext:value-type="float">
            <text:p>127</text:p>
          </table:table-cell>
          <table:table-cell table:formula="of:=INT(POWER([.$A129];[.D$1])*255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50196078464" calcext:value-type="float">
            <text:p>0.5019607846</text:p>
          </table:table-cell>
          <table:table-cell table:formula="of:=INT(POWER([.$A130];[.B$1])*255)" office:value-type="float" office:value="222" calcext:value-type="float">
            <text:p>222</text:p>
          </table:table-cell>
          <table:table-cell table:formula="of:=INT(POWER([.$A130];[.C$1])*255)" office:value-type="float" office:value="128" calcext:value-type="float">
            <text:p>128</text:p>
          </table:table-cell>
          <table:table-cell table:formula="of:=INT(POWER([.$A130];[.D$1])*255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50588235327" calcext:value-type="float">
            <text:p>0.5058823533</text:p>
          </table:table-cell>
          <table:table-cell table:formula="of:=INT(POWER([.$A131];[.B$1])*255)" office:value-type="float" office:value="222" calcext:value-type="float">
            <text:p>222</text:p>
          </table:table-cell>
          <table:table-cell table:formula="of:=INT(POWER([.$A131];[.C$1])*255)" office:value-type="float" office:value="129" calcext:value-type="float">
            <text:p>129</text:p>
          </table:table-cell>
          <table:table-cell table:formula="of:=INT(POWER([.$A131];[.D$1])*255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5098039219" calcext:value-type="float">
            <text:p>0.5098039219</text:p>
          </table:table-cell>
          <table:table-cell table:formula="of:=INT(POWER([.$A132];[.B$1])*255)" office:value-type="float" office:value="222" calcext:value-type="float">
            <text:p>222</text:p>
          </table:table-cell>
          <table:table-cell table:formula="of:=INT(POWER([.$A132];[.C$1])*255)" office:value-type="float" office:value="130" calcext:value-type="float">
            <text:p>130</text:p>
          </table:table-cell>
          <table:table-cell table:formula="of:=INT(POWER([.$A132];[.D$1])*255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51372549053" calcext:value-type="float">
            <text:p>0.5137254905</text:p>
          </table:table-cell>
          <table:table-cell table:formula="of:=INT(POWER([.$A133];[.B$1])*255)" office:value-type="float" office:value="223" calcext:value-type="float">
            <text:p>223</text:p>
          </table:table-cell>
          <table:table-cell table:formula="of:=INT(POWER([.$A133];[.C$1])*255)" office:value-type="float" office:value="131" calcext:value-type="float">
            <text:p>131</text:p>
          </table:table-cell>
          <table:table-cell table:formula="of:=INT(POWER([.$A133];[.D$1])*255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51764705916" calcext:value-type="float">
            <text:p>0.5176470592</text:p>
          </table:table-cell>
          <table:table-cell table:formula="of:=INT(POWER([.$A134];[.B$1])*255)" office:value-type="float" office:value="223" calcext:value-type="float">
            <text:p>223</text:p>
          </table:table-cell>
          <table:table-cell table:formula="of:=INT(POWER([.$A134];[.C$1])*255)" office:value-type="float" office:value="132" calcext:value-type="float">
            <text:p>132</text:p>
          </table:table-cell>
          <table:table-cell table:formula="of:=INT(POWER([.$A134];[.D$1])*255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52156862779" calcext:value-type="float">
            <text:p>0.5215686278</text:p>
          </table:table-cell>
          <table:table-cell table:formula="of:=INT(POWER([.$A135];[.B$1])*255)" office:value-type="float" office:value="223" calcext:value-type="float">
            <text:p>223</text:p>
          </table:table-cell>
          <table:table-cell table:formula="of:=INT(POWER([.$A135];[.C$1])*255)" office:value-type="float" office:value="133" calcext:value-type="float">
            <text:p>133</text:p>
          </table:table-cell>
          <table:table-cell table:formula="of:=INT(POWER([.$A135];[.D$1])*255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52549019642" calcext:value-type="float">
            <text:p>0.5254901964</text:p>
          </table:table-cell>
          <table:table-cell table:formula="of:=INT(POWER([.$A136];[.B$1])*255)" office:value-type="float" office:value="224" calcext:value-type="float">
            <text:p>224</text:p>
          </table:table-cell>
          <table:table-cell table:formula="of:=INT(POWER([.$A136];[.C$1])*255)" office:value-type="float" office:value="134" calcext:value-type="float">
            <text:p>134</text:p>
          </table:table-cell>
          <table:table-cell table:formula="of:=INT(POWER([.$A136];[.D$1])*255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52941176505" calcext:value-type="float">
            <text:p>0.5294117651</text:p>
          </table:table-cell>
          <table:table-cell table:formula="of:=INT(POWER([.$A137];[.B$1])*255)" office:value-type="float" office:value="224" calcext:value-type="float">
            <text:p>224</text:p>
          </table:table-cell>
          <table:table-cell table:formula="of:=INT(POWER([.$A137];[.C$1])*255)" office:value-type="float" office:value="135" calcext:value-type="float">
            <text:p>135</text:p>
          </table:table-cell>
          <table:table-cell table:formula="of:=INT(POWER([.$A137];[.D$1])*255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53333333368" calcext:value-type="float">
            <text:p>0.5333333337</text:p>
          </table:table-cell>
          <table:table-cell table:formula="of:=INT(POWER([.$A138];[.B$1])*255)" office:value-type="float" office:value="224" calcext:value-type="float">
            <text:p>224</text:p>
          </table:table-cell>
          <table:table-cell table:formula="of:=INT(POWER([.$A138];[.C$1])*255)" office:value-type="float" office:value="136" calcext:value-type="float">
            <text:p>136</text:p>
          </table:table-cell>
          <table:table-cell table:formula="of:=INT(POWER([.$A138];[.D$1])*255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53725490231" calcext:value-type="float">
            <text:p>0.5372549023</text:p>
          </table:table-cell>
          <table:table-cell table:formula="of:=INT(POWER([.$A139];[.B$1])*255)" office:value-type="float" office:value="225" calcext:value-type="float">
            <text:p>225</text:p>
          </table:table-cell>
          <table:table-cell table:formula="of:=INT(POWER([.$A139];[.C$1])*255)" office:value-type="float" office:value="137" calcext:value-type="float">
            <text:p>137</text:p>
          </table:table-cell>
          <table:table-cell table:formula="of:=INT(POWER([.$A139];[.D$1])*255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54117647094" calcext:value-type="float">
            <text:p>0.5411764709</text:p>
          </table:table-cell>
          <table:table-cell table:formula="of:=INT(POWER([.$A140];[.B$1])*255)" office:value-type="float" office:value="225" calcext:value-type="float">
            <text:p>225</text:p>
          </table:table-cell>
          <table:table-cell table:formula="of:=INT(POWER([.$A140];[.C$1])*255)" office:value-type="float" office:value="138" calcext:value-type="float">
            <text:p>138</text:p>
          </table:table-cell>
          <table:table-cell table:formula="of:=INT(POWER([.$A140];[.D$1])*255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54509803957" calcext:value-type="float">
            <text:p>0.5450980396</text:p>
          </table:table-cell>
          <table:table-cell table:formula="of:=INT(POWER([.$A141];[.B$1])*255)" office:value-type="float" office:value="225" calcext:value-type="float">
            <text:p>225</text:p>
          </table:table-cell>
          <table:table-cell table:formula="of:=INT(POWER([.$A141];[.C$1])*255)" office:value-type="float" office:value="139" calcext:value-type="float">
            <text:p>139</text:p>
          </table:table-cell>
          <table:table-cell table:formula="of:=INT(POWER([.$A141];[.D$1])*255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5490196082" calcext:value-type="float">
            <text:p>0.5490196082</text:p>
          </table:table-cell>
          <table:table-cell table:formula="of:=INT(POWER([.$A142];[.B$1])*255)" office:value-type="float" office:value="226" calcext:value-type="float">
            <text:p>226</text:p>
          </table:table-cell>
          <table:table-cell table:formula="of:=INT(POWER([.$A142];[.C$1])*255)" office:value-type="float" office:value="140" calcext:value-type="float">
            <text:p>140</text:p>
          </table:table-cell>
          <table:table-cell table:formula="of:=INT(POWER([.$A142];[.D$1])*255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55294117683" calcext:value-type="float">
            <text:p>0.5529411768</text:p>
          </table:table-cell>
          <table:table-cell table:formula="of:=INT(POWER([.$A143];[.B$1])*255)" office:value-type="float" office:value="226" calcext:value-type="float">
            <text:p>226</text:p>
          </table:table-cell>
          <table:table-cell table:formula="of:=INT(POWER([.$A143];[.C$1])*255)" office:value-type="float" office:value="141" calcext:value-type="float">
            <text:p>141</text:p>
          </table:table-cell>
          <table:table-cell table:formula="of:=INT(POWER([.$A143];[.D$1])*255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55686274546" calcext:value-type="float">
            <text:p>0.5568627455</text:p>
          </table:table-cell>
          <table:table-cell table:formula="of:=INT(POWER([.$A144];[.B$1])*255)" office:value-type="float" office:value="226" calcext:value-type="float">
            <text:p>226</text:p>
          </table:table-cell>
          <table:table-cell table:formula="of:=INT(POWER([.$A144];[.C$1])*255)" office:value-type="float" office:value="142" calcext:value-type="float">
            <text:p>142</text:p>
          </table:table-cell>
          <table:table-cell table:formula="of:=INT(POWER([.$A144];[.D$1])*255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56078431409" calcext:value-type="float">
            <text:p>0.5607843141</text:p>
          </table:table-cell>
          <table:table-cell table:formula="of:=INT(POWER([.$A145];[.B$1])*255)" office:value-type="float" office:value="227" calcext:value-type="float">
            <text:p>227</text:p>
          </table:table-cell>
          <table:table-cell table:formula="of:=INT(POWER([.$A145];[.C$1])*255)" office:value-type="float" office:value="143" calcext:value-type="float">
            <text:p>143</text:p>
          </table:table-cell>
          <table:table-cell table:formula="of:=INT(POWER([.$A145];[.D$1])*255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56470588272" calcext:value-type="float">
            <text:p>0.5647058827</text:p>
          </table:table-cell>
          <table:table-cell table:formula="of:=INT(POWER([.$A146];[.B$1])*255)" office:value-type="float" office:value="227" calcext:value-type="float">
            <text:p>227</text:p>
          </table:table-cell>
          <table:table-cell table:formula="of:=INT(POWER([.$A146];[.C$1])*255)" office:value-type="float" office:value="144" calcext:value-type="float">
            <text:p>144</text:p>
          </table:table-cell>
          <table:table-cell table:formula="of:=INT(POWER([.$A146];[.D$1])*255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56862745135" calcext:value-type="float">
            <text:p>0.5686274514</text:p>
          </table:table-cell>
          <table:table-cell table:formula="of:=INT(POWER([.$A147];[.B$1])*255)" office:value-type="float" office:value="227" calcext:value-type="float">
            <text:p>227</text:p>
          </table:table-cell>
          <table:table-cell table:formula="of:=INT(POWER([.$A147];[.C$1])*255)" office:value-type="float" office:value="145" calcext:value-type="float">
            <text:p>145</text:p>
          </table:table-cell>
          <table:table-cell table:formula="of:=INT(POWER([.$A147];[.D$1])*255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57254901998" calcext:value-type="float">
            <text:p>0.57254902</text:p>
          </table:table-cell>
          <table:table-cell table:formula="of:=INT(POWER([.$A148];[.B$1])*255)" office:value-type="float" office:value="228" calcext:value-type="float">
            <text:p>228</text:p>
          </table:table-cell>
          <table:table-cell table:formula="of:=INT(POWER([.$A148];[.C$1])*255)" office:value-type="float" office:value="146" calcext:value-type="float">
            <text:p>146</text:p>
          </table:table-cell>
          <table:table-cell table:formula="of:=INT(POWER([.$A148];[.D$1])*255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7647058861" calcext:value-type="float">
            <text:p>0.5764705886</text:p>
          </table:table-cell>
          <table:table-cell table:formula="of:=INT(POWER([.$A149];[.B$1])*255)" office:value-type="float" office:value="228" calcext:value-type="float">
            <text:p>228</text:p>
          </table:table-cell>
          <table:table-cell table:formula="of:=INT(POWER([.$A149];[.C$1])*255)" office:value-type="float" office:value="147" calcext:value-type="float">
            <text:p>147</text:p>
          </table:table-cell>
          <table:table-cell table:formula="of:=INT(POWER([.$A149];[.D$1])*255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58039215724" calcext:value-type="float">
            <text:p>0.5803921572</text:p>
          </table:table-cell>
          <table:table-cell table:formula="of:=INT(POWER([.$A150];[.B$1])*255)" office:value-type="float" office:value="228" calcext:value-type="float">
            <text:p>228</text:p>
          </table:table-cell>
          <table:table-cell table:formula="of:=INT(POWER([.$A150];[.C$1])*255)" office:value-type="float" office:value="148" calcext:value-type="float">
            <text:p>148</text:p>
          </table:table-cell>
          <table:table-cell table:formula="of:=INT(POWER([.$A150];[.D$1])*255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58431372587" calcext:value-type="float">
            <text:p>0.5843137259</text:p>
          </table:table-cell>
          <table:table-cell table:formula="of:=INT(POWER([.$A151];[.B$1])*255)" office:value-type="float" office:value="229" calcext:value-type="float">
            <text:p>229</text:p>
          </table:table-cell>
          <table:table-cell table:formula="of:=INT(POWER([.$A151];[.C$1])*255)" office:value-type="float" office:value="149" calcext:value-type="float">
            <text:p>149</text:p>
          </table:table-cell>
          <table:table-cell table:formula="of:=INT(POWER([.$A151];[.D$1])*255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5882352945" calcext:value-type="float">
            <text:p>0.5882352945</text:p>
          </table:table-cell>
          <table:table-cell table:formula="of:=INT(POWER([.$A152];[.B$1])*255)" office:value-type="float" office:value="229" calcext:value-type="float">
            <text:p>229</text:p>
          </table:table-cell>
          <table:table-cell table:formula="of:=INT(POWER([.$A152];[.C$1])*255)" office:value-type="float" office:value="150" calcext:value-type="float">
            <text:p>150</text:p>
          </table:table-cell>
          <table:table-cell table:formula="of:=INT(POWER([.$A152];[.D$1])*255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59215686313" calcext:value-type="float">
            <text:p>0.5921568631</text:p>
          </table:table-cell>
          <table:table-cell table:formula="of:=INT(POWER([.$A153];[.B$1])*255)" office:value-type="float" office:value="229" calcext:value-type="float">
            <text:p>229</text:p>
          </table:table-cell>
          <table:table-cell table:formula="of:=INT(POWER([.$A153];[.C$1])*255)" office:value-type="float" office:value="151" calcext:value-type="float">
            <text:p>151</text:p>
          </table:table-cell>
          <table:table-cell table:formula="of:=INT(POWER([.$A153];[.D$1])*255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59607843176" calcext:value-type="float">
            <text:p>0.5960784318</text:p>
          </table:table-cell>
          <table:table-cell table:formula="of:=INT(POWER([.$A154];[.B$1])*255)" office:value-type="float" office:value="229" calcext:value-type="float">
            <text:p>229</text:p>
          </table:table-cell>
          <table:table-cell table:formula="of:=INT(POWER([.$A154];[.C$1])*255)" office:value-type="float" office:value="152" calcext:value-type="float">
            <text:p>152</text:p>
          </table:table-cell>
          <table:table-cell table:formula="of:=INT(POWER([.$A154];[.D$1])*255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60000000039" calcext:value-type="float">
            <text:p>0.6000000004</text:p>
          </table:table-cell>
          <table:table-cell table:formula="of:=INT(POWER([.$A155];[.B$1])*255)" office:value-type="float" office:value="230" calcext:value-type="float">
            <text:p>230</text:p>
          </table:table-cell>
          <table:table-cell table:formula="of:=INT(POWER([.$A155];[.C$1])*255)" office:value-type="float" office:value="153" calcext:value-type="float">
            <text:p>153</text:p>
          </table:table-cell>
          <table:table-cell table:formula="of:=INT(POWER([.$A155];[.D$1])*255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60392156902" calcext:value-type="float">
            <text:p>0.603921569</text:p>
          </table:table-cell>
          <table:table-cell table:formula="of:=INT(POWER([.$A156];[.B$1])*255)" office:value-type="float" office:value="230" calcext:value-type="float">
            <text:p>230</text:p>
          </table:table-cell>
          <table:table-cell table:formula="of:=INT(POWER([.$A156];[.C$1])*255)" office:value-type="float" office:value="154" calcext:value-type="float">
            <text:p>154</text:p>
          </table:table-cell>
          <table:table-cell table:formula="of:=INT(POWER([.$A156];[.D$1])*255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60784313765" calcext:value-type="float">
            <text:p>0.6078431377</text:p>
          </table:table-cell>
          <table:table-cell table:formula="of:=INT(POWER([.$A157];[.B$1])*255)" office:value-type="float" office:value="230" calcext:value-type="float">
            <text:p>230</text:p>
          </table:table-cell>
          <table:table-cell table:formula="of:=INT(POWER([.$A157];[.C$1])*255)" office:value-type="float" office:value="155" calcext:value-type="float">
            <text:p>155</text:p>
          </table:table-cell>
          <table:table-cell table:formula="of:=INT(POWER([.$A157];[.D$1])*255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61176470628" calcext:value-type="float">
            <text:p>0.6117647063</text:p>
          </table:table-cell>
          <table:table-cell table:formula="of:=INT(POWER([.$A158];[.B$1])*255)" office:value-type="float" office:value="231" calcext:value-type="float">
            <text:p>231</text:p>
          </table:table-cell>
          <table:table-cell table:formula="of:=INT(POWER([.$A158];[.C$1])*255)" office:value-type="float" office:value="156" calcext:value-type="float">
            <text:p>156</text:p>
          </table:table-cell>
          <table:table-cell table:formula="of:=INT(POWER([.$A158];[.D$1])*255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61568627491" calcext:value-type="float">
            <text:p>0.6156862749</text:p>
          </table:table-cell>
          <table:table-cell table:formula="of:=INT(POWER([.$A159];[.B$1])*255)" office:value-type="float" office:value="231" calcext:value-type="float">
            <text:p>231</text:p>
          </table:table-cell>
          <table:table-cell table:formula="of:=INT(POWER([.$A159];[.C$1])*255)" office:value-type="float" office:value="157" calcext:value-type="float">
            <text:p>157</text:p>
          </table:table-cell>
          <table:table-cell table:formula="of:=INT(POWER([.$A159];[.D$1])*255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61960784354" calcext:value-type="float">
            <text:p>0.6196078435</text:p>
          </table:table-cell>
          <table:table-cell table:formula="of:=INT(POWER([.$A160];[.B$1])*255)" office:value-type="float" office:value="231" calcext:value-type="float">
            <text:p>231</text:p>
          </table:table-cell>
          <table:table-cell table:formula="of:=INT(POWER([.$A160];[.C$1])*255)" office:value-type="float" office:value="158" calcext:value-type="float">
            <text:p>158</text:p>
          </table:table-cell>
          <table:table-cell table:formula="of:=INT(POWER([.$A160];[.D$1])*255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62352941217" calcext:value-type="float">
            <text:p>0.6235294122</text:p>
          </table:table-cell>
          <table:table-cell table:formula="of:=INT(POWER([.$A161];[.B$1])*255)" office:value-type="float" office:value="232" calcext:value-type="float">
            <text:p>232</text:p>
          </table:table-cell>
          <table:table-cell table:formula="of:=INT(POWER([.$A161];[.C$1])*255)" office:value-type="float" office:value="159" calcext:value-type="float">
            <text:p>159</text:p>
          </table:table-cell>
          <table:table-cell table:formula="of:=INT(POWER([.$A161];[.D$1])*255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6274509808" calcext:value-type="float">
            <text:p>0.6274509808</text:p>
          </table:table-cell>
          <table:table-cell table:formula="of:=INT(POWER([.$A162];[.B$1])*255)" office:value-type="float" office:value="232" calcext:value-type="float">
            <text:p>232</text:p>
          </table:table-cell>
          <table:table-cell table:formula="of:=INT(POWER([.$A162];[.C$1])*255)" office:value-type="float" office:value="160" calcext:value-type="float">
            <text:p>160</text:p>
          </table:table-cell>
          <table:table-cell table:formula="of:=INT(POWER([.$A162];[.D$1])*255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63137254943" calcext:value-type="float">
            <text:p>0.6313725494</text:p>
          </table:table-cell>
          <table:table-cell table:formula="of:=INT(POWER([.$A163];[.B$1])*255)" office:value-type="float" office:value="232" calcext:value-type="float">
            <text:p>232</text:p>
          </table:table-cell>
          <table:table-cell table:formula="of:=INT(POWER([.$A163];[.C$1])*255)" office:value-type="float" office:value="161" calcext:value-type="float">
            <text:p>161</text:p>
          </table:table-cell>
          <table:table-cell table:formula="of:=INT(POWER([.$A163];[.D$1])*255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63529411806" calcext:value-type="float">
            <text:p>0.6352941181</text:p>
          </table:table-cell>
          <table:table-cell table:formula="of:=INT(POWER([.$A164];[.B$1])*255)" office:value-type="float" office:value="232" calcext:value-type="float">
            <text:p>232</text:p>
          </table:table-cell>
          <table:table-cell table:formula="of:=INT(POWER([.$A164];[.C$1])*255)" office:value-type="float" office:value="162" calcext:value-type="float">
            <text:p>162</text:p>
          </table:table-cell>
          <table:table-cell table:formula="of:=INT(POWER([.$A164];[.D$1])*255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63921568669" calcext:value-type="float">
            <text:p>0.6392156867</text:p>
          </table:table-cell>
          <table:table-cell table:formula="of:=INT(POWER([.$A165];[.B$1])*255)" office:value-type="float" office:value="233" calcext:value-type="float">
            <text:p>233</text:p>
          </table:table-cell>
          <table:table-cell table:formula="of:=INT(POWER([.$A165];[.C$1])*255)" office:value-type="float" office:value="163" calcext:value-type="float">
            <text:p>163</text:p>
          </table:table-cell>
          <table:table-cell table:formula="of:=INT(POWER([.$A165];[.D$1])*255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64313725532" calcext:value-type="float">
            <text:p>0.6431372553</text:p>
          </table:table-cell>
          <table:table-cell table:formula="of:=INT(POWER([.$A166];[.B$1])*255)" office:value-type="float" office:value="233" calcext:value-type="float">
            <text:p>233</text:p>
          </table:table-cell>
          <table:table-cell table:formula="of:=INT(POWER([.$A166];[.C$1])*255)" office:value-type="float" office:value="164" calcext:value-type="float">
            <text:p>164</text:p>
          </table:table-cell>
          <table:table-cell table:formula="of:=INT(POWER([.$A166];[.D$1])*255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64705882395" calcext:value-type="float">
            <text:p>0.647058824</text:p>
          </table:table-cell>
          <table:table-cell table:formula="of:=INT(POWER([.$A167];[.B$1])*255)" office:value-type="float" office:value="233" calcext:value-type="float">
            <text:p>233</text:p>
          </table:table-cell>
          <table:table-cell table:formula="of:=INT(POWER([.$A167];[.C$1])*255)" office:value-type="float" office:value="165" calcext:value-type="float">
            <text:p>165</text:p>
          </table:table-cell>
          <table:table-cell table:formula="of:=INT(POWER([.$A167];[.D$1])*255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65098039258" calcext:value-type="float">
            <text:p>0.6509803926</text:p>
          </table:table-cell>
          <table:table-cell table:formula="of:=INT(POWER([.$A168];[.B$1])*255)" office:value-type="float" office:value="234" calcext:value-type="float">
            <text:p>234</text:p>
          </table:table-cell>
          <table:table-cell table:formula="of:=INT(POWER([.$A168];[.C$1])*255)" office:value-type="float" office:value="166" calcext:value-type="float">
            <text:p>166</text:p>
          </table:table-cell>
          <table:table-cell table:formula="of:=INT(POWER([.$A168];[.D$1])*255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65490196121" calcext:value-type="float">
            <text:p>0.6549019612</text:p>
          </table:table-cell>
          <table:table-cell table:formula="of:=INT(POWER([.$A169];[.B$1])*255)" office:value-type="float" office:value="234" calcext:value-type="float">
            <text:p>234</text:p>
          </table:table-cell>
          <table:table-cell table:formula="of:=INT(POWER([.$A169];[.C$1])*255)" office:value-type="float" office:value="167" calcext:value-type="float">
            <text:p>167</text:p>
          </table:table-cell>
          <table:table-cell table:formula="of:=INT(POWER([.$A169];[.D$1])*255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65882352984" calcext:value-type="float">
            <text:p>0.6588235298</text:p>
          </table:table-cell>
          <table:table-cell table:formula="of:=INT(POWER([.$A170];[.B$1])*255)" office:value-type="float" office:value="234" calcext:value-type="float">
            <text:p>234</text:p>
          </table:table-cell>
          <table:table-cell table:formula="of:=INT(POWER([.$A170];[.C$1])*255)" office:value-type="float" office:value="168" calcext:value-type="float">
            <text:p>168</text:p>
          </table:table-cell>
          <table:table-cell table:formula="of:=INT(POWER([.$A170];[.D$1])*255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66274509847" calcext:value-type="float">
            <text:p>0.6627450985</text:p>
          </table:table-cell>
          <table:table-cell table:formula="of:=INT(POWER([.$A171];[.B$1])*255)" office:value-type="float" office:value="234" calcext:value-type="float">
            <text:p>234</text:p>
          </table:table-cell>
          <table:table-cell table:formula="of:=INT(POWER([.$A171];[.C$1])*255)" office:value-type="float" office:value="169" calcext:value-type="float">
            <text:p>169</text:p>
          </table:table-cell>
          <table:table-cell table:formula="of:=INT(POWER([.$A171];[.D$1])*255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6666666671" calcext:value-type="float">
            <text:p>0.6666666671</text:p>
          </table:table-cell>
          <table:table-cell table:formula="of:=INT(POWER([.$A172];[.B$1])*255)" office:value-type="float" office:value="235" calcext:value-type="float">
            <text:p>235</text:p>
          </table:table-cell>
          <table:table-cell table:formula="of:=INT(POWER([.$A172];[.C$1])*255)" office:value-type="float" office:value="170" calcext:value-type="float">
            <text:p>170</text:p>
          </table:table-cell>
          <table:table-cell table:formula="of:=INT(POWER([.$A172];[.D$1])*255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67058823573" calcext:value-type="float">
            <text:p>0.6705882357</text:p>
          </table:table-cell>
          <table:table-cell table:formula="of:=INT(POWER([.$A173];[.B$1])*255)" office:value-type="float" office:value="235" calcext:value-type="float">
            <text:p>235</text:p>
          </table:table-cell>
          <table:table-cell table:formula="of:=INT(POWER([.$A173];[.C$1])*255)" office:value-type="float" office:value="171" calcext:value-type="float">
            <text:p>171</text:p>
          </table:table-cell>
          <table:table-cell table:formula="of:=INT(POWER([.$A173];[.D$1])*255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67450980436" calcext:value-type="float">
            <text:p>0.6745098044</text:p>
          </table:table-cell>
          <table:table-cell table:formula="of:=INT(POWER([.$A174];[.B$1])*255)" office:value-type="float" office:value="235" calcext:value-type="float">
            <text:p>235</text:p>
          </table:table-cell>
          <table:table-cell table:formula="of:=INT(POWER([.$A174];[.C$1])*255)" office:value-type="float" office:value="172" calcext:value-type="float">
            <text:p>172</text:p>
          </table:table-cell>
          <table:table-cell table:formula="of:=INT(POWER([.$A174];[.D$1])*255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67843137299" calcext:value-type="float">
            <text:p>0.678431373</text:p>
          </table:table-cell>
          <table:table-cell table:formula="of:=INT(POWER([.$A175];[.B$1])*255)" office:value-type="float" office:value="235" calcext:value-type="float">
            <text:p>235</text:p>
          </table:table-cell>
          <table:table-cell table:formula="of:=INT(POWER([.$A175];[.C$1])*255)" office:value-type="float" office:value="173" calcext:value-type="float">
            <text:p>173</text:p>
          </table:table-cell>
          <table:table-cell table:formula="of:=INT(POWER([.$A175];[.D$1])*255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68235294162" calcext:value-type="float">
            <text:p>0.6823529416</text:p>
          </table:table-cell>
          <table:table-cell table:formula="of:=INT(POWER([.$A176];[.B$1])*255)" office:value-type="float" office:value="236" calcext:value-type="float">
            <text:p>236</text:p>
          </table:table-cell>
          <table:table-cell table:formula="of:=INT(POWER([.$A176];[.C$1])*255)" office:value-type="float" office:value="174" calcext:value-type="float">
            <text:p>174</text:p>
          </table:table-cell>
          <table:table-cell table:formula="of:=INT(POWER([.$A176];[.D$1])*255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68627451025" calcext:value-type="float">
            <text:p>0.6862745103</text:p>
          </table:table-cell>
          <table:table-cell table:formula="of:=INT(POWER([.$A177];[.B$1])*255)" office:value-type="float" office:value="236" calcext:value-type="float">
            <text:p>236</text:p>
          </table:table-cell>
          <table:table-cell table:formula="of:=INT(POWER([.$A177];[.C$1])*255)" office:value-type="float" office:value="175" calcext:value-type="float">
            <text:p>175</text:p>
          </table:table-cell>
          <table:table-cell table:formula="of:=INT(POWER([.$A177];[.D$1])*255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69019607888" calcext:value-type="float">
            <text:p>0.6901960789</text:p>
          </table:table-cell>
          <table:table-cell table:formula="of:=INT(POWER([.$A178];[.B$1])*255)" office:value-type="float" office:value="236" calcext:value-type="float">
            <text:p>236</text:p>
          </table:table-cell>
          <table:table-cell table:formula="of:=INT(POWER([.$A178];[.C$1])*255)" office:value-type="float" office:value="176" calcext:value-type="float">
            <text:p>176</text:p>
          </table:table-cell>
          <table:table-cell table:formula="of:=INT(POWER([.$A178];[.D$1])*255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69411764751" calcext:value-type="float">
            <text:p>0.6941176475</text:p>
          </table:table-cell>
          <table:table-cell table:formula="of:=INT(POWER([.$A179];[.B$1])*255)" office:value-type="float" office:value="237" calcext:value-type="float">
            <text:p>237</text:p>
          </table:table-cell>
          <table:table-cell table:formula="of:=INT(POWER([.$A179];[.C$1])*255)" office:value-type="float" office:value="177" calcext:value-type="float">
            <text:p>177</text:p>
          </table:table-cell>
          <table:table-cell table:formula="of:=INT(POWER([.$A179];[.D$1])*255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69803921614" calcext:value-type="float">
            <text:p>0.6980392161</text:p>
          </table:table-cell>
          <table:table-cell table:formula="of:=INT(POWER([.$A180];[.B$1])*255)" office:value-type="float" office:value="237" calcext:value-type="float">
            <text:p>237</text:p>
          </table:table-cell>
          <table:table-cell table:formula="of:=INT(POWER([.$A180];[.C$1])*255)" office:value-type="float" office:value="178" calcext:value-type="float">
            <text:p>178</text:p>
          </table:table-cell>
          <table:table-cell table:formula="of:=INT(POWER([.$A180];[.D$1])*255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70196078477" calcext:value-type="float">
            <text:p>0.7019607848</text:p>
          </table:table-cell>
          <table:table-cell table:formula="of:=INT(POWER([.$A181];[.B$1])*255)" office:value-type="float" office:value="237" calcext:value-type="float">
            <text:p>237</text:p>
          </table:table-cell>
          <table:table-cell table:formula="of:=INT(POWER([.$A181];[.C$1])*255)" office:value-type="float" office:value="179" calcext:value-type="float">
            <text:p>179</text:p>
          </table:table-cell>
          <table:table-cell table:formula="of:=INT(POWER([.$A181];[.D$1])*255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.7058823534" calcext:value-type="float">
            <text:p>0.7058823534</text:p>
          </table:table-cell>
          <table:table-cell table:formula="of:=INT(POWER([.$A182];[.B$1])*255)" office:value-type="float" office:value="237" calcext:value-type="float">
            <text:p>237</text:p>
          </table:table-cell>
          <table:table-cell table:formula="of:=INT(POWER([.$A182];[.C$1])*255)" office:value-type="float" office:value="180" calcext:value-type="float">
            <text:p>180</text:p>
          </table:table-cell>
          <table:table-cell table:formula="of:=INT(POWER([.$A182];[.D$1])*255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70980392203" calcext:value-type="float">
            <text:p>0.709803922</text:p>
          </table:table-cell>
          <table:table-cell table:formula="of:=INT(POWER([.$A183];[.B$1])*255)" office:value-type="float" office:value="238" calcext:value-type="float">
            <text:p>238</text:p>
          </table:table-cell>
          <table:table-cell table:formula="of:=INT(POWER([.$A183];[.C$1])*255)" office:value-type="float" office:value="181" calcext:value-type="float">
            <text:p>181</text:p>
          </table:table-cell>
          <table:table-cell table:formula="of:=INT(POWER([.$A183];[.D$1])*255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71372549066" calcext:value-type="float">
            <text:p>0.7137254907</text:p>
          </table:table-cell>
          <table:table-cell table:formula="of:=INT(POWER([.$A184];[.B$1])*255)" office:value-type="float" office:value="238" calcext:value-type="float">
            <text:p>238</text:p>
          </table:table-cell>
          <table:table-cell table:formula="of:=INT(POWER([.$A184];[.C$1])*255)" office:value-type="float" office:value="182" calcext:value-type="float">
            <text:p>182</text:p>
          </table:table-cell>
          <table:table-cell table:formula="of:=INT(POWER([.$A184];[.D$1])*255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71764705929" calcext:value-type="float">
            <text:p>0.7176470593</text:p>
          </table:table-cell>
          <table:table-cell table:formula="of:=INT(POWER([.$A185];[.B$1])*255)" office:value-type="float" office:value="238" calcext:value-type="float">
            <text:p>238</text:p>
          </table:table-cell>
          <table:table-cell table:formula="of:=INT(POWER([.$A185];[.C$1])*255)" office:value-type="float" office:value="183" calcext:value-type="float">
            <text:p>183</text:p>
          </table:table-cell>
          <table:table-cell table:formula="of:=INT(POWER([.$A185];[.D$1])*255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72156862792" calcext:value-type="float">
            <text:p>0.7215686279</text:p>
          </table:table-cell>
          <table:table-cell table:formula="of:=INT(POWER([.$A186];[.B$1])*255)" office:value-type="float" office:value="238" calcext:value-type="float">
            <text:p>238</text:p>
          </table:table-cell>
          <table:table-cell table:formula="of:=INT(POWER([.$A186];[.C$1])*255)" office:value-type="float" office:value="184" calcext:value-type="float">
            <text:p>184</text:p>
          </table:table-cell>
          <table:table-cell table:formula="of:=INT(POWER([.$A186];[.D$1])*255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72549019655" calcext:value-type="float">
            <text:p>0.7254901966</text:p>
          </table:table-cell>
          <table:table-cell table:formula="of:=INT(POWER([.$A187];[.B$1])*255)" office:value-type="float" office:value="239" calcext:value-type="float">
            <text:p>239</text:p>
          </table:table-cell>
          <table:table-cell table:formula="of:=INT(POWER([.$A187];[.C$1])*255)" office:value-type="float" office:value="185" calcext:value-type="float">
            <text:p>185</text:p>
          </table:table-cell>
          <table:table-cell table:formula="of:=INT(POWER([.$A187];[.D$1])*255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72941176518" calcext:value-type="float">
            <text:p>0.7294117652</text:p>
          </table:table-cell>
          <table:table-cell table:formula="of:=INT(POWER([.$A188];[.B$1])*255)" office:value-type="float" office:value="239" calcext:value-type="float">
            <text:p>239</text:p>
          </table:table-cell>
          <table:table-cell table:formula="of:=INT(POWER([.$A188];[.C$1])*255)" office:value-type="float" office:value="186" calcext:value-type="float">
            <text:p>186</text:p>
          </table:table-cell>
          <table:table-cell table:formula="of:=INT(POWER([.$A188];[.D$1])*255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.73333333381" calcext:value-type="float">
            <text:p>0.7333333338</text:p>
          </table:table-cell>
          <table:table-cell table:formula="of:=INT(POWER([.$A189];[.B$1])*255)" office:value-type="float" office:value="239" calcext:value-type="float">
            <text:p>239</text:p>
          </table:table-cell>
          <table:table-cell table:formula="of:=INT(POWER([.$A189];[.C$1])*255)" office:value-type="float" office:value="187" calcext:value-type="float">
            <text:p>187</text:p>
          </table:table-cell>
          <table:table-cell table:formula="of:=INT(POWER([.$A189];[.D$1])*255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.73725490244" calcext:value-type="float">
            <text:p>0.7372549024</text:p>
          </table:table-cell>
          <table:table-cell table:formula="of:=INT(POWER([.$A190];[.B$1])*255)" office:value-type="float" office:value="239" calcext:value-type="float">
            <text:p>239</text:p>
          </table:table-cell>
          <table:table-cell table:formula="of:=INT(POWER([.$A190];[.C$1])*255)" office:value-type="float" office:value="188" calcext:value-type="float">
            <text:p>188</text:p>
          </table:table-cell>
          <table:table-cell table:formula="of:=INT(POWER([.$A190];[.D$1])*255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74117647107" calcext:value-type="float">
            <text:p>0.7411764711</text:p>
          </table:table-cell>
          <table:table-cell table:formula="of:=INT(POWER([.$A191];[.B$1])*255)" office:value-type="float" office:value="240" calcext:value-type="float">
            <text:p>240</text:p>
          </table:table-cell>
          <table:table-cell table:formula="of:=INT(POWER([.$A191];[.C$1])*255)" office:value-type="float" office:value="189" calcext:value-type="float">
            <text:p>189</text:p>
          </table:table-cell>
          <table:table-cell table:formula="of:=INT(POWER([.$A191];[.D$1])*255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7450980397" calcext:value-type="float">
            <text:p>0.7450980397</text:p>
          </table:table-cell>
          <table:table-cell table:formula="of:=INT(POWER([.$A192];[.B$1])*255)" office:value-type="float" office:value="240" calcext:value-type="float">
            <text:p>240</text:p>
          </table:table-cell>
          <table:table-cell table:formula="of:=INT(POWER([.$A192];[.C$1])*255)" office:value-type="float" office:value="190" calcext:value-type="float">
            <text:p>190</text:p>
          </table:table-cell>
          <table:table-cell table:formula="of:=INT(POWER([.$A192];[.D$1])*255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74901960833" calcext:value-type="float">
            <text:p>0.7490196083</text:p>
          </table:table-cell>
          <table:table-cell table:formula="of:=INT(POWER([.$A193];[.B$1])*255)" office:value-type="float" office:value="240" calcext:value-type="float">
            <text:p>240</text:p>
          </table:table-cell>
          <table:table-cell table:formula="of:=INT(POWER([.$A193];[.C$1])*255)" office:value-type="float" office:value="191" calcext:value-type="float">
            <text:p>191</text:p>
          </table:table-cell>
          <table:table-cell table:formula="of:=INT(POWER([.$A193];[.D$1])*255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75294117696" calcext:value-type="float">
            <text:p>0.752941177</text:p>
          </table:table-cell>
          <table:table-cell table:formula="of:=INT(POWER([.$A194];[.B$1])*255)" office:value-type="float" office:value="240" calcext:value-type="float">
            <text:p>240</text:p>
          </table:table-cell>
          <table:table-cell table:formula="of:=INT(POWER([.$A194];[.C$1])*255)" office:value-type="float" office:value="192" calcext:value-type="float">
            <text:p>192</text:p>
          </table:table-cell>
          <table:table-cell table:formula="of:=INT(POWER([.$A194];[.D$1])*255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75686274559" calcext:value-type="float">
            <text:p>0.7568627456</text:p>
          </table:table-cell>
          <table:table-cell table:formula="of:=INT(POWER([.$A195];[.B$1])*255)" office:value-type="float" office:value="241" calcext:value-type="float">
            <text:p>241</text:p>
          </table:table-cell>
          <table:table-cell table:formula="of:=INT(POWER([.$A195];[.C$1])*255)" office:value-type="float" office:value="193" calcext:value-type="float">
            <text:p>193</text:p>
          </table:table-cell>
          <table:table-cell table:formula="of:=INT(POWER([.$A195];[.D$1])*255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76078431422" calcext:value-type="float">
            <text:p>0.7607843142</text:p>
          </table:table-cell>
          <table:table-cell table:formula="of:=INT(POWER([.$A196];[.B$1])*255)" office:value-type="float" office:value="241" calcext:value-type="float">
            <text:p>241</text:p>
          </table:table-cell>
          <table:table-cell table:formula="of:=INT(POWER([.$A196];[.C$1])*255)" office:value-type="float" office:value="194" calcext:value-type="float">
            <text:p>194</text:p>
          </table:table-cell>
          <table:table-cell table:formula="of:=INT(POWER([.$A196];[.D$1])*255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76470588285" calcext:value-type="float">
            <text:p>0.7647058829</text:p>
          </table:table-cell>
          <table:table-cell table:formula="of:=INT(POWER([.$A197];[.B$1])*255)" office:value-type="float" office:value="241" calcext:value-type="float">
            <text:p>241</text:p>
          </table:table-cell>
          <table:table-cell table:formula="of:=INT(POWER([.$A197];[.C$1])*255)" office:value-type="float" office:value="195" calcext:value-type="float">
            <text:p>195</text:p>
          </table:table-cell>
          <table:table-cell table:formula="of:=INT(POWER([.$A197];[.D$1])*255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76862745148" calcext:value-type="float">
            <text:p>0.7686274515</text:p>
          </table:table-cell>
          <table:table-cell table:formula="of:=INT(POWER([.$A198];[.B$1])*255)" office:value-type="float" office:value="241" calcext:value-type="float">
            <text:p>241</text:p>
          </table:table-cell>
          <table:table-cell table:formula="of:=INT(POWER([.$A198];[.C$1])*255)" office:value-type="float" office:value="196" calcext:value-type="float">
            <text:p>196</text:p>
          </table:table-cell>
          <table:table-cell table:formula="of:=INT(POWER([.$A198];[.D$1])*255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.77254902011" calcext:value-type="float">
            <text:p>0.7725490201</text:p>
          </table:table-cell>
          <table:table-cell table:formula="of:=INT(POWER([.$A199];[.B$1])*255)" office:value-type="float" office:value="242" calcext:value-type="float">
            <text:p>242</text:p>
          </table:table-cell>
          <table:table-cell table:formula="of:=INT(POWER([.$A199];[.C$1])*255)" office:value-type="float" office:value="197" calcext:value-type="float">
            <text:p>197</text:p>
          </table:table-cell>
          <table:table-cell table:formula="of:=INT(POWER([.$A199];[.D$1])*255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77647058874" calcext:value-type="float">
            <text:p>0.7764705887</text:p>
          </table:table-cell>
          <table:table-cell table:formula="of:=INT(POWER([.$A200];[.B$1])*255)" office:value-type="float" office:value="242" calcext:value-type="float">
            <text:p>242</text:p>
          </table:table-cell>
          <table:table-cell table:formula="of:=INT(POWER([.$A200];[.C$1])*255)" office:value-type="float" office:value="198" calcext:value-type="float">
            <text:p>198</text:p>
          </table:table-cell>
          <table:table-cell table:formula="of:=INT(POWER([.$A200];[.D$1])*255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.78039215737" calcext:value-type="float">
            <text:p>0.7803921574</text:p>
          </table:table-cell>
          <table:table-cell table:formula="of:=INT(POWER([.$A201];[.B$1])*255)" office:value-type="float" office:value="242" calcext:value-type="float">
            <text:p>242</text:p>
          </table:table-cell>
          <table:table-cell table:formula="of:=INT(POWER([.$A201];[.C$1])*255)" office:value-type="float" office:value="199" calcext:value-type="float">
            <text:p>199</text:p>
          </table:table-cell>
          <table:table-cell table:formula="of:=INT(POWER([.$A201];[.D$1])*255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.784313726" calcext:value-type="float">
            <text:p>0.784313726</text:p>
          </table:table-cell>
          <table:table-cell table:formula="of:=INT(POWER([.$A202];[.B$1])*255)" office:value-type="float" office:value="242" calcext:value-type="float">
            <text:p>242</text:p>
          </table:table-cell>
          <table:table-cell table:formula="of:=INT(POWER([.$A202];[.C$1])*255)" office:value-type="float" office:value="200" calcext:value-type="float">
            <text:p>200</text:p>
          </table:table-cell>
          <table:table-cell table:formula="of:=INT(POWER([.$A202];[.D$1])*255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.78823529463" calcext:value-type="float">
            <text:p>0.7882352946</text:p>
          </table:table-cell>
          <table:table-cell table:formula="of:=INT(POWER([.$A203];[.B$1])*255)" office:value-type="float" office:value="243" calcext:value-type="float">
            <text:p>243</text:p>
          </table:table-cell>
          <table:table-cell table:formula="of:=INT(POWER([.$A203];[.C$1])*255)" office:value-type="float" office:value="201" calcext:value-type="float">
            <text:p>201</text:p>
          </table:table-cell>
          <table:table-cell table:formula="of:=INT(POWER([.$A203];[.D$1])*255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79215686326" calcext:value-type="float">
            <text:p>0.7921568633</text:p>
          </table:table-cell>
          <table:table-cell table:formula="of:=INT(POWER([.$A204];[.B$1])*255)" office:value-type="float" office:value="243" calcext:value-type="float">
            <text:p>243</text:p>
          </table:table-cell>
          <table:table-cell table:formula="of:=INT(POWER([.$A204];[.C$1])*255)" office:value-type="float" office:value="202" calcext:value-type="float">
            <text:p>202</text:p>
          </table:table-cell>
          <table:table-cell table:formula="of:=INT(POWER([.$A204];[.D$1])*255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79607843189" calcext:value-type="float">
            <text:p>0.7960784319</text:p>
          </table:table-cell>
          <table:table-cell table:formula="of:=INT(POWER([.$A205];[.B$1])*255)" office:value-type="float" office:value="243" calcext:value-type="float">
            <text:p>243</text:p>
          </table:table-cell>
          <table:table-cell table:formula="of:=INT(POWER([.$A205];[.C$1])*255)" office:value-type="float" office:value="203" calcext:value-type="float">
            <text:p>203</text:p>
          </table:table-cell>
          <table:table-cell table:formula="of:=INT(POWER([.$A205];[.D$1])*255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80000000052" calcext:value-type="float">
            <text:p>0.8000000005</text:p>
          </table:table-cell>
          <table:table-cell table:formula="of:=INT(POWER([.$A206];[.B$1])*255)" office:value-type="float" office:value="243" calcext:value-type="float">
            <text:p>243</text:p>
          </table:table-cell>
          <table:table-cell table:formula="of:=INT(POWER([.$A206];[.C$1])*255)" office:value-type="float" office:value="204" calcext:value-type="float">
            <text:p>204</text:p>
          </table:table-cell>
          <table:table-cell table:formula="of:=INT(POWER([.$A206];[.D$1])*255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80392156915" calcext:value-type="float">
            <text:p>0.8039215692</text:p>
          </table:table-cell>
          <table:table-cell table:formula="of:=INT(POWER([.$A207];[.B$1])*255)" office:value-type="float" office:value="244" calcext:value-type="float">
            <text:p>244</text:p>
          </table:table-cell>
          <table:table-cell table:formula="of:=INT(POWER([.$A207];[.C$1])*255)" office:value-type="float" office:value="205" calcext:value-type="float">
            <text:p>205</text:p>
          </table:table-cell>
          <table:table-cell table:formula="of:=INT(POWER([.$A207];[.D$1])*255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.80784313778" calcext:value-type="float">
            <text:p>0.8078431378</text:p>
          </table:table-cell>
          <table:table-cell table:formula="of:=INT(POWER([.$A208];[.B$1])*255)" office:value-type="float" office:value="244" calcext:value-type="float">
            <text:p>244</text:p>
          </table:table-cell>
          <table:table-cell table:formula="of:=INT(POWER([.$A208];[.C$1])*255)" office:value-type="float" office:value="206" calcext:value-type="float">
            <text:p>206</text:p>
          </table:table-cell>
          <table:table-cell table:formula="of:=INT(POWER([.$A208];[.D$1])*255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81176470641" calcext:value-type="float">
            <text:p>0.8117647064</text:p>
          </table:table-cell>
          <table:table-cell table:formula="of:=INT(POWER([.$A209];[.B$1])*255)" office:value-type="float" office:value="244" calcext:value-type="float">
            <text:p>244</text:p>
          </table:table-cell>
          <table:table-cell table:formula="of:=INT(POWER([.$A209];[.C$1])*255)" office:value-type="float" office:value="207" calcext:value-type="float">
            <text:p>207</text:p>
          </table:table-cell>
          <table:table-cell table:formula="of:=INT(POWER([.$A209];[.D$1])*255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81568627504" calcext:value-type="float">
            <text:p>0.815686275</text:p>
          </table:table-cell>
          <table:table-cell table:formula="of:=INT(POWER([.$A210];[.B$1])*255)" office:value-type="float" office:value="244" calcext:value-type="float">
            <text:p>244</text:p>
          </table:table-cell>
          <table:table-cell table:formula="of:=INT(POWER([.$A210];[.C$1])*255)" office:value-type="float" office:value="208" calcext:value-type="float">
            <text:p>208</text:p>
          </table:table-cell>
          <table:table-cell table:formula="of:=INT(POWER([.$A210];[.D$1])*255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81960784367" calcext:value-type="float">
            <text:p>0.8196078437</text:p>
          </table:table-cell>
          <table:table-cell table:formula="of:=INT(POWER([.$A211];[.B$1])*255)" office:value-type="float" office:value="245" calcext:value-type="float">
            <text:p>245</text:p>
          </table:table-cell>
          <table:table-cell table:formula="of:=INT(POWER([.$A211];[.C$1])*255)" office:value-type="float" office:value="209" calcext:value-type="float">
            <text:p>209</text:p>
          </table:table-cell>
          <table:table-cell table:formula="of:=INT(POWER([.$A211];[.D$1])*255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.8235294123" calcext:value-type="float">
            <text:p>0.8235294123</text:p>
          </table:table-cell>
          <table:table-cell table:formula="of:=INT(POWER([.$A212];[.B$1])*255)" office:value-type="float" office:value="245" calcext:value-type="float">
            <text:p>245</text:p>
          </table:table-cell>
          <table:table-cell table:formula="of:=INT(POWER([.$A212];[.C$1])*255)" office:value-type="float" office:value="210" calcext:value-type="float">
            <text:p>210</text:p>
          </table:table-cell>
          <table:table-cell table:formula="of:=INT(POWER([.$A212];[.D$1])*255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0.82745098093" calcext:value-type="float">
            <text:p>0.8274509809</text:p>
          </table:table-cell>
          <table:table-cell table:formula="of:=INT(POWER([.$A213];[.B$1])*255)" office:value-type="float" office:value="245" calcext:value-type="float">
            <text:p>245</text:p>
          </table:table-cell>
          <table:table-cell table:formula="of:=INT(POWER([.$A213];[.C$1])*255)" office:value-type="float" office:value="211" calcext:value-type="float">
            <text:p>211</text:p>
          </table:table-cell>
          <table:table-cell table:formula="of:=INT(POWER([.$A213];[.D$1])*255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0.83137254956" calcext:value-type="float">
            <text:p>0.8313725496</text:p>
          </table:table-cell>
          <table:table-cell table:formula="of:=INT(POWER([.$A214];[.B$1])*255)" office:value-type="float" office:value="245" calcext:value-type="float">
            <text:p>245</text:p>
          </table:table-cell>
          <table:table-cell table:formula="of:=INT(POWER([.$A214];[.C$1])*255)" office:value-type="float" office:value="212" calcext:value-type="float">
            <text:p>212</text:p>
          </table:table-cell>
          <table:table-cell table:formula="of:=INT(POWER([.$A214];[.D$1])*255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.83529411819" calcext:value-type="float">
            <text:p>0.8352941182</text:p>
          </table:table-cell>
          <table:table-cell table:formula="of:=INT(POWER([.$A215];[.B$1])*255)" office:value-type="float" office:value="245" calcext:value-type="float">
            <text:p>245</text:p>
          </table:table-cell>
          <table:table-cell table:formula="of:=INT(POWER([.$A215];[.C$1])*255)" office:value-type="float" office:value="213" calcext:value-type="float">
            <text:p>213</text:p>
          </table:table-cell>
          <table:table-cell table:formula="of:=INT(POWER([.$A215];[.D$1])*255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.83921568682" calcext:value-type="float">
            <text:p>0.8392156868</text:p>
          </table:table-cell>
          <table:table-cell table:formula="of:=INT(POWER([.$A216];[.B$1])*255)" office:value-type="float" office:value="246" calcext:value-type="float">
            <text:p>246</text:p>
          </table:table-cell>
          <table:table-cell table:formula="of:=INT(POWER([.$A216];[.C$1])*255)" office:value-type="float" office:value="214" calcext:value-type="float">
            <text:p>214</text:p>
          </table:table-cell>
          <table:table-cell table:formula="of:=INT(POWER([.$A216];[.D$1])*255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.84313725545" calcext:value-type="float">
            <text:p>0.8431372555</text:p>
          </table:table-cell>
          <table:table-cell table:formula="of:=INT(POWER([.$A217];[.B$1])*255)" office:value-type="float" office:value="246" calcext:value-type="float">
            <text:p>246</text:p>
          </table:table-cell>
          <table:table-cell table:formula="of:=INT(POWER([.$A217];[.C$1])*255)" office:value-type="float" office:value="215" calcext:value-type="float">
            <text:p>215</text:p>
          </table:table-cell>
          <table:table-cell table:formula="of:=INT(POWER([.$A217];[.D$1])*255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84705882408" calcext:value-type="float">
            <text:p>0.8470588241</text:p>
          </table:table-cell>
          <table:table-cell table:formula="of:=INT(POWER([.$A218];[.B$1])*255)" office:value-type="float" office:value="246" calcext:value-type="float">
            <text:p>246</text:p>
          </table:table-cell>
          <table:table-cell table:formula="of:=INT(POWER([.$A218];[.C$1])*255)" office:value-type="float" office:value="216" calcext:value-type="float">
            <text:p>216</text:p>
          </table:table-cell>
          <table:table-cell table:formula="of:=INT(POWER([.$A218];[.D$1])*255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85098039271" calcext:value-type="float">
            <text:p>0.8509803927</text:p>
          </table:table-cell>
          <table:table-cell table:formula="of:=INT(POWER([.$A219];[.B$1])*255)" office:value-type="float" office:value="246" calcext:value-type="float">
            <text:p>246</text:p>
          </table:table-cell>
          <table:table-cell table:formula="of:=INT(POWER([.$A219];[.C$1])*255)" office:value-type="float" office:value="217" calcext:value-type="float">
            <text:p>217</text:p>
          </table:table-cell>
          <table:table-cell table:formula="of:=INT(POWER([.$A219];[.D$1])*255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85490196134" calcext:value-type="float">
            <text:p>0.8549019613</text:p>
          </table:table-cell>
          <table:table-cell table:formula="of:=INT(POWER([.$A220];[.B$1])*255)" office:value-type="float" office:value="247" calcext:value-type="float">
            <text:p>247</text:p>
          </table:table-cell>
          <table:table-cell table:formula="of:=INT(POWER([.$A220];[.C$1])*255)" office:value-type="float" office:value="218" calcext:value-type="float">
            <text:p>218</text:p>
          </table:table-cell>
          <table:table-cell table:formula="of:=INT(POWER([.$A220];[.D$1])*255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85882352997" calcext:value-type="float">
            <text:p>0.85882353</text:p>
          </table:table-cell>
          <table:table-cell table:formula="of:=INT(POWER([.$A221];[.B$1])*255)" office:value-type="float" office:value="247" calcext:value-type="float">
            <text:p>247</text:p>
          </table:table-cell>
          <table:table-cell table:formula="of:=INT(POWER([.$A221];[.C$1])*255)" office:value-type="float" office:value="219" calcext:value-type="float">
            <text:p>219</text:p>
          </table:table-cell>
          <table:table-cell table:formula="of:=INT(POWER([.$A221];[.D$1])*255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8627450986" calcext:value-type="float">
            <text:p>0.8627450986</text:p>
          </table:table-cell>
          <table:table-cell table:formula="of:=INT(POWER([.$A222];[.B$1])*255)" office:value-type="float" office:value="247" calcext:value-type="float">
            <text:p>247</text:p>
          </table:table-cell>
          <table:table-cell table:formula="of:=INT(POWER([.$A222];[.C$1])*255)" office:value-type="float" office:value="220" calcext:value-type="float">
            <text:p>220</text:p>
          </table:table-cell>
          <table:table-cell table:formula="of:=INT(POWER([.$A222];[.D$1])*255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86666666723" calcext:value-type="float">
            <text:p>0.8666666672</text:p>
          </table:table-cell>
          <table:table-cell table:formula="of:=INT(POWER([.$A223];[.B$1])*255)" office:value-type="float" office:value="247" calcext:value-type="float">
            <text:p>247</text:p>
          </table:table-cell>
          <table:table-cell table:formula="of:=INT(POWER([.$A223];[.C$1])*255)" office:value-type="float" office:value="221" calcext:value-type="float">
            <text:p>221</text:p>
          </table:table-cell>
          <table:table-cell table:formula="of:=INT(POWER([.$A223];[.D$1])*255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87058823586" calcext:value-type="float">
            <text:p>0.8705882359</text:p>
          </table:table-cell>
          <table:table-cell table:formula="of:=INT(POWER([.$A224];[.B$1])*255)" office:value-type="float" office:value="248" calcext:value-type="float">
            <text:p>248</text:p>
          </table:table-cell>
          <table:table-cell table:formula="of:=INT(POWER([.$A224];[.C$1])*255)" office:value-type="float" office:value="222" calcext:value-type="float">
            <text:p>222</text:p>
          </table:table-cell>
          <table:table-cell table:formula="of:=INT(POWER([.$A224];[.D$1])*255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87450980449" calcext:value-type="float">
            <text:p>0.8745098045</text:p>
          </table:table-cell>
          <table:table-cell table:formula="of:=INT(POWER([.$A225];[.B$1])*255)" office:value-type="float" office:value="248" calcext:value-type="float">
            <text:p>248</text:p>
          </table:table-cell>
          <table:table-cell table:formula="of:=INT(POWER([.$A225];[.C$1])*255)" office:value-type="float" office:value="223" calcext:value-type="float">
            <text:p>223</text:p>
          </table:table-cell>
          <table:table-cell table:formula="of:=INT(POWER([.$A225];[.D$1])*255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87843137312" calcext:value-type="float">
            <text:p>0.8784313731</text:p>
          </table:table-cell>
          <table:table-cell table:formula="of:=INT(POWER([.$A226];[.B$1])*255)" office:value-type="float" office:value="248" calcext:value-type="float">
            <text:p>248</text:p>
          </table:table-cell>
          <table:table-cell table:formula="of:=INT(POWER([.$A226];[.C$1])*255)" office:value-type="float" office:value="224" calcext:value-type="float">
            <text:p>224</text:p>
          </table:table-cell>
          <table:table-cell table:formula="of:=INT(POWER([.$A226];[.D$1])*255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.88235294175" calcext:value-type="float">
            <text:p>0.8823529418</text:p>
          </table:table-cell>
          <table:table-cell table:formula="of:=INT(POWER([.$A227];[.B$1])*255)" office:value-type="float" office:value="248" calcext:value-type="float">
            <text:p>248</text:p>
          </table:table-cell>
          <table:table-cell table:formula="of:=INT(POWER([.$A227];[.C$1])*255)" office:value-type="float" office:value="225" calcext:value-type="float">
            <text:p>225</text:p>
          </table:table-cell>
          <table:table-cell table:formula="of:=INT(POWER([.$A227];[.D$1])*255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0.88627451038" calcext:value-type="float">
            <text:p>0.8862745104</text:p>
          </table:table-cell>
          <table:table-cell table:formula="of:=INT(POWER([.$A228];[.B$1])*255)" office:value-type="float" office:value="248" calcext:value-type="float">
            <text:p>248</text:p>
          </table:table-cell>
          <table:table-cell table:formula="of:=INT(POWER([.$A228];[.C$1])*255)" office:value-type="float" office:value="226" calcext:value-type="float">
            <text:p>226</text:p>
          </table:table-cell>
          <table:table-cell table:formula="of:=INT(POWER([.$A228];[.D$1])*255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0.89019607901" calcext:value-type="float">
            <text:p>0.890196079</text:p>
          </table:table-cell>
          <table:table-cell table:formula="of:=INT(POWER([.$A229];[.B$1])*255)" office:value-type="float" office:value="249" calcext:value-type="float">
            <text:p>249</text:p>
          </table:table-cell>
          <table:table-cell table:formula="of:=INT(POWER([.$A229];[.C$1])*255)" office:value-type="float" office:value="227" calcext:value-type="float">
            <text:p>227</text:p>
          </table:table-cell>
          <table:table-cell table:formula="of:=INT(POWER([.$A229];[.D$1])*255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89411764764" calcext:value-type="float">
            <text:p>0.8941176476</text:p>
          </table:table-cell>
          <table:table-cell table:formula="of:=INT(POWER([.$A230];[.B$1])*255)" office:value-type="float" office:value="249" calcext:value-type="float">
            <text:p>249</text:p>
          </table:table-cell>
          <table:table-cell table:formula="of:=INT(POWER([.$A230];[.C$1])*255)" office:value-type="float" office:value="228" calcext:value-type="float">
            <text:p>228</text:p>
          </table:table-cell>
          <table:table-cell table:formula="of:=INT(POWER([.$A230];[.D$1])*255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0.89803921627" calcext:value-type="float">
            <text:p>0.8980392163</text:p>
          </table:table-cell>
          <table:table-cell table:formula="of:=INT(POWER([.$A231];[.B$1])*255)" office:value-type="float" office:value="249" calcext:value-type="float">
            <text:p>249</text:p>
          </table:table-cell>
          <table:table-cell table:formula="of:=INT(POWER([.$A231];[.C$1])*255)" office:value-type="float" office:value="229" calcext:value-type="float">
            <text:p>229</text:p>
          </table:table-cell>
          <table:table-cell table:formula="of:=INT(POWER([.$A231];[.D$1])*255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0.9019607849" calcext:value-type="float">
            <text:p>0.9019607849</text:p>
          </table:table-cell>
          <table:table-cell table:formula="of:=INT(POWER([.$A232];[.B$1])*255)" office:value-type="float" office:value="249" calcext:value-type="float">
            <text:p>249</text:p>
          </table:table-cell>
          <table:table-cell table:formula="of:=INT(POWER([.$A232];[.C$1])*255)" office:value-type="float" office:value="230" calcext:value-type="float">
            <text:p>230</text:p>
          </table:table-cell>
          <table:table-cell table:formula="of:=INT(POWER([.$A232];[.D$1])*255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0.90588235353" calcext:value-type="float">
            <text:p>0.9058823535</text:p>
          </table:table-cell>
          <table:table-cell table:formula="of:=INT(POWER([.$A233];[.B$1])*255)" office:value-type="float" office:value="250" calcext:value-type="float">
            <text:p>250</text:p>
          </table:table-cell>
          <table:table-cell table:formula="of:=INT(POWER([.$A233];[.C$1])*255)" office:value-type="float" office:value="231" calcext:value-type="float">
            <text:p>231</text:p>
          </table:table-cell>
          <table:table-cell table:formula="of:=INT(POWER([.$A233];[.D$1])*255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0.90980392216" calcext:value-type="float">
            <text:p>0.9098039222</text:p>
          </table:table-cell>
          <table:table-cell table:formula="of:=INT(POWER([.$A234];[.B$1])*255)" office:value-type="float" office:value="250" calcext:value-type="float">
            <text:p>250</text:p>
          </table:table-cell>
          <table:table-cell table:formula="of:=INT(POWER([.$A234];[.C$1])*255)" office:value-type="float" office:value="232" calcext:value-type="float">
            <text:p>232</text:p>
          </table:table-cell>
          <table:table-cell table:formula="of:=INT(POWER([.$A234];[.D$1])*255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0.91372549079" calcext:value-type="float">
            <text:p>0.9137254908</text:p>
          </table:table-cell>
          <table:table-cell table:formula="of:=INT(POWER([.$A235];[.B$1])*255)" office:value-type="float" office:value="250" calcext:value-type="float">
            <text:p>250</text:p>
          </table:table-cell>
          <table:table-cell table:formula="of:=INT(POWER([.$A235];[.C$1])*255)" office:value-type="float" office:value="233" calcext:value-type="float">
            <text:p>233</text:p>
          </table:table-cell>
          <table:table-cell table:formula="of:=INT(POWER([.$A235];[.D$1])*255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0.91764705942" calcext:value-type="float">
            <text:p>0.9176470594</text:p>
          </table:table-cell>
          <table:table-cell table:formula="of:=INT(POWER([.$A236];[.B$1])*255)" office:value-type="float" office:value="250" calcext:value-type="float">
            <text:p>250</text:p>
          </table:table-cell>
          <table:table-cell table:formula="of:=INT(POWER([.$A236];[.C$1])*255)" office:value-type="float" office:value="234" calcext:value-type="float">
            <text:p>234</text:p>
          </table:table-cell>
          <table:table-cell table:formula="of:=INT(POWER([.$A236];[.D$1])*255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92156862805" calcext:value-type="float">
            <text:p>0.9215686281</text:p>
          </table:table-cell>
          <table:table-cell table:formula="of:=INT(POWER([.$A237];[.B$1])*255)" office:value-type="float" office:value="250" calcext:value-type="float">
            <text:p>250</text:p>
          </table:table-cell>
          <table:table-cell table:formula="of:=INT(POWER([.$A237];[.C$1])*255)" office:value-type="float" office:value="235" calcext:value-type="float">
            <text:p>235</text:p>
          </table:table-cell>
          <table:table-cell table:formula="of:=INT(POWER([.$A237];[.D$1])*255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0.92549019668" calcext:value-type="float">
            <text:p>0.9254901967</text:p>
          </table:table-cell>
          <table:table-cell table:formula="of:=INT(POWER([.$A238];[.B$1])*255)" office:value-type="float" office:value="251" calcext:value-type="float">
            <text:p>251</text:p>
          </table:table-cell>
          <table:table-cell table:formula="of:=INT(POWER([.$A238];[.C$1])*255)" office:value-type="float" office:value="236" calcext:value-type="float">
            <text:p>236</text:p>
          </table:table-cell>
          <table:table-cell table:formula="of:=INT(POWER([.$A238];[.D$1])*255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0.92941176531" calcext:value-type="float">
            <text:p>0.9294117653</text:p>
          </table:table-cell>
          <table:table-cell table:formula="of:=INT(POWER([.$A239];[.B$1])*255)" office:value-type="float" office:value="251" calcext:value-type="float">
            <text:p>251</text:p>
          </table:table-cell>
          <table:table-cell table:formula="of:=INT(POWER([.$A239];[.C$1])*255)" office:value-type="float" office:value="237" calcext:value-type="float">
            <text:p>237</text:p>
          </table:table-cell>
          <table:table-cell table:formula="of:=INT(POWER([.$A239];[.D$1])*255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93333333394" calcext:value-type="float">
            <text:p>0.9333333339</text:p>
          </table:table-cell>
          <table:table-cell table:formula="of:=INT(POWER([.$A240];[.B$1])*255)" office:value-type="float" office:value="251" calcext:value-type="float">
            <text:p>251</text:p>
          </table:table-cell>
          <table:table-cell table:formula="of:=INT(POWER([.$A240];[.C$1])*255)" office:value-type="float" office:value="238" calcext:value-type="float">
            <text:p>238</text:p>
          </table:table-cell>
          <table:table-cell table:formula="of:=INT(POWER([.$A240];[.D$1])*255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0.93725490257" calcext:value-type="float">
            <text:p>0.9372549026</text:p>
          </table:table-cell>
          <table:table-cell table:formula="of:=INT(POWER([.$A241];[.B$1])*255)" office:value-type="float" office:value="251" calcext:value-type="float">
            <text:p>251</text:p>
          </table:table-cell>
          <table:table-cell table:formula="of:=INT(POWER([.$A241];[.C$1])*255)" office:value-type="float" office:value="239" calcext:value-type="float">
            <text:p>239</text:p>
          </table:table-cell>
          <table:table-cell table:formula="of:=INT(POWER([.$A241];[.D$1])*255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0.9411764712" calcext:value-type="float">
            <text:p>0.9411764712</text:p>
          </table:table-cell>
          <table:table-cell table:formula="of:=INT(POWER([.$A242];[.B$1])*255)" office:value-type="float" office:value="251" calcext:value-type="float">
            <text:p>251</text:p>
          </table:table-cell>
          <table:table-cell table:formula="of:=INT(POWER([.$A242];[.C$1])*255)" office:value-type="float" office:value="240" calcext:value-type="float">
            <text:p>240</text:p>
          </table:table-cell>
          <table:table-cell table:formula="of:=INT(POWER([.$A242];[.D$1])*255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94509803983" calcext:value-type="float">
            <text:p>0.9450980398</text:p>
          </table:table-cell>
          <table:table-cell table:formula="of:=INT(POWER([.$A243];[.B$1])*255)" office:value-type="float" office:value="252" calcext:value-type="float">
            <text:p>252</text:p>
          </table:table-cell>
          <table:table-cell table:formula="of:=INT(POWER([.$A243];[.C$1])*255)" office:value-type="float" office:value="241" calcext:value-type="float">
            <text:p>241</text:p>
          </table:table-cell>
          <table:table-cell table:formula="of:=INT(POWER([.$A243];[.D$1])*255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0.94901960846" calcext:value-type="float">
            <text:p>0.9490196085</text:p>
          </table:table-cell>
          <table:table-cell table:formula="of:=INT(POWER([.$A244];[.B$1])*255)" office:value-type="float" office:value="252" calcext:value-type="float">
            <text:p>252</text:p>
          </table:table-cell>
          <table:table-cell table:formula="of:=INT(POWER([.$A244];[.C$1])*255)" office:value-type="float" office:value="242" calcext:value-type="float">
            <text:p>242</text:p>
          </table:table-cell>
          <table:table-cell table:formula="of:=INT(POWER([.$A244];[.D$1])*255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0.95294117709" calcext:value-type="float">
            <text:p>0.9529411771</text:p>
          </table:table-cell>
          <table:table-cell table:formula="of:=INT(POWER([.$A245];[.B$1])*255)" office:value-type="float" office:value="252" calcext:value-type="float">
            <text:p>252</text:p>
          </table:table-cell>
          <table:table-cell table:formula="of:=INT(POWER([.$A245];[.C$1])*255)" office:value-type="float" office:value="243" calcext:value-type="float">
            <text:p>243</text:p>
          </table:table-cell>
          <table:table-cell table:formula="of:=INT(POWER([.$A245];[.D$1])*255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95686274572" calcext:value-type="float">
            <text:p>0.9568627457</text:p>
          </table:table-cell>
          <table:table-cell table:formula="of:=INT(POWER([.$A246];[.B$1])*255)" office:value-type="float" office:value="252" calcext:value-type="float">
            <text:p>252</text:p>
          </table:table-cell>
          <table:table-cell table:formula="of:=INT(POWER([.$A246];[.C$1])*255)" office:value-type="float" office:value="244" calcext:value-type="float">
            <text:p>244</text:p>
          </table:table-cell>
          <table:table-cell table:formula="of:=INT(POWER([.$A246];[.D$1])*255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0.96078431435" calcext:value-type="float">
            <text:p>0.9607843144</text:p>
          </table:table-cell>
          <table:table-cell table:formula="of:=INT(POWER([.$A247];[.B$1])*255)" office:value-type="float" office:value="252" calcext:value-type="float">
            <text:p>252</text:p>
          </table:table-cell>
          <table:table-cell table:formula="of:=INT(POWER([.$A247];[.C$1])*255)" office:value-type="float" office:value="245" calcext:value-type="float">
            <text:p>245</text:p>
          </table:table-cell>
          <table:table-cell table:formula="of:=INT(POWER([.$A247];[.D$1])*255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0.96470588298" calcext:value-type="float">
            <text:p>0.964705883</text:p>
          </table:table-cell>
          <table:table-cell table:formula="of:=INT(POWER([.$A248];[.B$1])*255)" office:value-type="float" office:value="253" calcext:value-type="float">
            <text:p>253</text:p>
          </table:table-cell>
          <table:table-cell table:formula="of:=INT(POWER([.$A248];[.C$1])*255)" office:value-type="float" office:value="246" calcext:value-type="float">
            <text:p>246</text:p>
          </table:table-cell>
          <table:table-cell table:formula="of:=INT(POWER([.$A248];[.D$1])*255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0.96862745161" calcext:value-type="float">
            <text:p>0.9686274516</text:p>
          </table:table-cell>
          <table:table-cell table:formula="of:=INT(POWER([.$A249];[.B$1])*255)" office:value-type="float" office:value="253" calcext:value-type="float">
            <text:p>253</text:p>
          </table:table-cell>
          <table:table-cell table:formula="of:=INT(POWER([.$A249];[.C$1])*255)" office:value-type="float" office:value="247" calcext:value-type="float">
            <text:p>247</text:p>
          </table:table-cell>
          <table:table-cell table:formula="of:=INT(POWER([.$A249];[.D$1])*255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0.97254902024" calcext:value-type="float">
            <text:p>0.9725490202</text:p>
          </table:table-cell>
          <table:table-cell table:formula="of:=INT(POWER([.$A250];[.B$1])*255)" office:value-type="float" office:value="253" calcext:value-type="float">
            <text:p>253</text:p>
          </table:table-cell>
          <table:table-cell table:formula="of:=INT(POWER([.$A250];[.C$1])*255)" office:value-type="float" office:value="248" calcext:value-type="float">
            <text:p>248</text:p>
          </table:table-cell>
          <table:table-cell table:formula="of:=INT(POWER([.$A250];[.D$1])*255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0.97647058887" calcext:value-type="float">
            <text:p>0.9764705889</text:p>
          </table:table-cell>
          <table:table-cell table:formula="of:=INT(POWER([.$A251];[.B$1])*255)" office:value-type="float" office:value="253" calcext:value-type="float">
            <text:p>253</text:p>
          </table:table-cell>
          <table:table-cell table:formula="of:=INT(POWER([.$A251];[.C$1])*255)" office:value-type="float" office:value="249" calcext:value-type="float">
            <text:p>249</text:p>
          </table:table-cell>
          <table:table-cell table:formula="of:=INT(POWER([.$A251];[.D$1])*255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0.9803921575" calcext:value-type="float">
            <text:p>0.9803921575</text:p>
          </table:table-cell>
          <table:table-cell table:formula="of:=INT(POWER([.$A252];[.B$1])*255)" office:value-type="float" office:value="253" calcext:value-type="float">
            <text:p>253</text:p>
          </table:table-cell>
          <table:table-cell table:formula="of:=INT(POWER([.$A252];[.C$1])*255)" office:value-type="float" office:value="250" calcext:value-type="float">
            <text:p>250</text:p>
          </table:table-cell>
          <table:table-cell table:formula="of:=INT(POWER([.$A252];[.D$1])*255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.98431372613" calcext:value-type="float">
            <text:p>0.9843137261</text:p>
          </table:table-cell>
          <table:table-cell table:formula="of:=INT(POWER([.$A253];[.B$1])*255)" office:value-type="float" office:value="254" calcext:value-type="float">
            <text:p>254</text:p>
          </table:table-cell>
          <table:table-cell table:formula="of:=INT(POWER([.$A253];[.C$1])*255)" office:value-type="float" office:value="251" calcext:value-type="float">
            <text:p>251</text:p>
          </table:table-cell>
          <table:table-cell table:formula="of:=INT(POWER([.$A253];[.D$1])*255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0.98823529476" calcext:value-type="float">
            <text:p>0.9882352948</text:p>
          </table:table-cell>
          <table:table-cell table:formula="of:=INT(POWER([.$A254];[.B$1])*255)" office:value-type="float" office:value="254" calcext:value-type="float">
            <text:p>254</text:p>
          </table:table-cell>
          <table:table-cell table:formula="of:=INT(POWER([.$A254];[.C$1])*255)" office:value-type="float" office:value="252" calcext:value-type="float">
            <text:p>252</text:p>
          </table:table-cell>
          <table:table-cell table:formula="of:=INT(POWER([.$A254];[.D$1])*255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0.99215686339" calcext:value-type="float">
            <text:p>0.9921568634</text:p>
          </table:table-cell>
          <table:table-cell table:formula="of:=INT(POWER([.$A255];[.B$1])*255)" office:value-type="float" office:value="254" calcext:value-type="float">
            <text:p>254</text:p>
          </table:table-cell>
          <table:table-cell table:formula="of:=INT(POWER([.$A255];[.C$1])*255)" office:value-type="float" office:value="253" calcext:value-type="float">
            <text:p>253</text:p>
          </table:table-cell>
          <table:table-cell table:formula="of:=INT(POWER([.$A255];[.D$1])*255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0.99607843202" calcext:value-type="float">
            <text:p>0.996078432</text:p>
          </table:table-cell>
          <table:table-cell table:formula="of:=INT(POWER([.$A256];[.B$1])*255)" office:value-type="float" office:value="254" calcext:value-type="float">
            <text:p>254</text:p>
          </table:table-cell>
          <table:table-cell table:formula="of:=INT(POWER([.$A256];[.C$1])*255)" office:value-type="float" office:value="254" calcext:value-type="float">
            <text:p>254</text:p>
          </table:table-cell>
          <table:table-cell table:formula="of:=INT(POWER([.$A256];[.D$1])*255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.00000000065" calcext:value-type="float">
            <text:p>1.0000000007</text:p>
          </table:table-cell>
          <table:table-cell table:formula="of:=INT(POWER([.$A257];[.B$1])*255)" office:value-type="float" office:value="255" calcext:value-type="float">
            <text:p>255</text:p>
          </table:table-cell>
          <table:table-cell table:formula="of:=INT(POWER([.$A257];[.C$1])*255)" office:value-type="float" office:value="255" calcext:value-type="float">
            <text:p>255</text:p>
          </table:table-cell>
          <table:table-cell table:formula="of:=INT(POWER([.$A257];[.D$1])*255)" office:value-type="float" office:value="255" calcext:value-type="float">
            <text:p>255</text:p>
          </table:table-cell>
        </table:table-row>
      </table:table>
      <table:table table:name="BW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T([.$A3]*([.B$256]-[.B$2])/[.$A$256]+[.B$2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T([.$A4]*([.B$256]-[.B$2])/[.$A$256]+[.B$2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T([.$A5]*([.B$256]-[.B$2])/[.$A$256]+[.B$2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[.$A6]*([.B$256]-[.B$2])/[.$A$256]+[.B$2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T([.$A7]*([.B$256]-[.B$2])/[.$A$256]+[.B$2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T([.$A8]*([.B$256]-[.B$2])/[.$A$256]+[.B$2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T([.$A9]*([.B$256]-[.B$2])/[.$A$256]+[.B$2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T([.$A10]*([.B$256]-[.B$2])/[.$A$256]+[.B$2]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NT([.$A11]*([.B$256]-[.B$2])/[.$A$256]+[.B$2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NT([.$A12]*([.B$256]-[.B$2])/[.$A$256]+[.B$2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T([.$A13]*([.B$256]-[.B$2])/[.$A$256]+[.B$2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NT([.$A14]*([.B$256]-[.B$2])/[.$A$256]+[.B$2]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NT([.$A15]*([.B$256]-[.B$2])/[.$A$256]+[.B$2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NT([.$A16]*([.B$256]-[.B$2])/[.$A$256]+[.B$2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NT([.$A17]*([.B$256]-[.B$2])/[.$A$256]+[.B$2]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NT([.$A18]*([.B$256]-[.B$2])/[.$A$256]+[.B$2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NT([.$A19]*([.B$256]-[.B$2])/[.$A$256]+[.B$2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NT([.$A20]*([.B$256]-[.B$2])/[.$A$256]+[.B$2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NT([.$A21]*([.B$256]-[.B$2])/[.$A$256]+[.B$2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NT([.$A22]*([.B$256]-[.B$2])/[.$A$256]+[.B$2]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T([.$A23]*([.B$256]-[.B$2])/[.$A$256]+[.B$2]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NT([.$A24]*([.B$256]-[.B$2])/[.$A$256]+[.B$2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NT([.$A25]*([.B$256]-[.B$2])/[.$A$256]+[.B$2]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NT([.$A26]*([.B$256]-[.B$2])/[.$A$256]+[.B$2]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NT([.$A27]*([.B$256]-[.B$2])/[.$A$256]+[.B$2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NT([.$A28]*([.B$256]-[.B$2])/[.$A$256]+[.B$2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NT([.$A29]*([.B$256]-[.B$2])/[.$A$256]+[.B$2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NT([.$A30]*([.B$256]-[.B$2])/[.$A$256]+[.B$2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NT([.$A31]*([.B$256]-[.B$2])/[.$A$256]+[.B$2]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NT([.$A32]*([.B$256]-[.B$2])/[.$A$256]+[.B$2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T([.$A33]*([.B$256]-[.B$2])/[.$A$256]+[.B$2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NT([.$A34]*([.B$256]-[.B$2])/[.$A$256]+[.B$2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NT([.$A35]*([.B$256]-[.B$2])/[.$A$256]+[.B$2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NT([.$A36]*([.B$256]-[.B$2])/[.$A$256]+[.B$2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NT([.$A37]*([.B$256]-[.B$2])/[.$A$256]+[.B$2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NT([.$A38]*([.B$256]-[.B$2])/[.$A$256]+[.B$2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NT([.$A39]*([.B$256]-[.B$2])/[.$A$256]+[.B$2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NT([.$A40]*([.B$256]-[.B$2])/[.$A$256]+[.B$2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NT([.$A41]*([.B$256]-[.B$2])/[.$A$256]+[.B$2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NT([.$A42]*([.B$256]-[.B$2])/[.$A$256]+[.B$2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T([.$A43]*([.B$256]-[.B$2])/[.$A$256]+[.B$2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NT([.$A44]*([.B$256]-[.B$2])/[.$A$256]+[.B$2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NT([.$A45]*([.B$256]-[.B$2])/[.$A$256]+[.B$2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NT([.$A46]*([.B$256]-[.B$2])/[.$A$256]+[.B$2]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NT([.$A47]*([.B$256]-[.B$2])/[.$A$256]+[.B$2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NT([.$A48]*([.B$256]-[.B$2])/[.$A$256]+[.B$2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NT([.$A49]*([.B$256]-[.B$2])/[.$A$256]+[.B$2]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NT([.$A50]*([.B$256]-[.B$2])/[.$A$256]+[.B$2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NT([.$A51]*([.B$256]-[.B$2])/[.$A$256]+[.B$2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NT([.$A52]*([.B$256]-[.B$2])/[.$A$256]+[.B$2]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T([.$A53]*([.B$256]-[.B$2])/[.$A$256]+[.B$2]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NT([.$A54]*([.B$256]-[.B$2])/[.$A$256]+[.B$2]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NT([.$A55]*([.B$256]-[.B$2])/[.$A$256]+[.B$2]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NT([.$A56]*([.B$256]-[.B$2])/[.$A$256]+[.B$2]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NT([.$A57]*([.B$256]-[.B$2])/[.$A$256]+[.B$2]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NT([.$A58]*([.B$256]-[.B$2])/[.$A$256]+[.B$2]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NT([.$A59]*([.B$256]-[.B$2])/[.$A$256]+[.B$2]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NT([.$A60]*([.B$256]-[.B$2])/[.$A$256]+[.B$2]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NT([.$A61]*([.B$256]-[.B$2])/[.$A$256]+[.B$2]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NT([.$A62]*([.B$256]-[.B$2])/[.$A$256]+[.B$2]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NT([.$A63]*([.B$256]-[.B$2])/[.$A$256]+[.B$2]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NT([.$A64]*([.B$256]-[.B$2])/[.$A$256]+[.B$2]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NT([.$A65]*([.B$256]-[.B$2])/[.$A$256]+[.B$2]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NT([.$A66]*([.B$256]-[.B$2])/[.$A$256]+[.B$2]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NT([.$A67]*([.B$256]-[.B$2])/[.$A$256]+[.B$2]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NT([.$A68]*([.B$256]-[.B$2])/[.$A$256]+[.B$2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NT([.$A69]*([.B$256]-[.B$2])/[.$A$256]+[.B$2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NT([.$A70]*([.B$256]-[.B$2])/[.$A$256]+[.B$2]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NT([.$A71]*([.B$256]-[.B$2])/[.$A$256]+[.B$2]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NT([.$A72]*([.B$256]-[.B$2])/[.$A$256]+[.B$2]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NT([.$A73]*([.B$256]-[.B$2])/[.$A$256]+[.B$2]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NT([.$A74]*([.B$256]-[.B$2])/[.$A$256]+[.B$2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NT([.$A75]*([.B$256]-[.B$2])/[.$A$256]+[.B$2]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NT([.$A76]*([.B$256]-[.B$2])/[.$A$256]+[.B$2]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NT([.$A77]*([.B$256]-[.B$2])/[.$A$256]+[.B$2]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NT([.$A78]*([.B$256]-[.B$2])/[.$A$256]+[.B$2]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NT([.$A79]*([.B$256]-[.B$2])/[.$A$256]+[.B$2]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NT([.$A80]*([.B$256]-[.B$2])/[.$A$256]+[.B$2]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NT([.$A81]*([.B$256]-[.B$2])/[.$A$256]+[.B$2]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NT([.$A82]*([.B$256]-[.B$2])/[.$A$256]+[.B$2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NT([.$A83]*([.B$256]-[.B$2])/[.$A$256]+[.B$2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NT([.$A84]*([.B$256]-[.B$2])/[.$A$256]+[.B$2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NT([.$A85]*([.B$256]-[.B$2])/[.$A$256]+[.B$2]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NT([.$A86]*([.B$256]-[.B$2])/[.$A$256]+[.B$2]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NT([.$A87]*([.B$256]-[.B$2])/[.$A$256]+[.B$2]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NT([.$A88]*([.B$256]-[.B$2])/[.$A$256]+[.B$2]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NT([.$A89]*([.B$256]-[.B$2])/[.$A$256]+[.B$2]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NT([.$A90]*([.B$256]-[.B$2])/[.$A$256]+[.B$2]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NT([.$A91]*([.B$256]-[.B$2])/[.$A$256]+[.B$2]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NT([.$A92]*([.B$256]-[.B$2])/[.$A$256]+[.B$2]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NT([.$A93]*([.B$256]-[.B$2])/[.$A$256]+[.B$2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NT([.$A94]*([.B$256]-[.B$2])/[.$A$256]+[.B$2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NT([.$A95]*([.B$256]-[.B$2])/[.$A$256]+[.B$2]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NT([.$A96]*([.B$256]-[.B$2])/[.$A$256]+[.B$2]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NT([.$A97]*([.B$256]-[.B$2])/[.$A$256]+[.B$2]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NT([.$A98]*([.B$256]-[.B$2])/[.$A$256]+[.B$2]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NT([.$A99]*([.B$256]-[.B$2])/[.$A$256]+[.B$2]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NT([.$A100]*([.B$256]-[.B$2])/[.$A$256]+[.B$2]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NT([.$A101]*([.B$256]-[.B$2])/[.$A$256]+[.B$2]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NT([.$A102]*([.B$256]-[.B$2])/[.$A$256]+[.B$2]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NT([.$A103]*([.B$256]-[.B$2])/[.$A$256]+[.B$2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NT([.$A104]*([.B$256]-[.B$2])/[.$A$256]+[.B$2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NT([.$A105]*([.B$256]-[.B$2])/[.$A$256]+[.B$2]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NT([.$A106]*([.B$256]-[.B$2])/[.$A$256]+[.B$2]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NT([.$A107]*([.B$256]-[.B$2])/[.$A$256]+[.B$2]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NT([.$A108]*([.B$256]-[.B$2])/[.$A$256]+[.B$2]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NT([.$A109]*([.B$256]-[.B$2])/[.$A$256]+[.B$2]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NT([.$A110]*([.B$256]-[.B$2])/[.$A$256]+[.B$2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NT([.$A111]*([.B$256]-[.B$2])/[.$A$256]+[.B$2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NT([.$A112]*([.B$256]-[.B$2])/[.$A$256]+[.B$2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NT([.$A113]*([.B$256]-[.B$2])/[.$A$256]+[.B$2]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NT([.$A114]*([.B$256]-[.B$2])/[.$A$256]+[.B$2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NT([.$A115]*([.B$256]-[.B$2])/[.$A$256]+[.B$2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NT([.$A116]*([.B$256]-[.B$2])/[.$A$256]+[.B$2]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NT([.$A117]*([.B$256]-[.B$2])/[.$A$256]+[.B$2]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NT([.$A118]*([.B$256]-[.B$2])/[.$A$256]+[.B$2]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NT([.$A119]*([.B$256]-[.B$2])/[.$A$256]+[.B$2]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NT([.$A120]*([.B$256]-[.B$2])/[.$A$256]+[.B$2]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NT([.$A121]*([.B$256]-[.B$2])/[.$A$256]+[.B$2]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NT([.$A122]*([.B$256]-[.B$2])/[.$A$256]+[.B$2]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NT([.$A123]*([.B$256]-[.B$2])/[.$A$256]+[.B$2]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NT([.$A124]*([.B$256]-[.B$2])/[.$A$256]+[.B$2]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NT([.$A125]*([.B$256]-[.B$2])/[.$A$256]+[.B$2]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NT([.$A126]*([.B$256]-[.B$2])/[.$A$256]+[.B$2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NT([.$A127]*([.B$256]-[.B$2])/[.$A$256]+[.B$2]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NT([.$A128]*([.B$256]-[.B$2])/[.$A$256]+[.B$2]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NT([.$A129]*([.B$256]-[.B$2])/[.$A$256]+[.B$2]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NT([.$A130]*([.B$256]-[.B$2])/[.$A$256]+[.B$2]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NT([.$A131]*([.B$256]-[.B$2])/[.$A$256]+[.B$2]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INT([.$A132]*([.B$256]-[.B$2])/[.$A$256]+[.B$2]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NT([.$A133]*([.B$256]-[.B$2])/[.$A$256]+[.B$2]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NT([.$A134]*([.B$256]-[.B$2])/[.$A$256]+[.B$2]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NT([.$A135]*([.B$256]-[.B$2])/[.$A$256]+[.B$2]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NT([.$A136]*([.B$256]-[.B$2])/[.$A$256]+[.B$2]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NT([.$A137]*([.B$256]-[.B$2])/[.$A$256]+[.B$2]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INT([.$A138]*([.B$256]-[.B$2])/[.$A$256]+[.B$2]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INT([.$A139]*([.B$256]-[.B$2])/[.$A$256]+[.B$2]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NT([.$A140]*([.B$256]-[.B$2])/[.$A$256]+[.B$2]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NT([.$A141]*([.B$256]-[.B$2])/[.$A$256]+[.B$2]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NT([.$A142]*([.B$256]-[.B$2])/[.$A$256]+[.B$2]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NT([.$A143]*([.B$256]-[.B$2])/[.$A$256]+[.B$2]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NT([.$A144]*([.B$256]-[.B$2])/[.$A$256]+[.B$2]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NT([.$A145]*([.B$256]-[.B$2])/[.$A$256]+[.B$2]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NT([.$A146]*([.B$256]-[.B$2])/[.$A$256]+[.B$2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NT([.$A147]*([.B$256]-[.B$2])/[.$A$256]+[.B$2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NT([.$A148]*([.B$256]-[.B$2])/[.$A$256]+[.B$2]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NT([.$A149]*([.B$256]-[.B$2])/[.$A$256]+[.B$2]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NT([.$A150]*([.B$256]-[.B$2])/[.$A$256]+[.B$2]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NT([.$A151]*([.B$256]-[.B$2])/[.$A$256]+[.B$2]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INT([.$A152]*([.B$256]-[.B$2])/[.$A$256]+[.B$2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NT([.$A153]*([.B$256]-[.B$2])/[.$A$256]+[.B$2]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NT([.$A154]*([.B$256]-[.B$2])/[.$A$256]+[.B$2]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INT([.$A155]*([.B$256]-[.B$2])/[.$A$256]+[.B$2]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INT([.$A156]*([.B$256]-[.B$2])/[.$A$256]+[.B$2]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INT([.$A157]*([.B$256]-[.B$2])/[.$A$256]+[.B$2]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INT([.$A158]*([.B$256]-[.B$2])/[.$A$256]+[.B$2]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INT([.$A159]*([.B$256]-[.B$2])/[.$A$256]+[.B$2]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NT([.$A160]*([.B$256]-[.B$2])/[.$A$256]+[.B$2]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NT([.$A161]*([.B$256]-[.B$2])/[.$A$256]+[.B$2]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NT([.$A162]*([.B$256]-[.B$2])/[.$A$256]+[.B$2]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NT([.$A163]*([.B$256]-[.B$2])/[.$A$256]+[.B$2]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NT([.$A164]*([.B$256]-[.B$2])/[.$A$256]+[.B$2]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NT([.$A165]*([.B$256]-[.B$2])/[.$A$256]+[.B$2]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INT([.$A166]*([.B$256]-[.B$2])/[.$A$256]+[.B$2]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NT([.$A167]*([.B$256]-[.B$2])/[.$A$256]+[.B$2]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NT([.$A168]*([.B$256]-[.B$2])/[.$A$256]+[.B$2]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NT([.$A169]*([.B$256]-[.B$2])/[.$A$256]+[.B$2]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NT([.$A170]*([.B$256]-[.B$2])/[.$A$256]+[.B$2]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NT([.$A171]*([.B$256]-[.B$2])/[.$A$256]+[.B$2]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INT([.$A172]*([.B$256]-[.B$2])/[.$A$256]+[.B$2]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NT([.$A173]*([.B$256]-[.B$2])/[.$A$256]+[.B$2]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INT([.$A174]*([.B$256]-[.B$2])/[.$A$256]+[.B$2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INT([.$A175]*([.B$256]-[.B$2])/[.$A$256]+[.B$2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NT([.$A176]*([.B$256]-[.B$2])/[.$A$256]+[.B$2]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NT([.$A177]*([.B$256]-[.B$2])/[.$A$256]+[.B$2]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INT([.$A178]*([.B$256]-[.B$2])/[.$A$256]+[.B$2]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NT([.$A179]*([.B$256]-[.B$2])/[.$A$256]+[.B$2]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NT([.$A180]*([.B$256]-[.B$2])/[.$A$256]+[.B$2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NT([.$A181]*([.B$256]-[.B$2])/[.$A$256]+[.B$2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INT([.$A182]*([.B$256]-[.B$2])/[.$A$256]+[.B$2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NT([.$A183]*([.B$256]-[.B$2])/[.$A$256]+[.B$2]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INT([.$A184]*([.B$256]-[.B$2])/[.$A$256]+[.B$2]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NT([.$A185]*([.B$256]-[.B$2])/[.$A$256]+[.B$2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NT([.$A186]*([.B$256]-[.B$2])/[.$A$256]+[.B$2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INT([.$A187]*([.B$256]-[.B$2])/[.$A$256]+[.B$2]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NT([.$A188]*([.B$256]-[.B$2])/[.$A$256]+[.B$2]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NT([.$A189]*([.B$256]-[.B$2])/[.$A$256]+[.B$2]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NT([.$A190]*([.B$256]-[.B$2])/[.$A$256]+[.B$2]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NT([.$A191]*([.B$256]-[.B$2])/[.$A$256]+[.B$2]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INT([.$A192]*([.B$256]-[.B$2])/[.$A$256]+[.B$2]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NT([.$A193]*([.B$256]-[.B$2])/[.$A$256]+[.B$2]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NT([.$A194]*([.B$256]-[.B$2])/[.$A$256]+[.B$2]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NT([.$A195]*([.B$256]-[.B$2])/[.$A$256]+[.B$2]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NT([.$A196]*([.B$256]-[.B$2])/[.$A$256]+[.B$2]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NT([.$A197]*([.B$256]-[.B$2])/[.$A$256]+[.B$2]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INT([.$A198]*([.B$256]-[.B$2])/[.$A$256]+[.B$2]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NT([.$A199]*([.B$256]-[.B$2])/[.$A$256]+[.B$2]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NT([.$A200]*([.B$256]-[.B$2])/[.$A$256]+[.B$2]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NT([.$A201]*([.B$256]-[.B$2])/[.$A$256]+[.B$2]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INT([.$A202]*([.B$256]-[.B$2])/[.$A$256]+[.B$2]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NT([.$A203]*([.B$256]-[.B$2])/[.$A$256]+[.B$2]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NT([.$A204]*([.B$256]-[.B$2])/[.$A$256]+[.B$2]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INT([.$A205]*([.B$256]-[.B$2])/[.$A$256]+[.B$2]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NT([.$A206]*([.B$256]-[.B$2])/[.$A$256]+[.B$2]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NT([.$A207]*([.B$256]-[.B$2])/[.$A$256]+[.B$2]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INT([.$A208]*([.B$256]-[.B$2])/[.$A$256]+[.B$2]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NT([.$A209]*([.B$256]-[.B$2])/[.$A$256]+[.B$2]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INT([.$A210]*([.B$256]-[.B$2])/[.$A$256]+[.B$2]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NT([.$A211]*([.B$256]-[.B$2])/[.$A$256]+[.B$2]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NT([.$A212]*([.B$256]-[.B$2])/[.$A$256]+[.B$2]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NT([.$A213]*([.B$256]-[.B$2])/[.$A$256]+[.B$2]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INT([.$A214]*([.B$256]-[.B$2])/[.$A$256]+[.B$2]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INT([.$A215]*([.B$256]-[.B$2])/[.$A$256]+[.B$2]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NT([.$A216]*([.B$256]-[.B$2])/[.$A$256]+[.B$2]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NT([.$A217]*([.B$256]-[.B$2])/[.$A$256]+[.B$2]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NT([.$A218]*([.B$256]-[.B$2])/[.$A$256]+[.B$2]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NT([.$A219]*([.B$256]-[.B$2])/[.$A$256]+[.B$2]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NT([.$A220]*([.B$256]-[.B$2])/[.$A$256]+[.B$2]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NT([.$A221]*([.B$256]-[.B$2])/[.$A$256]+[.B$2]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NT([.$A222]*([.B$256]-[.B$2])/[.$A$256]+[.B$2]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NT([.$A223]*([.B$256]-[.B$2])/[.$A$256]+[.B$2]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INT([.$A224]*([.B$256]-[.B$2])/[.$A$256]+[.B$2]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NT([.$A225]*([.B$256]-[.B$2])/[.$A$256]+[.B$2]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NT([.$A226]*([.B$256]-[.B$2])/[.$A$256]+[.B$2]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INT([.$A227]*([.B$256]-[.B$2])/[.$A$256]+[.B$2]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NT([.$A228]*([.B$256]-[.B$2])/[.$A$256]+[.B$2]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INT([.$A229]*([.B$256]-[.B$2])/[.$A$256]+[.B$2]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NT([.$A230]*([.B$256]-[.B$2])/[.$A$256]+[.B$2]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NT([.$A231]*([.B$256]-[.B$2])/[.$A$256]+[.B$2]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INT([.$A232]*([.B$256]-[.B$2])/[.$A$256]+[.B$2]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NT([.$A233]*([.B$256]-[.B$2])/[.$A$256]+[.B$2]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INT([.$A234]*([.B$256]-[.B$2])/[.$A$256]+[.B$2]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NT([.$A235]*([.B$256]-[.B$2])/[.$A$256]+[.B$2]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INT([.$A236]*([.B$256]-[.B$2])/[.$A$256]+[.B$2]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INT([.$A237]*([.B$256]-[.B$2])/[.$A$256]+[.B$2]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INT([.$A238]*([.B$256]-[.B$2])/[.$A$256]+[.B$2]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NT([.$A239]*([.B$256]-[.B$2])/[.$A$256]+[.B$2]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NT([.$A240]*([.B$256]-[.B$2])/[.$A$256]+[.B$2]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NT([.$A241]*([.B$256]-[.B$2])/[.$A$256]+[.B$2]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INT([.$A242]*([.B$256]-[.B$2])/[.$A$256]+[.B$2]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NT([.$A243]*([.B$256]-[.B$2])/[.$A$256]+[.B$2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NT([.$A244]*([.B$256]-[.B$2])/[.$A$256]+[.B$2]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NT([.$A245]*([.B$256]-[.B$2])/[.$A$256]+[.B$2]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INT([.$A246]*([.B$256]-[.B$2])/[.$A$256]+[.B$2]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NT([.$A247]*([.B$256]-[.B$2])/[.$A$256]+[.B$2]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INT([.$A248]*([.B$256]-[.B$2])/[.$A$256]+[.B$2]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INT([.$A249]*([.B$256]-[.B$2])/[.$A$256]+[.B$2]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INT([.$A250]*([.B$256]-[.B$2])/[.$A$256]+[.B$2]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NT([.$A251]*([.B$256]-[.B$2])/[.$A$256]+[.B$2]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NT([.$A252]*([.B$256]-[.B$2])/[.$A$256]+[.B$2]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NT([.$A253]*([.B$256]-[.B$2])/[.$A$256]+[.B$2]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NT([.$A254]*([.B$256]-[.B$2])/[.$A$256]+[.B$2]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INT([.$A255]*([.B$256]-[.B$2])/[.$A$256]+[.B$2])" office:value-type="float" office:value="254" calcext:value-type="float">
            <text:p>254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1:06:52.340000000</meta:creation-date>
    <dc:date>2015-06-22T13:47:54.871000000</dc:date>
    <meta:editing-duration>PT2M42S</meta:editing-duration>
    <meta:editing-cycles>1</meta:editing-cycles>
    <meta:document-statistic meta:table-count="2" meta:cell-count="1539" meta:object-count="1"/>
    <meta:generator>LibreOffice/4.4.3.2$Windows_x86 LibreOffice_project/88805f81e9fe61362df02b9941de8e38a9b5fd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heat.A2:heat.D257" svg:x="0.32cm" svg:y="0.18cm" svg:width="12.508cm" svg:height="8.64cm">
          <chartooo:coordinate-region svg:x="1.127cm" svg:y="0.379cm" svg:width="11.4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at.B2:heat.B257" chart:class="chart:scatter">
            <chart:domain table:cell-range-address="heat.A2:heat.A257"/>
            <chart:data-point chart:repeated="256"/>
          </chart:series>
          <chart:series chart:style-name="ch7" chart:values-cell-range-address="heat.C2:heat.C257" chart:class="chart:scatter">
            <chart:data-point chart:repeated="256"/>
          </chart:series>
          <chart:series chart:style-name="ch8" chart:values-cell-range-address="heat.D2:heat.D257" chart:class="chart:scatte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at.A2:heat.A257</svg:desc>
                </draw:g>
              </table:table-cell>
              <table:table-cell office:value-type="float" office:value="0">
                <text:p>0</text:p>
                <draw:g>
                  <svg:desc>heat.B2:heat.B257</svg:desc>
                </draw:g>
              </table:table-cell>
              <table:table-cell office:value-type="float" office:value="0">
                <text:p>0</text:p>
                <draw:g>
                  <svg:desc>heat.C2:heat.C257</svg:desc>
                </draw:g>
              </table:table-cell>
              <table:table-cell office:value-type="float" office:value="0">
                <text:p>0</text:p>
                <draw:g>
                  <svg:desc>heat.D2:heat.D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92156863">
                <text:p>0.00392156863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84313726">
                <text:p>0.00784313726</text:p>
              </table:table-cell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76470589">
                <text:p>0.01176470589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68627452">
                <text:p>0.01568627452</text:p>
              </table:table-cell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60784315">
                <text:p>0.01960784315</text:p>
              </table:table-cell>
              <table:table-cell office:value-type="float" office:value="116">
                <text:p>11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52941178">
                <text:p>0.02352941178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45098041">
                <text:p>0.02745098041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137254904">
                <text:p>0.03137254904</text:p>
              </table:table-cell>
              <table:table-cell office:value-type="float" office:value="127">
                <text:p>12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529411767">
                <text:p>0.03529411767</text:p>
              </table:table-cell>
              <table:table-cell office:value-type="float" office:value="130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2156863">
                <text:p>0.0392156863</text:p>
              </table:table-cell>
              <table:table-cell office:value-type="float" office:value="133">
                <text:p>13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313725493">
                <text:p>0.04313725493</text:p>
              </table:table-cell>
              <table:table-cell office:value-type="float" office:value="135">
                <text:p>13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705882356">
                <text:p>0.04705882356</text:p>
              </table:table-cell>
              <table:table-cell office:value-type="float" office:value="138">
                <text:p>13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098039219">
                <text:p>0.05098039219</text:p>
              </table:table-cell>
              <table:table-cell office:value-type="float" office:value="140">
                <text:p>14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490196082">
                <text:p>0.05490196082</text:p>
              </table:table-cell>
              <table:table-cell office:value-type="float" office:value="142">
                <text:p>14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882352945">
                <text:p>0.05882352945</text:p>
              </table:table-cell>
              <table:table-cell office:value-type="float" office:value="144">
                <text:p>14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274509808">
                <text:p>0.06274509808</text:p>
              </table:table-cell>
              <table:table-cell office:value-type="float" office:value="146">
                <text:p>14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666666671">
                <text:p>0.06666666671</text:p>
              </table:table-cell>
              <table:table-cell office:value-type="float" office:value="148">
                <text:p>14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058823534">
                <text:p>0.07058823534</text:p>
              </table:table-cell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450980397">
                <text:p>0.07450980397</text:p>
              </table:table-cell>
              <table:table-cell office:value-type="float" office:value="151">
                <text:p>15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84313726">
                <text:p>0.0784313726</text:p>
              </table:table-cell>
              <table:table-cell office:value-type="float" office:value="153">
                <text:p>15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235294123">
                <text:p>0.08235294123</text:p>
              </table:table-cell>
              <table:table-cell office:value-type="float" office:value="154">
                <text:p>15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627450986">
                <text:p>0.08627450986</text:p>
              </table:table-cell>
              <table:table-cell office:value-type="float" office:value="156">
                <text:p>15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019607849">
                <text:p>0.09019607849</text:p>
              </table:table-cell>
              <table:table-cell office:value-type="float" office:value="157">
                <text:p>15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411764712">
                <text:p>0.09411764712</text:p>
              </table:table-cell>
              <table:table-cell office:value-type="float" office:value="158">
                <text:p>15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803921575">
                <text:p>0.09803921575</text:p>
              </table:table-cell>
              <table:table-cell office:value-type="float" office:value="160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196078438">
                <text:p>0.10196078438</text:p>
              </table:table-cell>
              <table:table-cell office:value-type="float" office:value="161">
                <text:p>16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588235301">
                <text:p>0.10588235301</text:p>
              </table:table-cell>
              <table:table-cell office:value-type="float" office:value="162">
                <text:p>16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980392164">
                <text:p>0.10980392164</text:p>
              </table:table-cell>
              <table:table-cell office:value-type="float" office:value="163">
                <text:p>16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372549027">
                <text:p>0.11372549027</text:p>
              </table:table-cell>
              <table:table-cell office:value-type="float" office:value="165">
                <text:p>16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76470589">
                <text:p>0.1176470589</text:p>
              </table:table-cell>
              <table:table-cell office:value-type="float" office:value="166">
                <text:p>16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156862753">
                <text:p>0.12156862753</text:p>
              </table:table-cell>
              <table:table-cell office:value-type="float" office:value="167">
                <text:p>16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549019616">
                <text:p>0.12549019616</text:p>
              </table:table-cell>
              <table:table-cell office:value-type="float" office:value="168">
                <text:p>16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941176479">
                <text:p>0.12941176479</text:p>
              </table:table-cell>
              <table:table-cell office:value-type="float" office:value="169">
                <text:p>169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333333342">
                <text:p>0.13333333342</text:p>
              </table:table-cell>
              <table:table-cell office:value-type="float" office:value="170">
                <text:p>17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725490205">
                <text:p>0.13725490205</text:p>
              </table:table-cell>
              <table:table-cell office:value-type="float" office:value="171">
                <text:p>17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117647068">
                <text:p>0.14117647068</text:p>
              </table:table-cell>
              <table:table-cell office:value-type="float" office:value="172">
                <text:p>17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509803931">
                <text:p>0.14509803931</text:p>
              </table:table-cell>
              <table:table-cell office:value-type="float" office:value="173">
                <text:p>17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901960794">
                <text:p>0.14901960794</text:p>
              </table:table-cell>
              <table:table-cell office:value-type="float" office:value="174">
                <text:p>174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294117657">
                <text:p>0.15294117657</text:p>
              </table:table-cell>
              <table:table-cell office:value-type="float" office:value="175">
                <text:p>17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68627452">
                <text:p>0.1568627452</text:p>
              </table:table-cell>
              <table:table-cell office:value-type="float" office:value="176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078431383">
                <text:p>0.16078431383</text:p>
              </table:table-cell>
              <table:table-cell office:value-type="float" office:value="176">
                <text:p>176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470588246">
                <text:p>0.16470588246</text:p>
              </table:table-cell>
              <table:table-cell office:value-type="float" office:value="177">
                <text:p>17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862745109">
                <text:p>0.16862745109</text:p>
              </table:table-cell>
              <table:table-cell office:value-type="float" office:value="178">
                <text:p>178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254901972">
                <text:p>0.17254901972</text:p>
              </table:table-cell>
              <table:table-cell office:value-type="float" office:value="179">
                <text:p>179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647058835">
                <text:p>0.17647058835</text:p>
              </table:table-cell>
              <table:table-cell office:value-type="float" office:value="180">
                <text:p>18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039215698">
                <text:p>0.18039215698</text:p>
              </table:table-cell>
              <table:table-cell office:value-type="float" office:value="181">
                <text:p>181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431372561">
                <text:p>0.18431372561</text:p>
              </table:table-cell>
              <table:table-cell office:value-type="float" office:value="181">
                <text:p>181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823529424">
                <text:p>0.18823529424</text:p>
              </table:table-cell>
              <table:table-cell office:value-type="float" office:value="182">
                <text:p>18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215686287">
                <text:p>0.19215686287</text:p>
              </table:table-cell>
              <table:table-cell office:value-type="float" office:value="183">
                <text:p>183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60784315">
                <text:p>0.1960784315</text:p>
              </table:table-cell>
              <table:table-cell office:value-type="float" office:value="184">
                <text:p>18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000000013">
                <text:p>0.20000000013</text:p>
              </table:table-cell>
              <table:table-cell office:value-type="float" office:value="184">
                <text:p>184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392156876">
                <text:p>0.20392156876</text:p>
              </table:table-cell>
              <table:table-cell office:value-type="float" office:value="185">
                <text:p>185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784313739">
                <text:p>0.20784313739</text:p>
              </table:table-cell>
              <table:table-cell office:value-type="float" office:value="186">
                <text:p>186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176470602">
                <text:p>0.21176470602</text:p>
              </table:table-cell>
              <table:table-cell office:value-type="float" office:value="186">
                <text:p>186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568627465">
                <text:p>0.21568627465</text:p>
              </table:table-cell>
              <table:table-cell office:value-type="float" office:value="187">
                <text:p>187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1960784328">
                <text:p>0.21960784328</text:p>
              </table:table-cell>
              <table:table-cell office:value-type="float" office:value="188">
                <text:p>188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352941191">
                <text:p>0.22352941191</text:p>
              </table:table-cell>
              <table:table-cell office:value-type="float" office:value="188">
                <text:p>18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2745098054">
                <text:p>0.22745098054</text:p>
              </table:table-cell>
              <table:table-cell office:value-type="float" office:value="189">
                <text:p>18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137254917">
                <text:p>0.23137254917</text:p>
              </table:table-cell>
              <table:table-cell office:value-type="float" office:value="190">
                <text:p>19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52941178">
                <text:p>0.2352941178</text:p>
              </table:table-cell>
              <table:table-cell office:value-type="float" office:value="190">
                <text:p>19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921568643">
                <text:p>0.23921568643</text:p>
              </table:table-cell>
              <table:table-cell office:value-type="float" office:value="191">
                <text:p>19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313725506">
                <text:p>0.24313725506</text:p>
              </table:table-cell>
              <table:table-cell office:value-type="float" office:value="192">
                <text:p>19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705882369">
                <text:p>0.24705882369</text:p>
              </table:table-cell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098039232">
                <text:p>0.25098039232</text:p>
              </table:table-cell>
              <table:table-cell office:value-type="float" office:value="193">
                <text:p>193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490196095">
                <text:p>0.25490196095</text:p>
              </table:table-cell>
              <table:table-cell office:value-type="float" office:value="194">
                <text:p>194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882352958">
                <text:p>0.25882352958</text:p>
              </table:table-cell>
              <table:table-cell office:value-type="float" office:value="194">
                <text:p>194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274509821">
                <text:p>0.26274509821</text:p>
              </table:table-cell>
              <table:table-cell office:value-type="float" office:value="195">
                <text:p>195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666666684">
                <text:p>0.26666666684</text:p>
              </table:table-cell>
              <table:table-cell office:value-type="float" office:value="195">
                <text:p>195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7058823547">
                <text:p>0.27058823547</text:p>
              </table:table-cell>
              <table:table-cell office:value-type="float" office:value="196">
                <text:p>196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745098041">
                <text:p>0.2745098041</text:p>
              </table:table-cell>
              <table:table-cell office:value-type="float" office:value="196">
                <text:p>196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843137273">
                <text:p>0.27843137273</text:p>
              </table:table-cell>
              <table:table-cell office:value-type="float" office:value="197">
                <text:p>197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235294136">
                <text:p>0.28235294136</text:p>
              </table:table-cell>
              <table:table-cell office:value-type="float" office:value="198">
                <text:p>198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8627450999">
                <text:p>0.28627450999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019607862">
                <text:p>0.29019607862</text:p>
              </table:table-cell>
              <table:table-cell office:value-type="float" office:value="199">
                <text:p>199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9411764725">
                <text:p>0.29411764725</text:p>
              </table:table-cell>
              <table:table-cell office:value-type="float" office:value="199">
                <text:p>199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803921588">
                <text:p>0.29803921588</text:p>
              </table:table-cell>
              <table:table-cell office:value-type="float" office:value="200">
                <text:p>200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0196078451">
                <text:p>0.30196078451</text:p>
              </table:table-cell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0588235314">
                <text:p>0.30588235314</text:p>
              </table:table-cell>
              <table:table-cell office:value-type="float" office:value="201">
                <text:p>201</text:p>
              </table:table-cell>
              <table:table-cell office:value-type="float" office:value="78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0980392177">
                <text:p>0.30980392177</text:p>
              </table:table-cell>
              <table:table-cell office:value-type="float" office:value="201">
                <text:p>201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137254904">
                <text:p>0.3137254904</text:p>
              </table:table-cell>
              <table:table-cell office:value-type="float" office:value="202">
                <text:p>202</text:p>
              </table:table-cell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1764705903">
                <text:p>0.31764705903</text:p>
              </table:table-cell>
              <table:table-cell office:value-type="float" office:value="202">
                <text:p>202</text:p>
              </table:table-cell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156862766">
                <text:p>0.32156862766</text:p>
              </table:table-cell>
              <table:table-cell office:value-type="float" office:value="203">
                <text:p>203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2549019629">
                <text:p>0.32549019629</text:p>
              </table:table-cell>
              <table:table-cell office:value-type="float" office:value="203">
                <text:p>203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941176492">
                <text:p>0.32941176492</text:p>
              </table:table-cell>
              <table:table-cell office:value-type="float" office:value="204">
                <text:p>204</text:p>
              </table:table-cell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3333333355">
                <text:p>0.33333333355</text:p>
              </table:table-cell>
              <table:table-cell office:value-type="float" office:value="204">
                <text:p>204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3725490218">
                <text:p>0.33725490218</text:p>
              </table:table-cell>
              <table:table-cell office:value-type="float" office:value="205">
                <text:p>205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117647081">
                <text:p>0.34117647081</text:p>
              </table:table-cell>
              <table:table-cell office:value-type="float" office:value="205">
                <text:p>205</text:p>
              </table:table-cell>
              <table:table-cell office:value-type="float" office:value="87">
                <text:p>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509803944">
                <text:p>0.34509803944</text:p>
              </table:table-cell>
              <table:table-cell office:value-type="float" office:value="206">
                <text:p>206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901960807">
                <text:p>0.34901960807</text:p>
              </table:table-cell>
              <table:table-cell office:value-type="float" office:value="206">
                <text:p>206</text:p>
              </table:table-cell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529411767">
                <text:p>0.3529411767</text:p>
              </table:table-cell>
              <table:table-cell office:value-type="float" office:value="207">
                <text:p>207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5686274533">
                <text:p>0.35686274533</text:p>
              </table:table-cell>
              <table:table-cell office:value-type="float" office:value="207">
                <text:p>207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6078431396">
                <text:p>0.36078431396</text:p>
              </table:table-cell>
              <table:table-cell office:value-type="float" office:value="207">
                <text:p>207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470588259">
                <text:p>0.36470588259</text:p>
              </table:table-cell>
              <table:table-cell office:value-type="float" office:value="208">
                <text:p>208</text:p>
              </table:table-cell>
              <table:table-cell office:value-type="float" office:value="93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6862745122">
                <text:p>0.36862745122</text:p>
              </table:table-cell>
              <table:table-cell office:value-type="float" office:value="208">
                <text:p>208</text:p>
              </table:table-cell>
              <table:table-cell office:value-type="float" office:value="94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254901985">
                <text:p>0.37254901985</text:p>
              </table:table-cell>
              <table:table-cell office:value-type="float" office:value="209">
                <text:p>209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7647058848">
                <text:p>0.37647058848</text:p>
              </table:table-cell>
              <table:table-cell office:value-type="float" office:value="209">
                <text:p>209</text:p>
              </table:table-cell>
              <table:table-cell office:value-type="float" office:value="96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039215711">
                <text:p>0.38039215711</text:p>
              </table:table-cell>
              <table:table-cell office:value-type="float" office:value="210">
                <text:p>210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431372574">
                <text:p>0.38431372574</text:p>
              </table:table-cell>
              <table:table-cell office:value-type="float" office:value="210">
                <text:p>210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8823529437">
                <text:p>0.38823529437</text:p>
              </table:table-cell>
              <table:table-cell office:value-type="float" office:value="211">
                <text:p>211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92156863">
                <text:p>0.392156863</text:p>
              </table:table-cell>
              <table:table-cell office:value-type="float" office:value="211">
                <text:p>211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9607843163">
                <text:p>0.39607843163</text:p>
              </table:table-cell>
              <table:table-cell office:value-type="float" office:value="211">
                <text:p>211</text:p>
              </table:table-cell>
              <table:table-cell office:value-type="float" office:value="101">
                <text:p>1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0000000026">
                <text:p>0.40000000026</text:p>
              </table:table-cell>
              <table:table-cell office:value-type="float" office:value="212">
                <text:p>212</text:p>
              </table:table-cell>
              <table:table-cell office:value-type="float" office:value="102">
                <text:p>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0392156889">
                <text:p>0.40392156889</text:p>
              </table:table-cell>
              <table:table-cell office:value-type="float" office:value="212">
                <text:p>212</text:p>
              </table:table-cell>
              <table:table-cell office:value-type="float" office:value="103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0784313752">
                <text:p>0.40784313752</text:p>
              </table:table-cell>
              <table:table-cell office:value-type="float" office:value="213">
                <text:p>213</text:p>
              </table:table-cell>
              <table:table-cell office:value-type="float" office:value="104">
                <text:p>1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1176470615">
                <text:p>0.41176470615</text:p>
              </table:table-cell>
              <table:table-cell office:value-type="float" office:value="213">
                <text:p>213</text:p>
              </table:table-cell>
              <table:table-cell office:value-type="float" office:value="105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568627478">
                <text:p>0.41568627478</text:p>
              </table:table-cell>
              <table:table-cell office:value-type="float" office:value="213">
                <text:p>213</text:p>
              </table:table-cell>
              <table:table-cell office:value-type="float" office:value="106">
                <text:p>1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1960784341">
                <text:p>0.41960784341</text:p>
              </table:table-cell>
              <table:table-cell office:value-type="float" office:value="214">
                <text:p>214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352941204">
                <text:p>0.42352941204</text:p>
              </table:table-cell>
              <table:table-cell office:value-type="float" office:value="214">
                <text:p>214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2745098067">
                <text:p>0.42745098067</text:p>
              </table:table-cell>
              <table:table-cell office:value-type="float" office:value="215">
                <text:p>215</text:p>
              </table:table-cell>
              <table:table-cell office:value-type="float" office:value="109">
                <text:p>1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313725493">
                <text:p>0.4313725493</text:p>
              </table:table-cell>
              <table:table-cell office:value-type="float" office:value="215">
                <text:p>215</text:p>
              </table:table-cell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3529411793">
                <text:p>0.43529411793</text:p>
              </table:table-cell>
              <table:table-cell office:value-type="float" office:value="215">
                <text:p>215</text:p>
              </table:table-cell>
              <table:table-cell office:value-type="float" office:value="111">
                <text:p>1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3921568656">
                <text:p>0.43921568656</text:p>
              </table:table-cell>
              <table:table-cell office:value-type="float" office:value="216">
                <text:p>216</text:p>
              </table:table-cell>
              <table:table-cell office:value-type="float" office:value="112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4313725519">
                <text:p>0.44313725519</text:p>
              </table:table-cell>
              <table:table-cell office:value-type="float" office:value="216">
                <text:p>216</text:p>
              </table:table-cell>
              <table:table-cell office:value-type="float" office:value="113">
                <text:p>1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4705882382">
                <text:p>0.44705882382</text:p>
              </table:table-cell>
              <table:table-cell office:value-type="float" office:value="217">
                <text:p>217</text:p>
              </table:table-cell>
              <table:table-cell office:value-type="float" office:value="114">
                <text:p>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5098039245">
                <text:p>0.45098039245</text:p>
              </table:table-cell>
              <table:table-cell office:value-type="float" office:value="217">
                <text:p>217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5490196108">
                <text:p>0.45490196108</text:p>
              </table:table-cell>
              <table:table-cell office:value-type="float" office:value="217">
                <text:p>217</text:p>
              </table:table-cell>
              <table:table-cell office:value-type="float" office:value="116">
                <text:p>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5882352971">
                <text:p>0.45882352971</text:p>
              </table:table-cell>
              <table:table-cell office:value-type="float" office:value="218">
                <text:p>218</text:p>
              </table:table-cell>
              <table:table-cell office:value-type="float" office:value="117">
                <text:p>1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6274509834">
                <text:p>0.46274509834</text:p>
              </table:table-cell>
              <table:table-cell office:value-type="float" office:value="218">
                <text:p>218</text:p>
              </table:table-cell>
              <table:table-cell office:value-type="float" office:value="118">
                <text:p>1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6666666697">
                <text:p>0.46666666697</text:p>
              </table:table-cell>
              <table:table-cell office:value-type="float" office:value="218">
                <text:p>218</text:p>
              </table:table-cell>
              <table:table-cell office:value-type="float" office:value="119">
                <text:p>1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705882356">
                <text:p>0.4705882356</text:p>
              </table:table-cell>
              <table:table-cell office:value-type="float" office:value="219">
                <text:p>219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7450980423">
                <text:p>0.47450980423</text:p>
              </table:table-cell>
              <table:table-cell office:value-type="float" office:value="219">
                <text:p>219</text:p>
              </table:table-cell>
              <table:table-cell office:value-type="float" office:value="121">
                <text:p>1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843137286">
                <text:p>0.47843137286</text:p>
              </table:table-cell>
              <table:table-cell office:value-type="float" office:value="220">
                <text:p>220</text:p>
              </table:table-cell>
              <table:table-cell office:value-type="float" office:value="122">
                <text:p>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8235294149">
                <text:p>0.48235294149</text:p>
              </table:table-cell>
              <table:table-cell office:value-type="float" office:value="220">
                <text:p>220</text:p>
              </table:table-cell>
              <table:table-cell office:value-type="float" office:value="123">
                <text:p>1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8627451012">
                <text:p>0.48627451012</text:p>
              </table:table-cell>
              <table:table-cell office:value-type="float" office:value="220">
                <text:p>220</text:p>
              </table:table-cell>
              <table:table-cell office:value-type="float" office:value="124">
                <text:p>1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9019607875">
                <text:p>0.49019607875</text:p>
              </table:table-cell>
              <table:table-cell office:value-type="float" office:value="221">
                <text:p>221</text:p>
              </table:table-cell>
              <table:table-cell office:value-type="float" office:value="125">
                <text:p>1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9411764738">
                <text:p>0.49411764738</text:p>
              </table:table-cell>
              <table:table-cell office:value-type="float" office:value="221">
                <text:p>221</text:p>
              </table:table-cell>
              <table:table-cell office:value-type="float" office:value="126">
                <text:p>1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9803921601">
                <text:p>0.49803921601</text:p>
              </table:table-cell>
              <table:table-cell office:value-type="float" office:value="221">
                <text:p>221</text:p>
              </table:table-cell>
              <table:table-cell office:value-type="float" office:value="127">
                <text:p>1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196078464">
                <text:p>0.50196078464</text:p>
              </table:table-cell>
              <table:table-cell office:value-type="float" office:value="222">
                <text:p>222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0588235327">
                <text:p>0.50588235327</text:p>
              </table:table-cell>
              <table:table-cell office:value-type="float" office:value="222">
                <text:p>222</text:p>
              </table:table-cell>
              <table:table-cell office:value-type="float" office:value="129">
                <text:p>1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098039219">
                <text:p>0.5098039219</text:p>
              </table:table-cell>
              <table:table-cell office:value-type="float" office:value="222">
                <text:p>222</text:p>
              </table:table-cell>
              <table:table-cell office:value-type="float" office:value="130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1372549053">
                <text:p>0.51372549053</text:p>
              </table:table-cell>
              <table:table-cell office:value-type="float" office:value="223">
                <text:p>223</text:p>
              </table:table-cell>
              <table:table-cell office:value-type="float" office:value="131">
                <text:p>1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1764705916">
                <text:p>0.51764705916</text:p>
              </table:table-cell>
              <table:table-cell office:value-type="float" office:value="223">
                <text:p>223</text:p>
              </table:table-cell>
              <table:table-cell office:value-type="float" office:value="132">
                <text:p>1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2156862779">
                <text:p>0.52156862779</text:p>
              </table:table-cell>
              <table:table-cell office:value-type="float" office:value="223">
                <text:p>223</text:p>
              </table:table-cell>
              <table:table-cell office:value-type="float" office:value="133">
                <text:p>1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2549019642">
                <text:p>0.52549019642</text:p>
              </table:table-cell>
              <table:table-cell office:value-type="float" office:value="224">
                <text:p>224</text:p>
              </table:table-cell>
              <table:table-cell office:value-type="float" office:value="134">
                <text:p>1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2941176505">
                <text:p>0.52941176505</text:p>
              </table:table-cell>
              <table:table-cell office:value-type="float" office:value="224">
                <text:p>224</text:p>
              </table:table-cell>
              <table:table-cell office:value-type="float" office:value="135">
                <text:p>1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333333368">
                <text:p>0.53333333368</text:p>
              </table:table-cell>
              <table:table-cell office:value-type="float" office:value="224">
                <text:p>224</text:p>
              </table:table-cell>
              <table:table-cell office:value-type="float" office:value="136">
                <text:p>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3725490231">
                <text:p>0.53725490231</text:p>
              </table:table-cell>
              <table:table-cell office:value-type="float" office:value="225">
                <text:p>225</text:p>
              </table:table-cell>
              <table:table-cell office:value-type="float" office:value="137">
                <text:p>1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4117647094">
                <text:p>0.54117647094</text:p>
              </table:table-cell>
              <table:table-cell office:value-type="float" office:value="225">
                <text:p>225</text:p>
              </table:table-cell>
              <table:table-cell office:value-type="float" office:value="138">
                <text:p>1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4509803957">
                <text:p>0.54509803957</text:p>
              </table:table-cell>
              <table:table-cell office:value-type="float" office:value="225">
                <text:p>225</text:p>
              </table:table-cell>
              <table:table-cell office:value-type="float" office:value="139">
                <text:p>1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490196082">
                <text:p>0.5490196082</text:p>
              </table:table-cell>
              <table:table-cell office:value-type="float" office:value="226">
                <text:p>226</text:p>
              </table:table-cell>
              <table:table-cell office:value-type="float" office:value="140">
                <text:p>1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5294117683">
                <text:p>0.55294117683</text:p>
              </table:table-cell>
              <table:table-cell office:value-type="float" office:value="226">
                <text:p>226</text:p>
              </table:table-cell>
              <table:table-cell office:value-type="float" office:value="141">
                <text:p>1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5686274546">
                <text:p>0.55686274546</text:p>
              </table:table-cell>
              <table:table-cell office:value-type="float" office:value="226">
                <text:p>226</text:p>
              </table:table-cell>
              <table:table-cell office:value-type="float" office:value="142">
                <text:p>1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6078431409">
                <text:p>0.56078431409</text:p>
              </table:table-cell>
              <table:table-cell office:value-type="float" office:value="227">
                <text:p>227</text:p>
              </table:table-cell>
              <table:table-cell office:value-type="float" office:value="143">
                <text:p>1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6470588272">
                <text:p>0.56470588272</text:p>
              </table:table-cell>
              <table:table-cell office:value-type="float" office:value="227">
                <text:p>227</text:p>
              </table:table-cell>
              <table:table-cell office:value-type="float" office:value="144">
                <text:p>1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6862745135">
                <text:p>0.56862745135</text:p>
              </table:table-cell>
              <table:table-cell office:value-type="float" office:value="227">
                <text:p>227</text:p>
              </table:table-cell>
              <table:table-cell office:value-type="float" office:value="145">
                <text:p>1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7254901998">
                <text:p>0.57254901998</text:p>
              </table:table-cell>
              <table:table-cell office:value-type="float" office:value="228">
                <text:p>228</text:p>
              </table:table-cell>
              <table:table-cell office:value-type="float" office:value="146">
                <text:p>1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7647058861">
                <text:p>0.57647058861</text:p>
              </table:table-cell>
              <table:table-cell office:value-type="float" office:value="228">
                <text:p>228</text:p>
              </table:table-cell>
              <table:table-cell office:value-type="float" office:value="147">
                <text:p>1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8039215724">
                <text:p>0.58039215724</text:p>
              </table:table-cell>
              <table:table-cell office:value-type="float" office:value="228">
                <text:p>228</text:p>
              </table:table-cell>
              <table:table-cell office:value-type="float" office:value="148">
                <text:p>1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8431372587">
                <text:p>0.58431372587</text:p>
              </table:table-cell>
              <table:table-cell office:value-type="float" office:value="229">
                <text:p>229</text:p>
              </table:table-cell>
              <table:table-cell office:value-type="float" office:value="149">
                <text:p>1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882352945">
                <text:p>0.5882352945</text:p>
              </table:table-cell>
              <table:table-cell office:value-type="float" office:value="229">
                <text:p>229</text:p>
              </table:table-cell>
              <table:table-cell office:value-type="float" office:value="150">
                <text:p>1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9215686313">
                <text:p>0.59215686313</text:p>
              </table:table-cell>
              <table:table-cell office:value-type="float" office:value="229">
                <text:p>229</text:p>
              </table:table-cell>
              <table:table-cell office:value-type="float" office:value="151">
                <text:p>1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9607843176">
                <text:p>0.59607843176</text:p>
              </table:table-cell>
              <table:table-cell office:value-type="float" office:value="229">
                <text:p>229</text:p>
              </table:table-cell>
              <table:table-cell office:value-type="float" office:value="152">
                <text:p>1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0000000039">
                <text:p>0.60000000039</text:p>
              </table:table-cell>
              <table:table-cell office:value-type="float" office:value="230">
                <text:p>230</text:p>
              </table:table-cell>
              <table:table-cell office:value-type="float" office:value="153">
                <text:p>1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0392156902">
                <text:p>0.60392156902</text:p>
              </table:table-cell>
              <table:table-cell office:value-type="float" office:value="230">
                <text:p>230</text:p>
              </table:table-cell>
              <table:table-cell office:value-type="float" office:value="154">
                <text:p>1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0784313765">
                <text:p>0.60784313765</text:p>
              </table:table-cell>
              <table:table-cell office:value-type="float" office:value="230">
                <text:p>230</text:p>
              </table:table-cell>
              <table:table-cell office:value-type="float" office:value="155">
                <text:p>1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176470628">
                <text:p>0.61176470628</text:p>
              </table:table-cell>
              <table:table-cell office:value-type="float" office:value="231">
                <text:p>231</text:p>
              </table:table-cell>
              <table:table-cell office:value-type="float" office:value="156">
                <text:p>1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568627491">
                <text:p>0.61568627491</text:p>
              </table:table-cell>
              <table:table-cell office:value-type="float" office:value="231">
                <text:p>231</text:p>
              </table:table-cell>
              <table:table-cell office:value-type="float" office:value="157">
                <text:p>1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1960784354">
                <text:p>0.61960784354</text:p>
              </table:table-cell>
              <table:table-cell office:value-type="float" office:value="231">
                <text:p>231</text:p>
              </table:table-cell>
              <table:table-cell office:value-type="float" office:value="158">
                <text:p>1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2352941217">
                <text:p>0.62352941217</text:p>
              </table:table-cell>
              <table:table-cell office:value-type="float" office:value="232">
                <text:p>232</text:p>
              </table:table-cell>
              <table:table-cell office:value-type="float" office:value="159">
                <text:p>1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274509808">
                <text:p>0.6274509808</text:p>
              </table:table-cell>
              <table:table-cell office:value-type="float" office:value="232">
                <text:p>232</text:p>
              </table:table-cell>
              <table:table-cell office:value-type="float" office:value="160">
                <text:p>1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3137254943">
                <text:p>0.63137254943</text:p>
              </table:table-cell>
              <table:table-cell office:value-type="float" office:value="232">
                <text:p>232</text:p>
              </table:table-cell>
              <table:table-cell office:value-type="float" office:value="161">
                <text:p>1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3529411806">
                <text:p>0.63529411806</text:p>
              </table:table-cell>
              <table:table-cell office:value-type="float" office:value="232">
                <text:p>232</text:p>
              </table:table-cell>
              <table:table-cell office:value-type="float" office:value="162">
                <text:p>1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921568669">
                <text:p>0.63921568669</text:p>
              </table:table-cell>
              <table:table-cell office:value-type="float" office:value="233">
                <text:p>233</text:p>
              </table:table-cell>
              <table:table-cell office:value-type="float" office:value="163">
                <text:p>1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313725532">
                <text:p>0.64313725532</text:p>
              </table:table-cell>
              <table:table-cell office:value-type="float" office:value="233">
                <text:p>233</text:p>
              </table:table-cell>
              <table:table-cell office:value-type="float" office:value="164">
                <text:p>1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4705882395">
                <text:p>0.64705882395</text:p>
              </table:table-cell>
              <table:table-cell office:value-type="float" office:value="233">
                <text:p>233</text:p>
              </table:table-cell>
              <table:table-cell office:value-type="float" office:value="165">
                <text:p>1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5098039258">
                <text:p>0.65098039258</text:p>
              </table:table-cell>
              <table:table-cell office:value-type="float" office:value="234">
                <text:p>234</text:p>
              </table:table-cell>
              <table:table-cell office:value-type="float" office:value="166">
                <text:p>1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5490196121">
                <text:p>0.65490196121</text:p>
              </table:table-cell>
              <table:table-cell office:value-type="float" office:value="234">
                <text:p>234</text:p>
              </table:table-cell>
              <table:table-cell office:value-type="float" office:value="167">
                <text:p>1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5882352984">
                <text:p>0.65882352984</text:p>
              </table:table-cell>
              <table:table-cell office:value-type="float" office:value="234">
                <text:p>234</text:p>
              </table:table-cell>
              <table:table-cell office:value-type="float" office:value="168">
                <text:p>1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6274509847">
                <text:p>0.66274509847</text:p>
              </table:table-cell>
              <table:table-cell office:value-type="float" office:value="234">
                <text:p>234</text:p>
              </table:table-cell>
              <table:table-cell office:value-type="float" office:value="169">
                <text:p>1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666666671">
                <text:p>0.6666666671</text:p>
              </table:table-cell>
              <table:table-cell office:value-type="float" office:value="235">
                <text:p>235</text:p>
              </table:table-cell>
              <table:table-cell office:value-type="float" office:value="170">
                <text:p>1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7058823573">
                <text:p>0.67058823573</text:p>
              </table:table-cell>
              <table:table-cell office:value-type="float" office:value="235">
                <text:p>235</text:p>
              </table:table-cell>
              <table:table-cell office:value-type="float" office:value="171">
                <text:p>1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7450980436">
                <text:p>0.67450980436</text:p>
              </table:table-cell>
              <table:table-cell office:value-type="float" office:value="235">
                <text:p>235</text:p>
              </table:table-cell>
              <table:table-cell office:value-type="float" office:value="172">
                <text:p>1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7843137299">
                <text:p>0.67843137299</text:p>
              </table:table-cell>
              <table:table-cell office:value-type="float" office:value="235">
                <text:p>235</text:p>
              </table:table-cell>
              <table:table-cell office:value-type="float" office:value="173">
                <text:p>1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8235294162">
                <text:p>0.68235294162</text:p>
              </table:table-cell>
              <table:table-cell office:value-type="float" office:value="236">
                <text:p>236</text:p>
              </table:table-cell>
              <table:table-cell office:value-type="float" office:value="174">
                <text:p>1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8627451025">
                <text:p>0.68627451025</text:p>
              </table:table-cell>
              <table:table-cell office:value-type="float" office:value="236">
                <text:p>236</text:p>
              </table:table-cell>
              <table:table-cell office:value-type="float" office:value="175">
                <text:p>1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9019607888">
                <text:p>0.69019607888</text:p>
              </table:table-cell>
              <table:table-cell office:value-type="float" office:value="236">
                <text:p>236</text:p>
              </table:table-cell>
              <table:table-cell office:value-type="float" office:value="176">
                <text:p>1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9411764751">
                <text:p>0.69411764751</text:p>
              </table:table-cell>
              <table:table-cell office:value-type="float" office:value="237">
                <text:p>237</text:p>
              </table:table-cell>
              <table:table-cell office:value-type="float" office:value="177">
                <text:p>1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9803921614">
                <text:p>0.69803921614</text:p>
              </table:table-cell>
              <table:table-cell office:value-type="float" office:value="237">
                <text:p>237</text:p>
              </table:table-cell>
              <table:table-cell office:value-type="float" office:value="178">
                <text:p>1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0196078477">
                <text:p>0.70196078477</text:p>
              </table:table-cell>
              <table:table-cell office:value-type="float" office:value="237">
                <text:p>237</text:p>
              </table:table-cell>
              <table:table-cell office:value-type="float" office:value="179">
                <text:p>17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058823534">
                <text:p>0.7058823534</text:p>
              </table:table-cell>
              <table:table-cell office:value-type="float" office:value="237">
                <text:p>237</text:p>
              </table:table-cell>
              <table:table-cell office:value-type="float" office:value="180">
                <text:p>1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0980392203">
                <text:p>0.70980392203</text:p>
              </table:table-cell>
              <table:table-cell office:value-type="float" office:value="238">
                <text:p>238</text:p>
              </table:table-cell>
              <table:table-cell office:value-type="float" office:value="181">
                <text:p>1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372549066">
                <text:p>0.71372549066</text:p>
              </table:table-cell>
              <table:table-cell office:value-type="float" office:value="238">
                <text:p>238</text:p>
              </table:table-cell>
              <table:table-cell office:value-type="float" office:value="182">
                <text:p>1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1764705929">
                <text:p>0.71764705929</text:p>
              </table:table-cell>
              <table:table-cell office:value-type="float" office:value="238">
                <text:p>238</text:p>
              </table:table-cell>
              <table:table-cell office:value-type="float" office:value="183">
                <text:p>1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2156862792">
                <text:p>0.72156862792</text:p>
              </table:table-cell>
              <table:table-cell office:value-type="float" office:value="238">
                <text:p>238</text:p>
              </table:table-cell>
              <table:table-cell office:value-type="float" office:value="184">
                <text:p>18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2549019655">
                <text:p>0.72549019655</text:p>
              </table:table-cell>
              <table:table-cell office:value-type="float" office:value="239">
                <text:p>239</text:p>
              </table:table-cell>
              <table:table-cell office:value-type="float" office:value="185">
                <text:p>1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2941176518">
                <text:p>0.72941176518</text:p>
              </table:table-cell>
              <table:table-cell office:value-type="float" office:value="239">
                <text:p>239</text:p>
              </table:table-cell>
              <table:table-cell office:value-type="float" office:value="186">
                <text:p>1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3333333381">
                <text:p>0.73333333381</text:p>
              </table:table-cell>
              <table:table-cell office:value-type="float" office:value="239">
                <text:p>239</text:p>
              </table:table-cell>
              <table:table-cell office:value-type="float" office:value="187">
                <text:p>1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3725490244">
                <text:p>0.73725490244</text:p>
              </table:table-cell>
              <table:table-cell office:value-type="float" office:value="239">
                <text:p>239</text:p>
              </table:table-cell>
              <table:table-cell office:value-type="float" office:value="188">
                <text:p>1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4117647107">
                <text:p>0.74117647107</text:p>
              </table:table-cell>
              <table:table-cell office:value-type="float" office:value="240">
                <text:p>240</text:p>
              </table:table-cell>
              <table:table-cell office:value-type="float" office:value="189">
                <text:p>1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450980397">
                <text:p>0.7450980397</text:p>
              </table:table-cell>
              <table:table-cell office:value-type="float" office:value="240">
                <text:p>240</text:p>
              </table:table-cell>
              <table:table-cell office:value-type="float" office:value="190">
                <text:p>1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4901960833">
                <text:p>0.74901960833</text:p>
              </table:table-cell>
              <table:table-cell office:value-type="float" office:value="240">
                <text:p>240</text:p>
              </table:table-cell>
              <table:table-cell office:value-type="float" office:value="191">
                <text:p>1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5294117696">
                <text:p>0.75294117696</text:p>
              </table:table-cell>
              <table:table-cell office:value-type="float" office:value="240">
                <text:p>240</text:p>
              </table:table-cell>
              <table:table-cell office:value-type="float" office:value="192">
                <text:p>1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5686274559">
                <text:p>0.75686274559</text:p>
              </table:table-cell>
              <table:table-cell office:value-type="float" office:value="241">
                <text:p>241</text:p>
              </table:table-cell>
              <table:table-cell office:value-type="float" office:value="193">
                <text:p>1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6078431422">
                <text:p>0.76078431422</text:p>
              </table:table-cell>
              <table:table-cell office:value-type="float" office:value="241">
                <text:p>241</text:p>
              </table:table-cell>
              <table:table-cell office:value-type="float" office:value="194">
                <text:p>1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6470588285">
                <text:p>0.76470588285</text:p>
              </table:table-cell>
              <table:table-cell office:value-type="float" office:value="241">
                <text:p>241</text:p>
              </table:table-cell>
              <table:table-cell office:value-type="float" office:value="195">
                <text:p>1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6862745148">
                <text:p>0.76862745148</text:p>
              </table:table-cell>
              <table:table-cell office:value-type="float" office:value="241">
                <text:p>241</text:p>
              </table:table-cell>
              <table:table-cell office:value-type="float" office:value="196">
                <text:p>1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7254902011">
                <text:p>0.77254902011</text:p>
              </table:table-cell>
              <table:table-cell office:value-type="float" office:value="242">
                <text:p>242</text:p>
              </table:table-cell>
              <table:table-cell office:value-type="float" office:value="197">
                <text:p>1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7647058874">
                <text:p>0.77647058874</text:p>
              </table:table-cell>
              <table:table-cell office:value-type="float" office:value="242">
                <text:p>242</text:p>
              </table:table-cell>
              <table:table-cell office:value-type="float" office:value="198">
                <text:p>1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8039215737">
                <text:p>0.78039215737</text:p>
              </table:table-cell>
              <table:table-cell office:value-type="float" office:value="242">
                <text:p>242</text:p>
              </table:table-cell>
              <table:table-cell office:value-type="float" office:value="199">
                <text:p>1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84313726">
                <text:p>0.784313726</text:p>
              </table:table-cell>
              <table:table-cell office:value-type="float" office:value="242">
                <text:p>242</text:p>
              </table:table-cell>
              <table:table-cell office:value-type="float" office:value="200">
                <text:p>2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8823529463">
                <text:p>0.78823529463</text:p>
              </table:table-cell>
              <table:table-cell office:value-type="float" office:value="243">
                <text:p>243</text:p>
              </table:table-cell>
              <table:table-cell office:value-type="float" office:value="201">
                <text:p>2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9215686326">
                <text:p>0.79215686326</text:p>
              </table:table-cell>
              <table:table-cell office:value-type="float" office:value="243">
                <text:p>243</text:p>
              </table:table-cell>
              <table:table-cell office:value-type="float" office:value="202">
                <text:p>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9607843189">
                <text:p>0.79607843189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0000000052">
                <text:p>0.80000000052</text:p>
              </table:table-cell>
              <table:table-cell office:value-type="float" office:value="243">
                <text:p>243</text:p>
              </table:table-cell>
              <table:table-cell office:value-type="float" office:value="204">
                <text:p>2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0392156915">
                <text:p>0.80392156915</text:p>
              </table:table-cell>
              <table:table-cell office:value-type="float" office:value="244">
                <text:p>244</text:p>
              </table:table-cell>
              <table:table-cell office:value-type="float" office:value="205">
                <text:p>2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0784313778">
                <text:p>0.80784313778</text:p>
              </table:table-cell>
              <table:table-cell office:value-type="float" office:value="244">
                <text:p>244</text:p>
              </table:table-cell>
              <table:table-cell office:value-type="float" office:value="206">
                <text:p>2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1176470641">
                <text:p>0.81176470641</text:p>
              </table:table-cell>
              <table:table-cell office:value-type="float" office:value="244">
                <text:p>244</text:p>
              </table:table-cell>
              <table:table-cell office:value-type="float" office:value="207">
                <text:p>2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1568627504">
                <text:p>0.81568627504</text:p>
              </table:table-cell>
              <table:table-cell office:value-type="float" office:value="244">
                <text:p>244</text:p>
              </table:table-cell>
              <table:table-cell office:value-type="float" office:value="208">
                <text:p>2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1960784367">
                <text:p>0.81960784367</text:p>
              </table:table-cell>
              <table:table-cell office:value-type="float" office:value="245">
                <text:p>245</text:p>
              </table:table-cell>
              <table:table-cell office:value-type="float" office:value="209">
                <text:p>2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235294123">
                <text:p>0.8235294123</text:p>
              </table:table-cell>
              <table:table-cell office:value-type="float" office:value="245">
                <text:p>245</text:p>
              </table:table-cell>
              <table:table-cell office:value-type="float" office:value="210">
                <text:p>2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2745098093">
                <text:p>0.82745098093</text:p>
              </table:table-cell>
              <table:table-cell office:value-type="float" office:value="245">
                <text:p>245</text:p>
              </table:table-cell>
              <table:table-cell office:value-type="float" office:value="211">
                <text:p>21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3137254956">
                <text:p>0.83137254956</text:p>
              </table:table-cell>
              <table:table-cell office:value-type="float" office:value="245">
                <text:p>245</text:p>
              </table:table-cell>
              <table:table-cell office:value-type="float" office:value="212">
                <text:p>2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3529411819">
                <text:p>0.83529411819</text:p>
              </table:table-cell>
              <table:table-cell office:value-type="float" office:value="245">
                <text:p>245</text:p>
              </table:table-cell>
              <table:table-cell office:value-type="float" office:value="213">
                <text:p>2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3921568682">
                <text:p>0.83921568682</text:p>
              </table:table-cell>
              <table:table-cell office:value-type="float" office:value="246">
                <text:p>246</text:p>
              </table:table-cell>
              <table:table-cell office:value-type="float" office:value="214">
                <text:p>21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4313725545">
                <text:p>0.84313725545</text:p>
              </table:table-cell>
              <table:table-cell office:value-type="float" office:value="246">
                <text:p>246</text:p>
              </table:table-cell>
              <table:table-cell office:value-type="float" office:value="215">
                <text:p>2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4705882408">
                <text:p>0.84705882408</text:p>
              </table:table-cell>
              <table:table-cell office:value-type="float" office:value="246">
                <text:p>246</text:p>
              </table:table-cell>
              <table:table-cell office:value-type="float" office:value="216">
                <text:p>21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5098039271">
                <text:p>0.85098039271</text:p>
              </table:table-cell>
              <table:table-cell office:value-type="float" office:value="246">
                <text:p>246</text:p>
              </table:table-cell>
              <table:table-cell office:value-type="float" office:value="217">
                <text:p>21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5490196134">
                <text:p>0.85490196134</text:p>
              </table:table-cell>
              <table:table-cell office:value-type="float" office:value="247">
                <text:p>247</text:p>
              </table:table-cell>
              <table:table-cell office:value-type="float" office:value="218">
                <text:p>2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5882352997">
                <text:p>0.85882352997</text:p>
              </table:table-cell>
              <table:table-cell office:value-type="float" office:value="247">
                <text:p>247</text:p>
              </table:table-cell>
              <table:table-cell office:value-type="float" office:value="219">
                <text:p>21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627450986">
                <text:p>0.8627450986</text:p>
              </table:table-cell>
              <table:table-cell office:value-type="float" office:value="247">
                <text:p>247</text:p>
              </table:table-cell>
              <table:table-cell office:value-type="float" office:value="220">
                <text:p>2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6666666723">
                <text:p>0.86666666723</text:p>
              </table:table-cell>
              <table:table-cell office:value-type="float" office:value="247">
                <text:p>247</text:p>
              </table:table-cell>
              <table:table-cell office:value-type="float" office:value="221">
                <text:p>22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7058823586">
                <text:p>0.87058823586</text:p>
              </table:table-cell>
              <table:table-cell office:value-type="float" office:value="248">
                <text:p>248</text:p>
              </table:table-cell>
              <table:table-cell office:value-type="float" office:value="222">
                <text:p>2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7450980449">
                <text:p>0.87450980449</text:p>
              </table:table-cell>
              <table:table-cell office:value-type="float" office:value="248">
                <text:p>248</text:p>
              </table:table-cell>
              <table:table-cell office:value-type="float" office:value="223">
                <text:p>2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7843137312">
                <text:p>0.87843137312</text:p>
              </table:table-cell>
              <table:table-cell office:value-type="float" office:value="248">
                <text:p>248</text:p>
              </table:table-cell>
              <table:table-cell office:value-type="float" office:value="224">
                <text:p>2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8235294175">
                <text:p>0.88235294175</text:p>
              </table:table-cell>
              <table:table-cell office:value-type="float" office:value="248">
                <text:p>248</text:p>
              </table:table-cell>
              <table:table-cell office:value-type="float" office:value="225">
                <text:p>22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8627451038">
                <text:p>0.88627451038</text:p>
              </table:table-cell>
              <table:table-cell office:value-type="float" office:value="248">
                <text:p>248</text:p>
              </table:table-cell>
              <table:table-cell office:value-type="float" office:value="226">
                <text:p>22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9019607901">
                <text:p>0.89019607901</text:p>
              </table:table-cell>
              <table:table-cell office:value-type="float" office:value="249">
                <text:p>249</text:p>
              </table:table-cell>
              <table:table-cell office:value-type="float" office:value="227">
                <text:p>22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9411764764">
                <text:p>0.89411764764</text:p>
              </table:table-cell>
              <table:table-cell office:value-type="float" office:value="249">
                <text:p>249</text:p>
              </table:table-cell>
              <table:table-cell office:value-type="float" office:value="228">
                <text:p>22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9803921627">
                <text:p>0.89803921627</text:p>
              </table:table-cell>
              <table:table-cell office:value-type="float" office:value="249">
                <text:p>249</text:p>
              </table:table-cell>
              <table:table-cell office:value-type="float" office:value="229">
                <text:p>22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019607849">
                <text:p>0.9019607849</text:p>
              </table:table-cell>
              <table:table-cell office:value-type="float" office:value="249">
                <text:p>249</text:p>
              </table:table-cell>
              <table:table-cell office:value-type="float" office:value="230">
                <text:p>2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0588235353">
                <text:p>0.90588235353</text:p>
              </table:table-cell>
              <table:table-cell office:value-type="float" office:value="250">
                <text:p>250</text:p>
              </table:table-cell>
              <table:table-cell office:value-type="float" office:value="231">
                <text:p>2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0980392216">
                <text:p>0.90980392216</text:p>
              </table:table-cell>
              <table:table-cell office:value-type="float" office:value="250">
                <text:p>250</text:p>
              </table:table-cell>
              <table:table-cell office:value-type="float" office:value="232">
                <text:p>23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1372549079">
                <text:p>0.91372549079</text:p>
              </table:table-cell>
              <table:table-cell office:value-type="float" office:value="250">
                <text:p>250</text:p>
              </table:table-cell>
              <table:table-cell office:value-type="float" office:value="233">
                <text:p>23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1764705942">
                <text:p>0.91764705942</text:p>
              </table:table-cell>
              <table:table-cell office:value-type="float" office:value="250">
                <text:p>250</text:p>
              </table:table-cell>
              <table:table-cell office:value-type="float" office:value="234">
                <text:p>2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2156862805">
                <text:p>0.92156862805</text:p>
              </table:table-cell>
              <table:table-cell office:value-type="float" office:value="250">
                <text:p>250</text:p>
              </table:table-cell>
              <table:table-cell office:value-type="float" office:value="235">
                <text:p>23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2549019668">
                <text:p>0.92549019668</text:p>
              </table:table-cell>
              <table:table-cell office:value-type="float" office:value="251">
                <text:p>251</text:p>
              </table:table-cell>
              <table:table-cell office:value-type="float" office:value="236">
                <text:p>23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2941176531">
                <text:p>0.92941176531</text:p>
              </table:table-cell>
              <table:table-cell office:value-type="float" office:value="251">
                <text:p>251</text:p>
              </table:table-cell>
              <table:table-cell office:value-type="float" office:value="237">
                <text:p>23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3333333394">
                <text:p>0.93333333394</text:p>
              </table:table-cell>
              <table:table-cell office:value-type="float" office:value="251">
                <text:p>251</text:p>
              </table:table-cell>
              <table:table-cell office:value-type="float" office:value="238">
                <text:p>23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3725490257">
                <text:p>0.93725490257</text:p>
              </table:table-cell>
              <table:table-cell office:value-type="float" office:value="251">
                <text:p>251</text:p>
              </table:table-cell>
              <table:table-cell office:value-type="float" office:value="239">
                <text:p>23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411764712">
                <text:p>0.9411764712</text:p>
              </table:table-cell>
              <table:table-cell office:value-type="float" office:value="251">
                <text:p>251</text:p>
              </table:table-cell>
              <table:table-cell office:value-type="float" office:value="240">
                <text:p>2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4509803983">
                <text:p>0.94509803983</text:p>
              </table:table-cell>
              <table:table-cell office:value-type="float" office:value="252">
                <text:p>252</text:p>
              </table:table-cell>
              <table:table-cell office:value-type="float" office:value="241">
                <text:p>24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4901960846">
                <text:p>0.94901960846</text:p>
              </table:table-cell>
              <table:table-cell office:value-type="float" office:value="252">
                <text:p>252</text:p>
              </table:table-cell>
              <table:table-cell office:value-type="float" office:value="242">
                <text:p>24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5294117709">
                <text:p>0.95294117709</text:p>
              </table:table-cell>
              <table:table-cell office:value-type="float" office:value="252">
                <text:p>252</text:p>
              </table:table-cell>
              <table:table-cell office:value-type="float" office:value="243">
                <text:p>24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5686274572">
                <text:p>0.95686274572</text:p>
              </table:table-cell>
              <table:table-cell office:value-type="float" office:value="252">
                <text:p>252</text:p>
              </table:table-cell>
              <table:table-cell office:value-type="float" office:value="244">
                <text:p>24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6078431435">
                <text:p>0.96078431435</text:p>
              </table:table-cell>
              <table:table-cell office:value-type="float" office:value="252">
                <text:p>252</text:p>
              </table:table-cell>
              <table:table-cell office:value-type="float" office:value="245">
                <text:p>24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6470588298">
                <text:p>0.96470588298</text:p>
              </table:table-cell>
              <table:table-cell office:value-type="float" office:value="253">
                <text:p>253</text:p>
              </table:table-cell>
              <table:table-cell office:value-type="float" office:value="246">
                <text:p>24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6862745161">
                <text:p>0.96862745161</text:p>
              </table:table-cell>
              <table:table-cell office:value-type="float" office:value="253">
                <text:p>253</text:p>
              </table:table-cell>
              <table:table-cell office:value-type="float" office:value="247">
                <text:p>24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7254902024">
                <text:p>0.97254902024</text:p>
              </table:table-cell>
              <table:table-cell office:value-type="float" office:value="253">
                <text:p>253</text:p>
              </table:table-cell>
              <table:table-cell office:value-type="float" office:value="248">
                <text:p>24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7647058887">
                <text:p>0.97647058887</text:p>
              </table:table-cell>
              <table:table-cell office:value-type="float" office:value="253">
                <text:p>253</text:p>
              </table:table-cell>
              <table:table-cell office:value-type="float" office:value="249">
                <text:p>24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803921575">
                <text:p>0.9803921575</text:p>
              </table:table-cell>
              <table:table-cell office:value-type="float" office:value="253">
                <text:p>253</text:p>
              </table:table-cell>
              <table:table-cell office:value-type="float" office:value="250">
                <text:p>2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8431372613">
                <text:p>0.98431372613</text:p>
              </table:table-cell>
              <table:table-cell office:value-type="float" office:value="254">
                <text:p>254</text:p>
              </table:table-cell>
              <table:table-cell office:value-type="float" office:value="251">
                <text:p>25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8823529476">
                <text:p>0.98823529476</text:p>
              </table:table-cell>
              <table:table-cell office:value-type="float" office:value="254">
                <text:p>254</text:p>
              </table:table-cell>
              <table:table-cell office:value-type="float" office:value="252">
                <text:p>25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9215686339">
                <text:p>0.99215686339</text:p>
              </table:table-cell>
              <table:table-cell office:value-type="float" office:value="254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607843202">
                <text:p>0.99607843202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0000000065">
                <text:p>1.0000000006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